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tiff" manifest:full-path="Pictures/1000000000000107000000184CB33E39.t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 2" svg:font-family="'Wingdings 2'" style:font-family-generic="roman" style:font-pitch="variable" style:font-charset="x-symbol"/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24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3.08cm"/>
    </style:style>
    <style:style style:name="co4" style:family="table-column">
      <style:table-column-properties fo:break-before="auto" style:column-width="1.512cm"/>
    </style:style>
    <style:style style:name="co5" style:family="table-column">
      <style:table-column-properties fo:break-before="auto" style:column-width="5.516cm"/>
    </style:style>
    <style:style style:name="co6" style:family="table-column">
      <style:table-column-properties fo:break-before="auto" style:column-width="3.247cm"/>
    </style:style>
    <style:style style:name="co7" style:family="table-column">
      <style:table-column-properties fo:break-before="auto" style:column-width="1.7cm"/>
    </style:style>
    <style:style style:name="co8" style:family="table-column">
      <style:table-column-properties fo:break-before="auto" style:column-width="3.36cm"/>
    </style:style>
    <style:style style:name="co9" style:family="table-column">
      <style:table-column-properties fo:break-before="auto" style:column-width="4.059cm"/>
    </style:style>
    <style:style style:name="co10" style:family="table-column">
      <style:table-column-properties fo:break-before="auto" style:column-width="4.761cm"/>
    </style:style>
    <style:style style:name="co11" style:family="table-column">
      <style:table-column-properties fo:break-before="auto" style:column-width="3.5cm"/>
    </style:style>
    <style:style style:name="co12" style:family="table-column">
      <style:table-column-properties fo:break-before="auto" style:column-width="3.108cm"/>
    </style:style>
    <style:style style:name="co13" style:family="table-column">
      <style:table-column-properties fo:break-before="auto" style:column-width="9.576cm"/>
    </style:style>
    <style:style style:name="co14" style:family="table-column">
      <style:table-column-properties fo:break-before="auto" style:column-width="9.267cm"/>
    </style:style>
    <style:style style:name="co15" style:family="table-column">
      <style:table-column-properties fo:break-before="auto" style:column-width="6.496cm"/>
    </style:style>
    <style:style style:name="co16" style:family="table-column">
      <style:table-column-properties fo:break-before="auto" style:column-width="2.155cm"/>
    </style:style>
    <style:style style:name="co17" style:family="table-column">
      <style:table-column-properties fo:break-before="auto" style:column-width="4.6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926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13.309cm" fo:break-before="auto" style:use-optimal-row-height="false"/>
    </style:style>
    <style:style style:name="ro13" style:family="table-row">
      <style:table-row-properties style:row-height="8.897cm" fo:break-before="auto" style:use-optimal-row-height="true"/>
    </style:style>
    <style:style style:name="ta1" style:family="table" style:master-page-name="PageStyle_5f_Incident">
      <style:table-properties table:display="true" style:writing-mode="lr-tb"/>
    </style:style>
    <style:style style:name="ta2" style:family="table" style:master-page-name="PageStyle_5f_MAC">
      <style:table-properties table:display="true" style:writing-mode="lr-tb"/>
    </style:style>
    <style:style style:name="ta3" style:family="table" style:master-page-name="PageStyle_5f_Damovo_20_Side_20_ID_20_-_20_Mnemoric_20_Code">
      <style:table-properties table:display="true" style:writing-mode="lr-tb"/>
    </style:style>
    <number:number-style style:name="N8001" number:language="de" number:country="DE">
      <number:number number:decimal-places="0" number:min-integer-digits="1"/>
    </number:number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8100" number:language="de" number:country="DE">
      <number:text-content/>
    </number:text-style>
    <style:style style:name="ce1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fo:background-color="#ffff99" style:cell-protect="none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fo:background-color="#ffff99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Excel_20_Built-in_20_Normal">
      <style:table-cell-properties fo:border-bottom="none" style:cell-protect="none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fo:border-left="0.088cm solid #000000" fo:border-right="none" style:rotation-align="none" fo:border-top="none"/>
    </style:style>
    <style:style style:name="ce8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Excel_20_Built-in_20_Normal">
      <style:table-cell-properties fo:border-bottom="0.088cm solid #000000" fo:background-color="#ffffff" style:cell-protect="none" style:print-content="true" style:diagonal-bl-tr="none" style:diagonal-tl-br="none" fo:border-left="0.088cm solid #000000" fo:border-right="none" style:rotation-align="none" fo:border-top="none"/>
    </style:style>
    <style:style style:name="ce10" style:family="table-cell" style:parent-style-name="Excel_20_Built-in_20_Normal">
      <style:table-cell-properties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none" style:cell-protect="none" style:print-content="true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cell-protect="none" style:print-content="true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4" style:family="table-cell" style:parent-style-name="Excel_20_Built-in_20_Normal">
      <style:table-cell-properties fo:border-bottom="none" fo:background-color="#ffffff" style:diagonal-bl-tr="none" style:diagonal-tl-br="none" fo:border-left="none" fo:border-right="none" style:rotation-align="none" fo:border-top="0.088cm solid #000000"/>
    </style:style>
    <style:style style:name="ce15" style:family="table-cell" style:parent-style-name="Excel_20_Built-in_20_Normal">
      <style:table-cell-properties fo:border-bottom="0.088cm solid #000000" fo:background-color="#ffffff" style:diagonal-bl-tr="none" style:diagonal-tl-br="none" fo:border-left="0.088cm solid #000000" fo:border-right="none" style:rotation-align="none" fo:border-top="none"/>
    </style:style>
    <style:style style:name="ce16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8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0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23" style:family="table-cell" style:parent-style-name="Excel_20_Built-in_20_Normal">
      <style:table-cell-properties fo:border-bottom="0.035cm solid #000000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25" style:family="table-cell" style:parent-style-name="Excel_20_Built-in_20_Normal" style:data-style-name="N8000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</style:style>
    <style:style style:name="ce26" style:family="table-cell" style:parent-style-name="Excel_20_Built-in_20_Normal" style:data-style-name="N8000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</style:style>
    <style:style style:name="ce27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28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fo:border-left="0.088cm solid #000000" fo:border-right="none" style:rotation-align="none" fo:border-top="none"/>
    </style:style>
    <style:style style:name="ce29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ackground-color="#ffffff" style:cell-protect="none" style:print-content="true" style:diagonal-bl-tr="none" style:diagonal-tl-b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3" style:family="table-cell" style:parent-style-name="Excel_20_Built-in_20_Normal">
      <style:table-cell-properties fo:background-color="#ffff99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4" style:family="table-cell" style:parent-style-name="Excel_20_Built-in_20_Normal">
      <style:table-cell-properties fo:border-bottom="0.035cm solid #000000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Excel_20_Built-in_20_Normal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36" style:family="table-cell" style:parent-style-name="Excel_20_Built-in_20_Normal">
      <style:table-cell-properties fo:background-color="#ffffff" style:cell-protect="none" style:print-content="true" style:diagonal-bl-tr="none" style:diagonal-tl-br="none" style:rotation-align="none"/>
    </style:style>
    <style:style style:name="ce37" style:family="table-cell" style:parent-style-name="Excel_20_Built-in_20_Hyperlink" style:data-style-name="N8000">
      <style:table-cell-properties fo:background-color="#ffffff"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6e273d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Excel_20_Built-in_20_Normal">
      <style:table-cell-properties fo:border-bottom="0.088cm solid #000000" fo:background-color="#ffffff" style:cell-protect="none" style:print-content="true" style:diagonal-bl-tr="none" style:diagonal-tl-br="none" fo:border-left="none" fo:border-right="none" style:rotation-align="none" fo:border-top="none"/>
    </style:style>
    <style:style style:name="ce40" style:family="table-cell" style:parent-style-name="Excel_20_Built-in_20_Normal">
      <style:table-cell-properties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Excel_20_Built-in_20_Normal">
      <style:table-cell-properties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42" style:family="table-cell" style:parent-style-name="Excel_20_Built-in_20_Normal">
      <style:table-cell-properties fo:background-color="#ffff00" style:cell-protect="none" style:print-content="true"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43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4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45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46" style:family="table-cell" style:parent-style-name="Excel_20_Built-in_20_Normal">
      <style:table-cell-properties fo:border-bottom="0.088cm solid #000000" fo:background-color="#ffffff" style:diagonal-bl-tr="none" style:diagonal-tl-br="none" fo:border-left="none" fo:border-right="none" style:rotation-align="none" fo:border-top="none"/>
    </style:style>
    <style:style style:name="ce47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fo:border-left="none" fo:border-right="none" style:rotation-align="none" fo:border-top="0.088cm solid #000000"/>
    </style:style>
    <style:style style:name="ce48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49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50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5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52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53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Excel_20_Built-in_20_Normal" style:data-style-name="N8000">
      <style:table-cell-properties fo:background-color="#ffffff" style:cell-protect="none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</style:style>
    <style:style style:name="ce55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56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fo:border-left="none" fo:border-right="none" style:rotation-align="none" fo:border-top="none"/>
    </style:style>
    <style:style style:name="ce57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59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6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62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64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65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none"/>
    </style:style>
    <style:style style:name="ce6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68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69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Excel_20_Built-in_20_Normal">
      <style:table-cell-properties fo:border-bottom="0.088cm solid #000000" fo:background-color="#ffffff" style:cell-protect="none" style:print-content="true" style:diagonal-bl-tr="none" style:diagonal-tl-br="none" fo:border-left="none" fo:border-right="none" style:rotation-align="none" fo:border-top="0.088cm solid #000000"/>
    </style:style>
    <style:style style:name="ce71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Excel_20_Built-in_20_Normal">
      <style:table-cell-properties fo:border-bottom="0.088cm solid #000000" fo:background-color="#ffffff" style:cell-protect="none" style:print-content="true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Excel_20_Built-in_20_Normal">
      <style:table-cell-properties fo:border-bottom="0.035cm solid #000000" style:cell-protect="none" style:print-content="true" style:diagonal-bl-tr="none" style:diagonal-tl-br="none" fo:background-color="transparent" fo:border-left="0.088cm solid #000000" fo:border-right="none" style:rotation-align="none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Excel_20_Built-in_20_Normal">
      <style:table-cell-properties fo:border-bottom="0.105cm double #000000" style:border-line-width-bottom="0.035cm 0.035cm 0.035cm" style:cell-protect="none" style:print-content="true" style:diagonal-bl-tr="none" style:diagonal-tl-br="none" fo:background-color="transparent" fo:border-left="0.088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Excel_20_Built-in_20_Normal">
      <style:table-cell-properties fo:border-bottom="0.035cm solid #000000" style:cell-protect="none" style:print-content="true" style:diagonal-bl-tr="none" style:diagonal-tl-br="none" fo:background-color="transparent" fo:border-left="0.088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79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80" style:family="table-cell" style:parent-style-name="Excel_20_Built-in_20_Normal">
      <style:table-cell-properties fo:border-bottom="0.088cm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81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Excel_20_Built-in_20_Normal" style:data-style-name="N8001">
      <style:table-cell-properties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83" style:family="table-cell" style:parent-style-name="Excel_20_Built-in_20_Normal">
      <style:table-cell-properties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84" style:family="table-cell" style:parent-style-name="Excel_20_Built-in_20_Normal" style:data-style-name="N8100">
      <style:table-cell-properties fo:border-bottom="0.105cm double #000000" style:border-line-width-bottom="0.035cm 0.035cm 0.035cm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8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87" style:family="table-cell" style:parent-style-name="Excel_20_Built-in_20_Normal">
      <style:table-cell-properties fo:border-bottom="0.088cm solid #0000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88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fo:border-left="none" fo:border-right="0.088cm solid #000000" style:rotation-align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1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Excel_20_Built-in_20_Normal">
      <style:table-cell-properties fo:border-bottom="0.035cm solid #000000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3" style:family="table-cell" style:parent-style-name="Excel_20_Built-in_20_Normal">
      <style:table-cell-properties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94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fo:border-left="none" fo:border-right="0.088cm solid #000000" style:rotation-align="none" fo:border-top="none"/>
    </style:style>
    <style:style style:name="ce95" style:family="table-cell" style:parent-style-name="Excel_20_Built-in_20_Normal" style:data-style-name="N8001">
      <style:table-cell-properties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96" style:family="table-cell" style:parent-style-name="Excel_20_Built-in_20_Normal">
      <style:table-cell-properties fo:border-bottom="0.088cm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97" style:family="table-cell" style:parent-style-name="Excel_20_Built-in_20_Normal">
      <style:table-cell-properties fo:border-bottom="0.088cm solid #000000" fo:background-color="#ffffff" style:cell-protect="none" style:print-content="true" style:diagonal-bl-tr="none" style:diagonal-tl-br="none" fo:border-left="none" fo:border-right="0.088cm solid #000000" style:rotation-align="none" fo:border-top="none"/>
    </style:style>
    <style:style style:name="ce98" style:family="table-cell" style:parent-style-name="Excel_20_Built-in_20_Normal">
      <style:table-cell-properties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Normal" style:data-style-name="N8100">
      <style:table-cell-properties fo:border-bottom="0.105cm double #000000" style:border-line-width-bottom="0.035cm 0.035cm 0.035cm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0" style:family="table-cell" style:parent-style-name="Excel_20_Built-in_20_Normal">
      <style:table-cell-properties fo:border-bottom="none" fo:background-color="#ffffff" style:diagonal-bl-tr="none" style:diagonal-tl-br="none" fo:border-left="none" fo:border-right="0.088cm solid #000000" style:rotation-align="none" fo:border-top="0.088cm solid #000000"/>
    </style:style>
    <style:style style:name="ce101" style:family="table-cell" style:parent-style-name="Excel_20_Built-in_20_Normal">
      <style:table-cell-properties fo:border-bottom="0.088cm solid #000000" fo:background-color="#ffffff" style:diagonal-bl-tr="none" style:diagonal-tl-br="none" fo:border-left="none" fo:border-right="0.088cm solid #000000" style:rotation-align="none" fo:border-top="none"/>
    </style:style>
    <style:style style:name="ce102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fo:border-left="none" fo:border-right="0.088cm solid #000000" style:rotation-align="none" fo:border-top="0.088cm solid #000000"/>
    </style:style>
    <style:style style:name="ce103" style:family="table-cell" style:parent-style-name="Excel_20_Built-in_20_Normal">
      <style:table-cell-properties fo:border-bottom="0.035cm solid #000000" style:diagonal-bl-tr="none" style:diagonal-tl-br="none" fo:border-left="none" fo:border-right="0.088cm solid #000000" style:rotation-align="none" fo:border-top="none"/>
    </style:style>
    <style:style style:name="ce10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105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106" style:family="table-cell" style:parent-style-name="Excel_20_Built-in_20_Normal" style:data-style-name="N8000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</style:style>
    <style:style style:name="ce107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08" style:family="table-cell" style:parent-style-name="Excel_20_Built-in_20_Normal">
      <style:table-cell-properties style:cell-protect="protected formula-hidden" style:print-content="true" style:diagonal-bl-tr="none" style:diagonal-tl-br="none" style:rotation-align="non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Excel_20_Built-in_20_Normal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0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fo:border-left="0.088cm solid #000000" fo:border-right="none" style:rotation-align="none" fo:border-top="0.088cm solid #000000"/>
    </style:style>
    <style:style style:name="ce112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3" style:family="table-cell" style:parent-style-name="Excel_20_Built-in_20_Normal">
      <style:table-cell-properties fo:border-bottom="0.035cm solid #000000" fo:background-color="#ffff99" style:cell-protect="none" style:print-content="true" style:diagonal-bl-tr="none" style:diagonal-tl-br="none" fo:border-left="0.088cm solid #000000" fo:border-right="none" style:rotation-align="none" fo:border-top="none"/>
    </style:style>
    <style:style style:name="ce114" style:family="table-cell" style:parent-style-name="Excel_20_Built-in_20_Normal">
      <style:table-cell-properties fo:border-bottom="none" style:cell-protect="none" style:print-content="true" style:diagonal-bl-tr="none" style:diagonal-tl-br="none" style:text-align-source="value-type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Excel_20_Built-in_20_Normal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116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117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Wingdings 2" fo:font-size="12pt" fo:font-style="normal" fo:text-shadow="none" style:text-underline-style="none" fo:font-weight="normal" style:font-name-asian="Wingdings 2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Excel_20_Built-in_20_Normal">
      <style:table-cell-properties fo:border-bottom="none" style:cell-protect="none" style:print-content="true" style:diagonal-bl-tr="none" style:diagonal-tl-br="none" fo:border-left="0.088cm solid #000000" fo:border-right="none" style:rotation-align="none" fo:border-top="none"/>
    </style:style>
    <style:style style:name="ce120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none"/>
    </style:style>
    <style:style style:name="ce121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Excel_20_Built-in_20_Normal" style:data-style-name="N8036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Excel_20_Built-in_20_Normal" style:data-style-name="N8036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Normal">
      <style:table-cell-properties fo:border-bottom="none" fo:background-color="#ffffff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Excel_20_Built-in_20_Normal" style:data-style-name="N8100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Excel_20_Built-in_20_Normal" style:data-style-name="N8100">
      <style:table-cell-properties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9" style:family="table-cell" style:parent-style-name="Excel_20_Built-in_20_Normal">
      <style:table-cell-properties fo:background-color="#ffff99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Wingdings 2" fo:font-size="14pt" fo:font-style="normal" fo:text-shadow="none" style:text-underline-style="none" fo:font-weight="normal" style:font-name-asian="Wingdings 2" style:font-size-asian="14pt" style:font-style-asian="normal" style:font-weight-asian="normal" style:font-size-complex="14pt" style:font-style-complex="normal" style:font-weight-complex="normal"/>
    </style:style>
    <style:style style:name="ce130" style:family="table-cell" style:parent-style-name="Excel_20_Built-in_20_Normal">
      <style:table-cell-properties fo:border-bottom="0.035cm solid #000000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Wingdings 2" fo:font-size="12pt" fo:font-style="normal" fo:text-shadow="none" style:text-underline-style="none" fo:font-weight="normal" style:font-name-asian="Wingdings 2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Excel_20_Built-in_20_Normal">
      <style:table-cell-properties style:cell-protect="none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32" style:family="table-cell" style:parent-style-name="Excel_20_Built-in_20_Normal">
      <style:table-cell-properties fo:background-color="#ffff00" style:diagonal-bl-tr="none" style:diagonal-tl-br="none" fo:border="0.088cm solid #000000" style:rotation-align="none"/>
    </style:style>
    <style:style style:name="ce133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134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Excel_20_Built-in_20_Normal" style:data-style-name="N8036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Excel_20_Built-in_20_Normal" style:data-style-name="N8036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Excel_20_Built-in_20_Normal">
      <style:table-cell-properties fo:background-color="#ffffff" style:diagonal-bl-tr="none" style:diagonal-tl-b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Excel_20_Built-in_20_Normal" style:data-style-name="N8100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Excel_20_Built-in_20_Normal" style:data-style-name="N8100">
      <style:table-cell-properties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Excel_20_Built-in_20_Normal">
      <style:table-cell-properties fo:background-color="#ffff99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Wingdings 2" fo:font-size="12pt" fo:font-style="normal" fo:text-shadow="none" style:text-underline-style="none" fo:font-weight="normal" style:font-name-asian="Wingdings 2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Excel_20_Built-in_20_Normal">
      <style:table-cell-properties fo:border-bottom="0.035cm solid #000000" style:diagonal-bl-tr="none" style:diagonal-tl-br="none" fo:border-left="none" fo:border-right="0.088cm solid #000000" style:rotation-align="none" fo:border-top="0.035cm solid #000000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44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145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146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147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49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150" style:family="table-cell" style:parent-style-name="Excel_20_Built-in_20_Normal">
      <style:table-cell-properties fo:background-color="#ffff99" style:cell-protect="none" style:print-content="true" style:diagonal-bl-tr="none" style:diagonal-tl-br="none"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1" style:family="table-cell" style:parent-style-name="Excel_20_Built-in_20_Normal">
      <style:table-cell-properties fo:border-bottom="0.035cm solid #000000" fo:background-color="#ffff99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52" style:family="table-cell" style:parent-style-name="Excel_20_Built-in_20_Normal">
      <style:table-cell-properties fo:background-color="#ffff99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3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54" style:family="table-cell" style:parent-style-name="Excel_20_Built-in_20_Normal">
      <style:table-cell-properties fo:border-bottom="0.035cm solid #000000" fo:background-color="#ffffff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55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Excel_20_Built-in_20_Normal" style:data-style-name="N8001">
      <style:table-cell-properties fo:border-bottom="0.088cm solid #000000" style:cell-protect="none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fo:border-left="none" fo:border-right="0.088cm solid #000000" style:rotation-align="none" fo:border-top="0.088cm solid #000000"/>
    </style:style>
    <style:style style:name="ce159" style:family="table-cell" style:parent-style-name="Excel_20_Built-in_20_Normal">
      <style:table-cell-properties fo:border-bottom="none" fo:background-color="#ffff99" style:cell-protect="none" style:print-content="true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0" style:family="table-cell" style:parent-style-name="Excel_20_Built-in_20_Normal">
      <style:table-cell-properties fo:border-bottom="0.035cm solid #000000" fo:background-color="#ffff99" style:cell-protect="none" style:print-content="true" style:diagonal-bl-tr="none" style:diagonal-tl-br="none" fo:border-left="none" fo:border-right="0.088cm solid #000000" style:rotation-align="none" fo:border-top="none"/>
    </style:style>
    <style:style style:name="ce161" style:family="table-cell" style:parent-style-name="Excel_20_Built-in_20_Normal">
      <style:table-cell-properties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62" style:family="table-cell" style:parent-style-name="Excel_20_Built-in_20_Normal" style:data-style-name="N8036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Excel_20_Built-in_20_Normal" style:data-style-name="N8036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Excel_20_Built-in_20_Normal">
      <style:table-cell-properties fo:border-bottom="none" fo:background-color="#ffffff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Excel_20_Built-in_20_Normal" style:data-style-name="N8100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Excel_20_Built-in_20_Normal" style:data-style-name="N8100">
      <style:table-cell-properties fo:border-bottom="0.088cm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68" style:family="table-cell" style:parent-style-name="Excel_20_Built-in_20_Normal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Excel_20_Built-in_20_Normal">
      <style:table-cell-properties fo:background-color="#ffff00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solid" draw:fill-color="#ffffff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Wingdings 2" fo:font-size="14pt" fo:font-style="normal" fo:text-shadow="none" style:text-underline-style="none" fo:font-weight="bold" style:font-name-asian="Wingdings 2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Arial" fo:font-size="12pt" fo:font-style="normal" fo:text-shadow="none" style:text-underline-style="none" fo:font-weight="normal" style:font-name-asian="Wingdings 2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Mnemoric)" table:allow-empty-cell="true" table:display-list="unsorted" table:base-cell-address="Incident.B16">
          <table:help-message table:display="true">
            <text:p>Please chose UPS Mnemonic Site ID from the drop down list</text:p>
          </table:help-message>
          <table:error-message table:message-type="stop" table:display="true"/>
        </table:content-validation>
        <table:content-validation table:name="val2" table:condition="of:cell-content-is-in-list(Mnemoric)" table:allow-empty-cell="true" table:display-list="unsorted" table:base-cell-address="MAC.B16">
          <table:help-message table:display="true">
            <text:p>Please chose UPS Mnemonic Site ID from the drop down list</text:p>
          </table:help-message>
          <table:error-message table:message-type="stop" table:display="true"/>
        </table:content-validation>
      </table:content-validations>
      <table:table table:name="Incident" table:style-name="ta1" table:print-ranges="Incident.A1:Incident.H64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3" table:default-cell-style-name="Excel_20_Built-in_20_Normal"/>
        <table:table-column table:style-name="co5" table:default-cell-style-name="Excel_20_Built-in_20_Normal"/>
        <table:table-column table:style-name="co4" table:default-cell-style-name="Excel_20_Built-in_20_Normal"/>
        <table:table-column table:style-name="co6" table:default-cell-style-name="Excel_20_Built-in_20_Normal"/>
        <table:table-column table:style-name="co7" table:number-columns-repeated="1016" table:default-cell-style-name="Excel_20_Built-in_20_Normal"/>
        <table:table-row table:style-name="ro1">
          <table:table-cell table:style-name="ce1"/>
          <table:table-cell table:style-name="ce30" table:number-columns-repeated="6"/>
          <table:table-cell table:style-name="ce88"/>
          <table:table-cell table:style-name="ce108"/>
          <table:table-cell table:number-columns-repeated="1015"/>
        </table:table-row>
        <table:table-row table:style-name="ro1">
          <table:table-cell table:style-name="ce2"/>
          <table:table-cell table:style-name="ce31"/>
          <table:table-cell table:style-name="ce58" table:number-columns-spanned="3" table:number-rows-spanned="2"/>
          <table:covered-table-cell table:style-name="ce59">
            <draw:frame table:end-cell-address="Incident.F3" table:end-x="0.762cm" table:end-y="0.165cm" draw:z-index="0" draw:name="Picture 2" draw:style-name="gr1" draw:text-style-name="P1" svg:width="4.706cm" svg:height="0.409cm" svg:x="0.631cm" svg:y="0.208cm">
              <draw:image xlink:href="Pictures/1000000000000107000000184CB33E39.tif" xlink:type="simple" xlink:show="embed" xlink:actuate="onLoad">
                <text:p/>
              </draw:image>
            </draw:frame>
          </table:covered-table-cell>
          <table:covered-table-cell table:style-name="ce59"/>
          <table:table-cell table:style-name="ce31"/>
          <table:table-cell table:style-name="ce81"/>
          <table:table-cell table:style-name="ce89"/>
          <table:table-cell table:style-name="ce108"/>
          <table:table-cell table:number-columns-repeated="1015"/>
        </table:table-row>
        <table:table-row table:style-name="ro1">
          <table:table-cell table:style-name="ce2"/>
          <table:table-cell table:style-name="ce31"/>
          <table:covered-table-cell table:number-columns-repeated="3" table:style-name="ce59"/>
          <table:table-cell table:style-name="ce31" table:number-columns-repeated="2"/>
          <table:table-cell table:style-name="ce89"/>
          <table:table-cell table:style-name="ce108"/>
          <table:table-cell table:number-columns-repeated="1015"/>
        </table:table-row>
        <table:table-row table:style-name="ro1">
          <table:table-cell table:style-name="ce2"/>
          <table:table-cell table:style-name="ce31" table:number-columns-repeated="6"/>
          <table:table-cell table:style-name="ce89"/>
          <table:table-cell table:style-name="ce108"/>
          <table:table-cell table:number-columns-repeated="1015"/>
        </table:table-row>
        <table:table-row table:style-name="ro1">
          <table:table-cell table:style-name="ce3" office:value-type="string" table:number-columns-spanned="8" table:number-rows-spanned="3">
            <text:p>Incident</text:p>
            <text:p>Voice</text:p>
          </table:table-cell>
          <table:covered-table-cell table:number-columns-repeated="6" table:style-name="ce32"/>
          <table:covered-table-cell table:style-name="ce90"/>
          <table:table-cell table:number-columns-repeated="1016"/>
        </table:table-row>
        <table:table-row table:style-name="ro2">
          <table:covered-table-cell table:style-name="ce4"/>
          <table:covered-table-cell table:number-columns-repeated="6" table:style-name="ce33"/>
          <table:covered-table-cell table:style-name="ce91"/>
          <table:table-cell table:style-name="ce109" table:number-columns-repeated="1016"/>
        </table:table-row>
        <table:table-row table:style-name="ro3">
          <table:covered-table-cell table:style-name="ce5"/>
          <table:covered-table-cell table:number-columns-repeated="6" table:style-name="ce34"/>
          <table:covered-table-cell table:style-name="ce92"/>
          <table:table-cell table:number-columns-repeated="1016"/>
        </table:table-row>
        <table:table-row table:style-name="ro1">
          <table:table-cell table:style-name="ce6" office:value-type="string" table:number-columns-spanned="8" table:number-rows-spanned="1">
            <text:p>Please fill in the sheet an sent (mail) to:</text:p>
          </table:table-cell>
          <table:covered-table-cell table:number-columns-repeated="6" table:style-name="ce35"/>
          <table:covered-table-cell table:style-name="ce93"/>
          <table:table-cell table:number-columns-repeated="1016"/>
        </table:table-row>
        <table:table-row table:style-name="ro1">
          <table:table-cell table:style-name="ce7"/>
          <table:table-cell table:style-name="ce36" table:number-columns-repeated="6"/>
          <table:table-cell table:style-name="ce94"/>
          <table:table-cell table:number-columns-repeated="1016"/>
        </table:table-row>
        <table:table-row table:style-name="ro4">
          <table:table-cell table:style-name="ce8" office:value-type="string">
            <text:p>Mail:</text:p>
          </table:table-cell>
          <table:table-cell table:style-name="ce37" office:value-type="string">
            <text:p><text:a xlink:href="mailto:customerservice@damovo.com">customerservice@damovo.com</text:a></text:p>
          </table:table-cell>
          <table:table-cell table:style-name="ce38" table:number-columns-repeated="2"/>
          <table:table-cell table:style-name="ce69"/>
          <table:table-cell table:style-name="ce71" office:value-type="string">
            <text:p>UPS - Case number</text:p>
          </table:table-cell>
          <table:table-cell table:style-name="ce82" table:number-columns-spanned="2" table:number-rows-spanned="1"/>
          <table:covered-table-cell table:style-name="ce95"/>
          <table:table-cell table:number-columns-repeated="1016"/>
        </table:table-row>
        <table:table-row table:style-name="ro1">
          <table:table-cell table:style-name="ce8" office:value-type="string">
            <text:p>Phone: </text:p>
          </table:table-cell>
          <table:table-cell table:style-name="ce38" office:value-type="string">
            <text:p>+49 211 8755 5555</text:p>
          </table:table-cell>
          <table:table-cell table:style-name="ce38" table:number-columns-repeated="3"/>
          <table:table-cell table:style-name="ce72" office:value-type="string">
            <text:p>DAMOVO - Site ID</text:p>
          </table:table-cell>
          <table:table-cell table:style-name="ce83" table:formula="of:=VLOOKUP([$Incident.B16];[$'Damovo Side ID - Mnemoric Code'.B5:.C336];2;0)" office:value-type="float" office:value="643819" table:number-columns-spanned="2" table:number-rows-spanned="1">
            <text:p>643819</text:p>
          </table:table-cell>
          <table:covered-table-cell table:style-name="ce96"/>
          <table:table-cell table:number-columns-repeated="1016"/>
        </table:table-row>
        <table:table-row table:style-name="ro1">
          <table:table-cell table:style-name="ce8"/>
          <table:table-cell table:style-name="ce38" table:number-columns-repeated="4"/>
          <table:table-cell table:style-name="ce36" table:number-columns-repeated="2"/>
          <table:table-cell table:style-name="ce94"/>
          <table:table-cell table:number-columns-repeated="1016"/>
        </table:table-row>
        <table:table-row table:style-name="ro1">
          <table:table-cell table:style-name="ce9"/>
          <table:table-cell table:style-name="ce39" table:number-columns-repeated="6"/>
          <table:table-cell table:style-name="ce97"/>
          <table:table-cell table:number-columns-repeated="1016"/>
        </table:table-row>
        <table:table-row table:style-name="ro5">
          <table:table-cell table:style-name="ce10" office:value-type="string" table:number-columns-spanned="4" table:number-rows-spanned="1">
            <text:p>Customer data</text:p>
          </table:table-cell>
          <table:covered-table-cell table:number-columns-repeated="3" table:style-name="ce40"/>
          <table:table-cell table:style-name="ce70"/>
          <table:table-cell table:style-name="ce73" office:value-type="string" table:number-columns-spanned="3" table:number-rows-spanned="1">
            <text:p>Caller : <text:s/>UPS xxxxx</text:p>
          </table:table-cell>
          <table:covered-table-cell table:style-name="ce40"/>
          <table:covered-table-cell table:style-name="ce98"/>
          <table:table-cell table:number-columns-repeated="1016"/>
        </table:table-row>
        <table:table-row table:style-name="ro2">
          <table:table-cell table:style-name="ce11" office:value-type="string">
            <text:p>Product:</text:p>
          </table:table-cell>
          <table:table-cell table:style-name="ce41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74" office:value-type="string">
            <text:p>Name (Caller) :</text:p>
          </table:table-cell>
          <table:table-cell table:style-name="ce45" table:number-columns-spanned="2" table:number-rows-spanned="1"/>
          <table:covered-table-cell table:style-name="ce45"/>
          <table:table-cell table:number-columns-repeated="1016"/>
        </table:table-row>
        <table:table-row table:style-name="ro2">
          <table:table-cell table:style-name="ce12" office:value-type="string">
            <text:p>Mnemonic Site ID</text:p>
          </table:table-cell>
          <table:table-cell table:style-name="ce42" table:content-validation-name="val1" office:value-type="string">
            <text:p>AEABU</text:p>
          </table:table-cell>
          <table:table-cell table:style-name="ce60" office:value-type="string" table:number-columns-spanned="3" table:number-rows-spanned="1">
            <text:p>&lt;&lt;&lt;--------Please click in the yellow box</text:p>
          </table:table-cell>
          <table:covered-table-cell table:style-name="ce66"/>
          <table:covered-table-cell table:style-name="ce60"/>
          <table:table-cell table:style-name="ce75" office:value-type="string">
            <text:p>Phone number:</text:p>
          </table:table-cell>
          <table:table-cell table:style-name="ce84" table:number-columns-spanned="2" table:number-rows-spanned="1"/>
          <table:covered-table-cell table:style-name="ce99"/>
          <table:table-cell table:number-columns-repeated="1016"/>
        </table:table-row>
        <table:table-row table:style-name="ro2">
          <table:table-cell table:style-name="ce11" office:value-type="string">
            <text:p>Customer name</text:p>
          </table:table-cell>
          <table:table-cell table:style-name="ce43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76" office:value-type="string">
            <text:p>Mail address Caller:</text:p>
          </table:table-cell>
          <table:table-cell table:style-name="ce43" table:number-columns-spanned="2" table:number-rows-spanned="1"/>
          <table:covered-table-cell table:style-name="ce43"/>
          <table:table-cell table:number-columns-repeated="1016"/>
        </table:table-row>
        <table:table-row table:style-name="ro2">
          <table:table-cell table:style-name="ce11" office:value-type="string">
            <text:p>Site</text:p>
          </table:table-cell>
          <table:table-cell table:style-name="ce44" table:formula="of:=VLOOKUP([$Incident.B16];[$'Damovo Side ID - Mnemoric Code'.B5:.E336];3;0)" office:value-type="string" office:string-value="UPS ABU DHABI" table:number-columns-spanned="2" table:number-rows-spanned="1">
            <text:p>UPS ABU DHABI</text:p>
          </table:table-cell>
          <table:covered-table-cell table:style-name="ce44"/>
          <table:table-cell table:style-name="ce45" table:number-columns-spanned="2" table:number-rows-spanned="1"/>
          <table:covered-table-cell table:style-name="ce45"/>
          <table:table-cell table:style-name="ce76"/>
          <table:table-cell table:style-name="ce43" table:number-columns-spanned="2" table:number-rows-spanned="1"/>
          <table:covered-table-cell table:style-name="ce43"/>
          <table:table-cell table:number-columns-repeated="1016"/>
        </table:table-row>
        <table:table-row table:style-name="ro2">
          <table:table-cell table:style-name="ce11" office:value-type="string">
            <text:p>Street /City</text:p>
          </table:table-cell>
          <table:table-cell table:style-name="ce44" table:formula="of:=VLOOKUP([$Incident.B16];[$'Damovo Side ID - Mnemoric Code'.B5:.F336];4;0)" office:value-type="string" office:string-value="P.O.BOX 30804, AIRPORT ROAD   " table:number-columns-spanned="2" table:number-rows-spanned="1">
            <text:p>P.O.BOX 30804, AIRPORT ROAD <text:s text:c="2"/></text:p>
          </table:table-cell>
          <table:covered-table-cell table:style-name="ce44"/>
          <table:table-cell table:style-name="ce45" table:formula="of:=VLOOKUP([$Incident.B16];[$'Damovo Side ID - Mnemoric Code'.B5:.F336];5;0)" office:value-type="string" office:string-value="ABU DHABI                     " table:number-columns-spanned="2" table:number-rows-spanned="1">
            <text:p>ABU DHABI <text:s text:c="20"/></text:p>
          </table:table-cell>
          <table:covered-table-cell table:style-name="ce45"/>
          <table:table-cell table:style-name="ce76" office:value-type="string">
            <text:p>Date:</text:p>
          </table:table-cell>
          <table:table-cell table:style-name="ce43" table:number-columns-spanned="2" table:number-rows-spanned="1"/>
          <table:covered-table-cell table:style-name="ce43"/>
          <table:table-cell table:number-columns-repeated="1016"/>
        </table:table-row>
        <table:table-row table:style-name="ro2">
          <table:table-cell table:style-name="ce13" office:value-type="string">
            <text:p>Phone Number</text:p>
          </table:table-cell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77"/>
          <table:table-cell table:style-name="ce85" table:number-columns-spanned="2" table:number-rows-spanned="1"/>
          <table:covered-table-cell table:style-name="ce85"/>
          <table:table-cell table:number-columns-repeated="1016"/>
        </table:table-row>
        <table:table-row table:style-name="ro1">
          <table:table-cell table:style-name="ce14" table:number-columns-repeated="7"/>
          <table:table-cell table:style-name="ce100"/>
          <table:table-cell table:number-columns-repeated="1016"/>
        </table:table-row>
        <table:table-row table:style-name="ro1">
          <table:table-cell table:style-name="ce15"/>
          <table:table-cell table:style-name="ce46" table:number-columns-repeated="6"/>
          <table:table-cell table:style-name="ce101"/>
          <table:table-cell table:number-columns-repeated="1016"/>
        </table:table-row>
        <table:table-row table:style-name="ro6">
          <table:table-cell table:style-name="ce16"/>
          <table:table-cell table:style-name="ce47" table:number-columns-repeated="6"/>
          <table:table-cell table:style-name="ce102"/>
          <table:table-cell table:number-columns-repeated="1016"/>
        </table:table-row>
        <table:table-row table:style-name="ro1">
          <table:table-cell table:style-name="ce17" office:value-type="string" table:number-columns-spanned="2" table:number-rows-spanned="1">
            <text:p>Department</text:p>
          </table:table-cell>
          <table:covered-table-cell table:style-name="ce48"/>
          <table:table-cell table:style-name="ce61" table:number-columns-spanned="3" table:number-rows-spanned="1"/>
          <table:covered-table-cell table:number-columns-repeated="2" table:style-name="ce67"/>
          <table:table-cell table:style-name="ce78" table:number-columns-spanned="3" table:number-rows-spanned="1"/>
          <table:covered-table-cell table:style-name="ce67"/>
          <table:covered-table-cell table:style-name="ce78"/>
          <table:table-cell table:number-columns-repeated="1016"/>
        </table:table-row>
        <table:table-row table:style-name="ro1">
          <table:table-cell table:style-name="ce17" office:value-type="string" table:number-columns-spanned="2" table:number-rows-spanned="1">
            <text:p>Phone Number</text:p>
          </table:table-cell>
          <table:covered-table-cell table:style-name="ce48"/>
          <table:table-cell table:style-name="ce61" table:number-columns-spanned="3" table:number-rows-spanned="1"/>
          <table:covered-table-cell table:number-columns-repeated="2" table:style-name="ce67"/>
          <table:table-cell table:style-name="ce78" table:number-columns-spanned="3" table:number-rows-spanned="1"/>
          <table:covered-table-cell table:style-name="ce67"/>
          <table:covered-table-cell table:style-name="ce78"/>
          <table:table-cell table:number-columns-repeated="1016"/>
        </table:table-row>
        <table:table-row table:style-name="ro1">
          <table:table-cell table:style-name="ce17" office:value-type="string" table:number-columns-spanned="2" table:number-rows-spanned="1">
            <text:p>Name</text:p>
          </table:table-cell>
          <table:covered-table-cell table:style-name="ce48"/>
          <table:table-cell table:style-name="ce61" table:number-columns-spanned="3" table:number-rows-spanned="1"/>
          <table:covered-table-cell table:number-columns-repeated="2" table:style-name="ce67"/>
          <table:table-cell table:style-name="ce78" table:number-columns-spanned="3" table:number-rows-spanned="1"/>
          <table:covered-table-cell table:style-name="ce67"/>
          <table:covered-table-cell table:style-name="ce78"/>
          <table:table-cell table:number-columns-repeated="1016"/>
        </table:table-row>
        <table:table-row table:style-name="ro1">
          <table:table-cell table:style-name="ce17" office:value-type="string" table:number-columns-spanned="2" table:number-rows-spanned="1">
            <text:p>Cost Center</text:p>
          </table:table-cell>
          <table:covered-table-cell table:style-name="ce48"/>
          <table:table-cell table:style-name="ce61" table:number-columns-spanned="3" table:number-rows-spanned="1"/>
          <table:covered-table-cell table:number-columns-repeated="2" table:style-name="ce67"/>
          <table:table-cell table:style-name="ce78" table:number-columns-spanned="3" table:number-rows-spanned="1"/>
          <table:covered-table-cell table:style-name="ce67"/>
          <table:covered-table-cell table:style-name="ce78"/>
          <table:table-cell table:number-columns-repeated="1016"/>
        </table:table-row>
        <table:table-row table:style-name="ro1">
          <table:table-cell table:style-name="ce17" office:value-type="string" table:number-columns-spanned="2" table:number-rows-spanned="1">
            <text:p>Location</text:p>
          </table:table-cell>
          <table:covered-table-cell table:style-name="ce48"/>
          <table:table-cell table:style-name="ce62" table:number-columns-spanned="3" table:number-rows-spanned="1"/>
          <table:covered-table-cell table:number-columns-repeated="2" table:style-name="ce67"/>
          <table:table-cell table:style-name="ce78" table:number-columns-spanned="3" table:number-rows-spanned="1"/>
          <table:covered-table-cell table:style-name="ce67"/>
          <table:covered-table-cell table:style-name="ce78"/>
          <table:table-cell table:number-columns-repeated="1016"/>
        </table:table-row>
        <table:table-row table:style-name="ro1">
          <table:table-cell table:style-name="ce17" office:value-type="string" table:number-columns-spanned="2" table:number-rows-spanned="1">
            <text:p>Building / Room</text:p>
          </table:table-cell>
          <table:covered-table-cell table:style-name="ce48"/>
          <table:table-cell table:style-name="ce61" table:number-columns-spanned="3" table:number-rows-spanned="1"/>
          <table:covered-table-cell table:number-columns-repeated="2" table:style-name="ce67"/>
          <table:table-cell table:style-name="ce78" table:number-columns-spanned="3" table:number-rows-spanned="1"/>
          <table:covered-table-cell table:style-name="ce67"/>
          <table:covered-table-cell table:style-name="ce78"/>
          <table:table-cell table:number-columns-repeated="1016"/>
        </table:table-row>
        <table:table-row table:style-name="ro1">
          <table:table-cell table:style-name="ce17" office:value-type="string" table:number-columns-spanned="2" table:number-rows-spanned="1">
            <text:p>Voiceport</text:p>
          </table:table-cell>
          <table:covered-table-cell table:style-name="ce48"/>
          <table:table-cell table:style-name="ce61" table:number-columns-spanned="3" table:number-rows-spanned="1"/>
          <table:covered-table-cell table:number-columns-repeated="2" table:style-name="ce67"/>
          <table:table-cell table:style-name="ce78" table:number-columns-spanned="3" table:number-rows-spanned="1"/>
          <table:covered-table-cell table:style-name="ce67"/>
          <table:covered-table-cell table:style-name="ce78"/>
          <table:table-cell table:number-columns-repeated="1016"/>
        </table:table-row>
        <table:table-row table:style-name="ro1">
          <table:table-cell table:style-name="ce18" office:value-type="string" table:number-columns-spanned="2" table:number-rows-spanned="1">
            <text:p>Voice Mail</text:p>
          </table:table-cell>
          <table:covered-table-cell table:style-name="ce48"/>
          <table:table-cell table:style-name="ce61" table:number-columns-spanned="3" table:number-rows-spanned="1"/>
          <table:covered-table-cell table:number-columns-repeated="2" table:style-name="ce67"/>
          <table:table-cell table:style-name="ce78" table:number-columns-spanned="3" table:number-rows-spanned="1"/>
          <table:covered-table-cell table:style-name="ce67"/>
          <table:covered-table-cell table:style-name="ce78"/>
          <table:table-cell table:number-columns-repeated="1016"/>
        </table:table-row>
        <table:table-row table:style-name="ro1">
          <table:table-cell table:style-name="ce19" table:number-columns-spanned="2" table:number-rows-spanned="1"/>
          <table:covered-table-cell table:style-name="ce49"/>
          <table:table-cell table:style-name="ce63" table:number-columns-spanned="3" table:number-rows-spanned="1"/>
          <table:covered-table-cell table:number-columns-repeated="2" table:style-name="ce49"/>
          <table:table-cell table:style-name="ce79" table:number-columns-spanned="3" table:number-rows-spanned="1"/>
          <table:covered-table-cell table:style-name="ce49"/>
          <table:covered-table-cell table:style-name="ce79"/>
          <table:table-cell table:number-columns-repeated="1016"/>
        </table:table-row>
        <table:table-row table:style-name="ro1">
          <table:table-cell table:style-name="ce20" office:value-type="string" table:number-columns-spanned="2" table:number-rows-spanned="1">
            <text:p>Incident Description </text:p>
          </table:table-cell>
          <table:covered-table-cell table:style-name="ce50"/>
          <table:table-cell table:style-name="ce64"/>
          <table:table-cell table:style-name="ce68" table:number-columns-repeated="4"/>
          <table:table-cell table:style-name="ce103"/>
          <table:table-cell table:number-columns-repeated="1016"/>
        </table:table-row>
        <table:table-row table:style-name="ro7">
          <table:table-cell table:style-name="ce21" table:number-columns-spanned="8" table:number-rows-spanned="1"/>
          <table:covered-table-cell table:number-columns-repeated="6" table:style-name="ce51"/>
          <table:covered-table-cell table:style-name="ce104"/>
          <table:table-cell table:number-columns-repeated="1016"/>
        </table:table-row>
        <table:table-row table:style-name="ro7">
          <table:table-cell table:style-name="ce22" table:number-columns-spanned="8" table:number-rows-spanned="1"/>
          <table:covered-table-cell table:number-columns-repeated="6" table:style-name="ce51"/>
          <table:covered-table-cell table:style-name="ce104"/>
          <table:table-cell table:number-columns-repeated="1016"/>
        </table:table-row>
        <table:table-row table:style-name="ro7">
          <table:table-cell table:style-name="ce22" table:number-columns-spanned="8" table:number-rows-spanned="1"/>
          <table:covered-table-cell table:number-columns-repeated="6" table:style-name="ce51"/>
          <table:covered-table-cell table:style-name="ce104"/>
          <table:table-cell table:number-columns-repeated="1016"/>
        </table:table-row>
        <table:table-row table:style-name="ro7">
          <table:table-cell table:style-name="ce22" table:number-columns-spanned="8" table:number-rows-spanned="1"/>
          <table:covered-table-cell table:number-columns-repeated="6" table:style-name="ce51"/>
          <table:covered-table-cell table:style-name="ce104"/>
          <table:table-cell table:number-columns-repeated="1016"/>
        </table:table-row>
        <table:table-row table:style-name="ro7">
          <table:table-cell table:style-name="ce22" table:number-columns-spanned="8" table:number-rows-spanned="1"/>
          <table:covered-table-cell table:number-columns-repeated="6" table:style-name="ce51"/>
          <table:covered-table-cell table:style-name="ce104"/>
          <table:table-cell table:number-columns-repeated="1016"/>
        </table:table-row>
        <table:table-row table:style-name="ro7">
          <table:table-cell table:style-name="ce22" table:number-columns-spanned="8" table:number-rows-spanned="1"/>
          <table:covered-table-cell table:number-columns-repeated="6" table:style-name="ce51"/>
          <table:covered-table-cell table:style-name="ce104"/>
          <table:table-cell table:number-columns-repeated="1016"/>
        </table:table-row>
        <table:table-row table:style-name="ro7">
          <table:table-cell table:style-name="ce22" table:number-columns-spanned="8" table:number-rows-spanned="1"/>
          <table:covered-table-cell table:number-columns-repeated="6" table:style-name="ce51"/>
          <table:covered-table-cell table:style-name="ce104"/>
          <table:table-cell table:number-columns-repeated="1016"/>
        </table:table-row>
        <table:table-row table:style-name="ro7">
          <table:table-cell table:style-name="ce22" table:number-columns-spanned="8" table:number-rows-spanned="1"/>
          <table:covered-table-cell table:number-columns-repeated="6" table:style-name="ce51"/>
          <table:covered-table-cell table:style-name="ce104"/>
          <table:table-cell table:number-columns-repeated="1016"/>
        </table:table-row>
        <table:table-row table:style-name="ro7">
          <table:table-cell table:style-name="ce22" table:number-columns-spanned="8" table:number-rows-spanned="1"/>
          <table:covered-table-cell table:number-columns-repeated="6" table:style-name="ce51"/>
          <table:covered-table-cell table:style-name="ce104"/>
          <table:table-cell table:number-columns-repeated="1016"/>
        </table:table-row>
        <table:table-row table:style-name="ro7">
          <table:table-cell table:style-name="ce22" table:number-columns-spanned="8" table:number-rows-spanned="1"/>
          <table:covered-table-cell table:number-columns-repeated="6" table:style-name="ce51"/>
          <table:covered-table-cell table:style-name="ce104"/>
          <table:table-cell table:number-columns-repeated="1016"/>
        </table:table-row>
        <table:table-row table:style-name="ro7">
          <table:table-cell table:style-name="ce22" table:number-columns-spanned="8" table:number-rows-spanned="1"/>
          <table:covered-table-cell table:number-columns-repeated="6" table:style-name="ce51"/>
          <table:covered-table-cell table:style-name="ce104"/>
          <table:table-cell table:number-columns-repeated="1016"/>
        </table:table-row>
        <table:table-row table:style-name="ro7">
          <table:table-cell table:style-name="ce22" table:number-columns-spanned="8" table:number-rows-spanned="1"/>
          <table:covered-table-cell table:number-columns-repeated="6" table:style-name="ce51"/>
          <table:covered-table-cell table:style-name="ce104"/>
          <table:table-cell table:number-columns-repeated="1016"/>
        </table:table-row>
        <table:table-row table:style-name="ro7">
          <table:table-cell table:style-name="ce22" table:number-columns-spanned="8" table:number-rows-spanned="1"/>
          <table:covered-table-cell table:number-columns-repeated="6" table:style-name="ce51"/>
          <table:covered-table-cell table:style-name="ce104"/>
          <table:table-cell table:number-columns-repeated="1016"/>
        </table:table-row>
        <table:table-row table:style-name="ro7">
          <table:table-cell table:style-name="ce22" table:number-columns-spanned="8" table:number-rows-spanned="1"/>
          <table:covered-table-cell table:number-columns-repeated="6" table:style-name="ce51"/>
          <table:covered-table-cell table:style-name="ce104"/>
          <table:table-cell table:number-columns-repeated="1016"/>
        </table:table-row>
        <table:table-row table:style-name="ro7">
          <table:table-cell table:style-name="ce22" table:number-columns-spanned="8" table:number-rows-spanned="1"/>
          <table:covered-table-cell table:number-columns-repeated="6" table:style-name="ce51"/>
          <table:covered-table-cell table:style-name="ce104"/>
          <table:table-cell table:number-columns-repeated="1016"/>
        </table:table-row>
        <table:table-row table:style-name="ro7">
          <table:table-cell table:style-name="ce22" table:number-columns-spanned="8" table:number-rows-spanned="1"/>
          <table:covered-table-cell table:number-columns-repeated="6" table:style-name="ce51"/>
          <table:covered-table-cell table:style-name="ce104"/>
          <table:table-cell table:number-columns-repeated="1016"/>
        </table:table-row>
        <table:table-row table:style-name="ro1">
          <table:table-cell table:style-name="ce23"/>
          <table:table-cell table:style-name="ce52"/>
          <table:table-cell table:style-name="ce65" table:number-columns-repeated="5"/>
          <table:table-cell table:style-name="ce103"/>
          <table:table-cell table:number-columns-repeated="1016"/>
        </table:table-row>
        <table:table-row table:style-name="ro7">
          <table:table-cell table:style-name="ce22" table:number-columns-spanned="8" table:number-rows-spanned="1"/>
          <table:covered-table-cell table:number-columns-repeated="6" table:style-name="ce51"/>
          <table:covered-table-cell table:style-name="ce104"/>
          <table:table-cell table:number-columns-repeated="1016"/>
        </table:table-row>
        <table:table-row table:style-name="ro7">
          <table:table-cell table:style-name="ce22" table:number-columns-spanned="8" table:number-rows-spanned="1"/>
          <table:covered-table-cell table:number-columns-repeated="6" table:style-name="ce51"/>
          <table:covered-table-cell table:style-name="ce104"/>
          <table:table-cell table:number-columns-repeated="1016"/>
        </table:table-row>
        <table:table-row table:style-name="ro7">
          <table:table-cell table:style-name="ce22" table:number-columns-spanned="8" table:number-rows-spanned="1"/>
          <table:covered-table-cell table:number-columns-repeated="6" table:style-name="ce51"/>
          <table:covered-table-cell table:style-name="ce104"/>
          <table:table-cell table:number-columns-repeated="1016"/>
        </table:table-row>
        <table:table-row table:style-name="ro7">
          <table:table-cell table:style-name="ce22" table:number-columns-spanned="8" table:number-rows-spanned="1"/>
          <table:covered-table-cell table:number-columns-repeated="6" table:style-name="ce51"/>
          <table:covered-table-cell table:style-name="ce104"/>
          <table:table-cell table:number-columns-repeated="1016"/>
        </table:table-row>
        <table:table-row table:style-name="ro7">
          <table:table-cell table:style-name="ce22" table:number-columns-spanned="8" table:number-rows-spanned="1"/>
          <table:covered-table-cell table:number-columns-repeated="6" table:style-name="ce51"/>
          <table:covered-table-cell table:style-name="ce104"/>
          <table:table-cell table:number-columns-repeated="1016"/>
        </table:table-row>
        <table:table-row table:style-name="ro4">
          <table:table-cell table:style-name="ce24" table:number-columns-spanned="8" table:number-rows-spanned="1"/>
          <table:covered-table-cell table:number-columns-repeated="6" table:style-name="ce53"/>
          <table:covered-table-cell table:style-name="ce105"/>
          <table:table-cell table:number-columns-repeated="1016"/>
        </table:table-row>
        <table:table-row table:style-name="ro7">
          <table:table-cell table:style-name="ce25" table:number-columns-spanned="8" table:number-rows-spanned="4"/>
          <table:covered-table-cell table:number-columns-repeated="6" table:style-name="ce54"/>
          <table:covered-table-cell table:style-name="ce106"/>
          <table:table-cell table:number-columns-repeated="1016"/>
        </table:table-row>
        <table:table-row table:style-name="ro1">
          <table:covered-table-cell table:style-name="ce26"/>
          <table:covered-table-cell table:number-columns-repeated="6" table:style-name="ce54"/>
          <table:covered-table-cell table:style-name="ce106"/>
          <table:table-cell table:number-columns-repeated="1016"/>
        </table:table-row>
        <table:table-row table:style-name="ro1">
          <table:covered-table-cell table:style-name="ce26"/>
          <table:covered-table-cell table:number-columns-repeated="6" table:style-name="ce54"/>
          <table:covered-table-cell table:style-name="ce106"/>
          <table:table-cell table:number-columns-repeated="1016"/>
        </table:table-row>
        <table:table-row table:style-name="ro1">
          <table:covered-table-cell table:style-name="ce26"/>
          <table:covered-table-cell table:number-columns-repeated="6" table:style-name="ce54"/>
          <table:covered-table-cell table:style-name="ce106"/>
          <table:table-cell table:number-columns-repeated="1016"/>
        </table:table-row>
        <table:table-row table:style-name="ro1">
          <table:table-cell table:style-name="ce27"/>
          <table:table-cell table:style-name="ce55" table:number-columns-repeated="6"/>
          <table:table-cell table:style-name="ce107"/>
          <table:table-cell table:number-columns-repeated="1016"/>
        </table:table-row>
        <table:table-row table:style-name="ro1">
          <table:table-cell table:style-name="ce27"/>
          <table:table-cell table:style-name="ce36" table:number-columns-repeated="2"/>
          <table:table-cell table:style-name="ce55" table:number-columns-repeated="4"/>
          <table:table-cell table:style-name="ce107"/>
          <table:table-cell table:number-columns-repeated="1016"/>
        </table:table-row>
        <table:table-row table:style-name="ro1">
          <table:table-cell table:style-name="ce28"/>
          <table:table-cell table:style-name="ce56" table:number-columns-repeated="4"/>
          <table:table-cell table:style-name="ce36"/>
          <table:table-cell table:style-name="ce86" table:number-columns-spanned="2" table:number-rows-spanned="1"/>
          <table:covered-table-cell table:style-name="ce86"/>
          <table:table-cell table:number-columns-repeated="1016"/>
        </table:table-row>
        <table:table-row table:style-name="ro1">
          <table:table-cell table:style-name="ce29" office:value-type="string" table:number-columns-spanned="5" table:number-rows-spanned="1">
            <text:p>Date, Name (order department)</text:p>
          </table:table-cell>
          <table:covered-table-cell table:number-columns-repeated="4" table:style-name="ce57"/>
          <table:table-cell table:style-name="ce80"/>
          <table:table-cell table:style-name="ce87" office:value-type="string" table:number-columns-spanned="2" table:number-rows-spanned="1">
            <text:p>Legitimation</text:p>
          </table:table-cell>
          <table:covered-table-cell table:style-name="ce87"/>
          <table:table-cell table:number-columns-repeated="1016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Incident.$A$1" table:cell-range-address="$Incident.$A$14:.$D$19"/>
          <table:named-range table:name="_xlnm.Print_Area" table:base-cell-address="$Incident.$A$1" table:cell-range-address="$Incident.$A$1:.$H$64" table:range-usable-as="print-range"/>
        </table:named-expressions>
      </table:table>
      <table:table table:name="MAC" table:style-name="ta2" table:print-ranges="MAC.A1:MAC.H66">
        <office:forms form:automatic-focus="false" form:apply-design-mode="false"/>
        <table:table-column table:style-name="co8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4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4" table:default-cell-style-name="Excel_20_Built-in_20_Normal"/>
        <table:table-column table:style-name="co10" table:default-cell-style-name="Excel_20_Built-in_20_Normal"/>
        <table:table-column table:style-name="co7" table:number-columns-repeated="1016" table:default-cell-style-name="Excel_20_Built-in_20_Normal"/>
        <table:table-row table:style-name="ro1">
          <table:table-cell table:style-name="ce1"/>
          <table:table-cell table:style-name="ce30" table:number-columns-repeated="6"/>
          <table:table-cell table:style-name="ce88"/>
          <table:table-cell table:style-name="ce108"/>
          <table:table-cell table:number-columns-repeated="1015"/>
        </table:table-row>
        <table:table-row table:style-name="ro1">
          <table:table-cell table:style-name="ce110"/>
          <table:table-cell table:style-name="ce127"/>
          <table:table-cell table:style-name="ce58" table:number-columns-spanned="3" table:number-rows-spanned="2"/>
          <table:covered-table-cell table:style-name="ce59">
            <draw:frame table:end-cell-address="MAC.F3" table:end-x="0.298cm" table:end-y="0.176cm" draw:z-index="1" draw:name="Picture 2" draw:style-name="gr1" draw:text-style-name="P1" svg:width="4.694cm" svg:height="0.418cm" svg:x="0.178cm" svg:y="0.21cm">
              <draw:image xlink:href="Pictures/1000000000000107000000184CB33E39.tif" xlink:type="simple" xlink:show="embed" xlink:actuate="onLoad">
                <text:p/>
              </draw:image>
            </draw:frame>
          </table:covered-table-cell>
          <table:covered-table-cell table:style-name="ce59"/>
          <table:table-cell table:style-name="ce127"/>
          <table:table-cell table:style-name="ce155"/>
          <table:table-cell table:style-name="ce157"/>
          <table:table-cell table:style-name="ce108"/>
          <table:table-cell table:number-columns-repeated="1015"/>
        </table:table-row>
        <table:table-row table:style-name="ro1">
          <table:table-cell table:style-name="ce110"/>
          <table:table-cell table:style-name="ce127"/>
          <table:covered-table-cell table:number-columns-repeated="3" table:style-name="ce59"/>
          <table:table-cell table:style-name="ce127" table:number-columns-repeated="2"/>
          <table:table-cell table:style-name="ce157"/>
          <table:table-cell table:style-name="ce108"/>
          <table:table-cell table:number-columns-repeated="1015"/>
        </table:table-row>
        <table:table-row table:style-name="ro1">
          <table:table-cell table:style-name="ce2"/>
          <table:table-cell table:style-name="ce31" table:number-columns-repeated="6"/>
          <table:table-cell table:style-name="ce89"/>
          <table:table-cell table:style-name="ce108"/>
          <table:table-cell table:number-columns-repeated="1015"/>
        </table:table-row>
        <table:table-row table:style-name="ro8">
          <table:table-cell table:style-name="ce111"/>
          <table:table-cell table:style-name="ce128" table:number-columns-spanned="6" table:number-rows-spanned="1"/>
          <table:covered-table-cell table:style-name="ce128"/>
          <table:covered-table-cell table:number-columns-repeated="4" table:style-name="ce146"/>
          <table:table-cell table:style-name="ce158"/>
          <table:table-cell table:number-columns-repeated="1016"/>
        </table:table-row>
        <table:table-row table:style-name="ro8">
          <table:table-cell table:style-name="ce112"/>
          <table:table-cell table:style-name="ce129" office:value-type="string">
            <text:p>£<text:span text:style-name="T4"> </text:span><text:span text:style-name="T5"><text:s/>ON SITE</text:span></text:p>
          </table:table-cell>
          <table:table-cell table:style-name="ce141"/>
          <table:table-cell table:style-name="ce141" office:value-type="string">
            <text:p>£<text:span text:style-name="T2"> REMOTE</text:span></text:p>
          </table:table-cell>
          <table:table-cell table:style-name="ce150"/>
          <table:table-cell table:style-name="ce152" office:value-type="string">
            <text:p>Move-Add-Change (MAC)</text:p>
          </table:table-cell>
          <table:table-cell table:style-name="ce150"/>
          <table:table-cell table:style-name="ce159"/>
          <table:table-cell table:style-name="ce109" table:number-columns-repeated="1016"/>
        </table:table-row>
        <table:table-row table:style-name="ro9">
          <table:table-cell table:style-name="ce113"/>
          <table:table-cell table:style-name="ce130" table:number-columns-repeated="3"/>
          <table:table-cell table:style-name="ce151" table:number-columns-repeated="3"/>
          <table:table-cell table:style-name="ce160"/>
          <table:table-cell table:number-columns-repeated="1016"/>
        </table:table-row>
        <table:table-row table:style-name="ro1">
          <table:table-cell table:style-name="ce114" office:value-type="string" table:number-columns-spanned="8" table:number-rows-spanned="1">
            <text:p>Please fill in the sheet and send (mail) to:</text:p>
          </table:table-cell>
          <table:covered-table-cell table:number-columns-repeated="6" table:style-name="ce131"/>
          <table:covered-table-cell table:style-name="ce161"/>
          <table:table-cell table:number-columns-repeated="1016"/>
        </table:table-row>
        <table:table-row table:style-name="ro1">
          <table:table-cell table:style-name="ce7"/>
          <table:table-cell table:style-name="ce36" table:number-columns-repeated="6"/>
          <table:table-cell table:style-name="ce94"/>
          <table:table-cell table:number-columns-repeated="1016"/>
        </table:table-row>
        <table:table-row table:style-name="ro10">
          <table:table-cell table:style-name="ce8" office:value-type="string">
            <text:p>Mail:</text:p>
          </table:table-cell>
          <table:table-cell table:style-name="ce37" office:value-type="string">
            <text:p><text:a xlink:href="mailto:customerservice@damovo.com">customerservice@damovo.com</text:a></text:p>
          </table:table-cell>
          <table:table-cell table:style-name="ce38" table:number-columns-repeated="2"/>
          <table:table-cell table:style-name="ce69"/>
          <table:table-cell table:style-name="ce71" office:value-type="string">
            <text:p>UPS Service</text:p>
            <text:p>Order Number (SO)</text:p>
          </table:table-cell>
          <table:table-cell table:style-name="ce156" table:number-columns-spanned="2" table:number-rows-spanned="1"/>
          <table:covered-table-cell table:style-name="ce95"/>
          <table:table-cell table:number-columns-repeated="1016"/>
        </table:table-row>
        <table:table-row table:style-name="ro1">
          <table:table-cell table:style-name="ce8" office:value-type="string">
            <text:p>Phone: </text:p>
          </table:table-cell>
          <table:table-cell table:style-name="ce38" office:value-type="string">
            <text:p>+49 211 8755 5555</text:p>
          </table:table-cell>
          <table:table-cell table:style-name="ce38" table:number-columns-repeated="3"/>
          <table:table-cell table:style-name="ce72" office:value-type="string">
            <text:p>DAMOVO - Site ID</text:p>
          </table:table-cell>
          <table:table-cell table:style-name="ce83" table:formula="of:=VLOOKUP([$MAC.B16];[$'Damovo Side ID - Mnemoric Code'.B5:.C336];2;0)" office:value-type="float" office:value="643819" table:number-columns-spanned="2" table:number-rows-spanned="1">
            <text:p>643819</text:p>
          </table:table-cell>
          <table:covered-table-cell table:style-name="ce96"/>
          <table:table-cell table:number-columns-repeated="1016"/>
        </table:table-row>
        <table:table-row table:style-name="ro1">
          <table:table-cell table:style-name="ce8"/>
          <table:table-cell table:style-name="ce38" table:number-columns-repeated="4"/>
          <table:table-cell table:style-name="ce36" table:number-columns-repeated="2"/>
          <table:table-cell table:style-name="ce94"/>
          <table:table-cell table:number-columns-repeated="1016"/>
        </table:table-row>
        <table:table-row table:style-name="ro1">
          <table:table-cell table:style-name="ce9"/>
          <table:table-cell table:style-name="ce39" table:number-columns-repeated="6"/>
          <table:table-cell table:style-name="ce97"/>
          <table:table-cell table:number-columns-repeated="1016"/>
        </table:table-row>
        <table:table-row table:style-name="ro2">
          <table:table-cell table:style-name="ce10" office:value-type="string" table:number-columns-spanned="4" table:number-rows-spanned="1">
            <text:p>Customer data</text:p>
          </table:table-cell>
          <table:covered-table-cell table:number-columns-repeated="3" table:style-name="ce40"/>
          <table:table-cell table:style-name="ce70"/>
          <table:table-cell table:style-name="ce73" office:value-type="string" table:number-columns-spanned="3" table:number-rows-spanned="1">
            <text:p>Caller : <text:s/>UPS xxxxx</text:p>
          </table:table-cell>
          <table:covered-table-cell table:style-name="ce40"/>
          <table:covered-table-cell table:style-name="ce98"/>
          <table:table-cell table:number-columns-repeated="1016"/>
        </table:table-row>
        <table:table-row table:style-name="ro2">
          <table:table-cell table:style-name="ce115" office:value-type="string">
            <text:p>Product</text:p>
          </table:table-cell>
          <table:table-cell table:style-name="ce41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74" office:value-type="string">
            <text:p>Name (Caller) :</text:p>
          </table:table-cell>
          <table:table-cell table:style-name="ce45" table:number-columns-spanned="2" table:number-rows-spanned="1"/>
          <table:covered-table-cell table:style-name="ce45"/>
          <table:table-cell table:number-columns-repeated="1016"/>
        </table:table-row>
        <table:table-row table:style-name="ro11">
          <table:table-cell table:style-name="ce115" office:value-type="string">
            <text:p>Mnemonic</text:p>
            <text:p>Site ID:</text:p>
          </table:table-cell>
          <table:table-cell table:style-name="ce132" table:content-validation-name="val2" office:value-type="string">
            <text:p>AEABU</text:p>
          </table:table-cell>
          <table:table-cell table:style-name="ce142" office:value-type="string" table:number-columns-spanned="3" table:number-rows-spanned="1">
            <text:p>&lt;&lt;&lt;--------Please click in the yellow box</text:p>
          </table:table-cell>
          <table:covered-table-cell table:style-name="ce147"/>
          <table:covered-table-cell table:style-name="ce142"/>
          <table:table-cell table:style-name="ce75" office:value-type="string">
            <text:p>Phone number:</text:p>
          </table:table-cell>
          <table:table-cell table:style-name="ce84" table:number-columns-spanned="2" table:number-rows-spanned="1"/>
          <table:covered-table-cell table:style-name="ce99"/>
          <table:table-cell table:number-columns-repeated="1016"/>
        </table:table-row>
        <table:table-row table:style-name="ro2">
          <table:table-cell table:style-name="ce115" office:value-type="string">
            <text:p>Customer name </text:p>
          </table:table-cell>
          <table:table-cell table:style-name="ce43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76" office:value-type="string">
            <text:p>Mail address:</text:p>
          </table:table-cell>
          <table:table-cell table:style-name="ce43" table:number-columns-spanned="2" table:number-rows-spanned="1"/>
          <table:covered-table-cell table:style-name="ce43"/>
          <table:table-cell table:number-columns-repeated="1016"/>
        </table:table-row>
        <table:table-row table:style-name="ro2">
          <table:table-cell table:style-name="ce115" office:value-type="string">
            <text:p>Site:</text:p>
          </table:table-cell>
          <table:table-cell table:style-name="ce44" table:formula="of:=VLOOKUP([$MAC.B16];[$'Damovo Side ID - Mnemoric Code'.B5:.E336];3;0)" office:value-type="string" office:string-value="UPS ABU DHABI" table:number-columns-spanned="2" table:number-rows-spanned="1">
            <text:p>UPS ABU DHABI</text:p>
          </table:table-cell>
          <table:covered-table-cell table:style-name="ce44"/>
          <table:table-cell table:style-name="ce45" table:number-columns-spanned="2" table:number-rows-spanned="1"/>
          <table:covered-table-cell table:style-name="ce45"/>
          <table:table-cell table:style-name="ce76" office:value-type="string">
            <text:p>Date:</text:p>
          </table:table-cell>
          <table:table-cell table:style-name="ce43" table:number-columns-spanned="2" table:number-rows-spanned="1"/>
          <table:covered-table-cell table:style-name="ce43"/>
          <table:table-cell table:number-columns-repeated="1016"/>
        </table:table-row>
        <table:table-row table:style-name="ro2">
          <table:table-cell table:style-name="ce115" office:value-type="string">
            <text:p>Street / City</text:p>
          </table:table-cell>
          <table:table-cell table:style-name="ce44" table:formula="of:=VLOOKUP([$MAC.B16];[$'Damovo Side ID - Mnemoric Code'.B5:.E336];4;0)" office:value-type="string" office:string-value="P.O.BOX 30804, AIRPORT ROAD   " table:number-columns-spanned="2" table:number-rows-spanned="1">
            <text:p>P.O.BOX 30804, AIRPORT ROAD <text:s text:c="2"/></text:p>
          </table:table-cell>
          <table:covered-table-cell table:style-name="ce44"/>
          <table:table-cell table:style-name="ce45" table:formula="of:=VLOOKUP([$MAC.B16];[$'Damovo Side ID - Mnemoric Code'.B5:.F336];5;0)" office:value-type="string" office:string-value="ABU DHABI                     " table:number-columns-spanned="2" table:number-rows-spanned="1">
            <text:p>ABU DHABI <text:s text:c="20"/></text:p>
          </table:table-cell>
          <table:covered-table-cell table:style-name="ce45"/>
          <table:table-cell table:style-name="ce76"/>
          <table:table-cell table:style-name="ce43" table:number-columns-spanned="2" table:number-rows-spanned="1"/>
          <table:covered-table-cell table:style-name="ce43"/>
          <table:table-cell table:number-columns-repeated="1016"/>
        </table:table-row>
        <table:table-row table:style-name="ro2">
          <table:table-cell table:style-name="ce13" office:value-type="string">
            <text:p>Phone Number</text:p>
          </table:table-cell>
          <table:table-cell table:style-name="ce45" table:number-columns-spanned="2" table:number-rows-spanned="1"/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77"/>
          <table:table-cell table:style-name="ce85" table:number-columns-spanned="2" table:number-rows-spanned="1"/>
          <table:covered-table-cell table:style-name="ce85"/>
          <table:table-cell table:number-columns-repeated="1016"/>
        </table:table-row>
        <table:table-row table:style-name="ro2">
          <table:table-cell table:style-name="ce116" office:value-type="string">
            <text:p>MAC's</text:p>
          </table:table-cell>
          <table:table-cell table:style-name="ce133" table:number-columns-repeated="2"/>
          <table:table-cell table:style-name="ce47" table:number-columns-repeated="4"/>
          <table:table-cell table:style-name="ce102"/>
          <table:table-cell table:number-columns-repeated="1016"/>
        </table:table-row>
        <table:table-row table:style-name="ro6">
          <table:table-cell table:style-name="ce117" office:value-type="string">
            <text:p>£<text:span text:style-name="T1"> NEW USER</text:span></text:p>
          </table:table-cell>
          <table:table-cell table:style-name="ce36"/>
          <table:table-cell table:style-name="ce117" office:value-type="string">
            <text:p>£<text:span text:style-name="T1"> other</text:span></text:p>
            <draw:custom-shape table:end-cell-address="MAC.C22" table:end-x="0.577cm" table:end-y="0.371cm" draw:z-index="0" draw:name="Rectangle 12" draw:style-name="gr2" draw:text-style-name="P2" svg:width="0.449cm" svg:height="0.317cm" svg:x="0.128cm" svg:y="0.054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6" table:number-columns-repeated="4"/>
          <table:table-cell table:style-name="ce94"/>
          <table:table-cell table:number-columns-repeated="1016"/>
        </table:table-row>
        <table:table-row table:style-name="ro6">
          <table:table-cell table:style-name="ce117" office:value-type="string">
            <text:p>£<text:span text:style-name="T2"> </text:span><text:span text:style-name="T3">USER MOVE from A to B</text:span></text:p>
          </table:table-cell>
          <table:table-cell table:style-name="ce36" table:number-columns-repeated="6"/>
          <table:table-cell table:style-name="ce94"/>
          <table:table-cell table:number-columns-repeated="1016"/>
        </table:table-row>
        <table:table-row table:style-name="ro6">
          <table:table-cell table:style-name="ce117" office:value-type="string">
            <text:p>£<text:span text:style-name="T2"> </text:span><text:span text:style-name="T3">Demounting</text:span></text:p>
          </table:table-cell>
          <table:table-cell table:style-name="ce36" table:number-columns-repeated="6"/>
          <table:table-cell table:style-name="ce94"/>
          <table:table-cell table:number-columns-repeated="1016"/>
        </table:table-row>
        <table:table-row table:style-name="ro6">
          <table:table-cell table:style-name="ce117" office:value-type="string">
            <text:p>£<text:span text:style-name="T2"> </text:span><text:span text:style-name="T1">Feature Change (only Remote)</text:span></text:p>
          </table:table-cell>
          <table:table-cell table:style-name="ce36" table:number-columns-repeated="6"/>
          <table:table-cell table:style-name="ce94"/>
          <table:table-cell table:number-columns-repeated="1016"/>
        </table:table-row>
        <table:table-row table:style-name="ro6">
          <table:table-cell table:style-name="ce118"/>
          <table:table-cell table:style-name="ce36" table:number-columns-repeated="6"/>
          <table:table-cell table:style-name="ce94"/>
          <table:table-cell table:number-columns-repeated="1016"/>
        </table:table-row>
        <table:table-row table:style-name="ro6">
          <table:table-cell table:style-name="ce119"/>
          <table:table-cell table:style-name="ce36"/>
          <table:table-cell table:style-name="ce143" office:value-type="string" table:number-columns-spanned="3" table:number-rows-spanned="1">
            <text:p>Configuration OLD</text:p>
          </table:table-cell>
          <table:covered-table-cell table:number-columns-repeated="2" table:style-name="ce143"/>
          <table:table-cell table:style-name="ce153" office:value-type="string" table:number-columns-spanned="3" table:number-rows-spanned="1">
            <text:p>Configuration NEW</text:p>
          </table:table-cell>
          <table:covered-table-cell table:style-name="ce143"/>
          <table:covered-table-cell table:style-name="ce153"/>
          <table:table-cell table:number-columns-repeated="1016"/>
        </table:table-row>
        <table:table-row table:style-name="ro1">
          <table:table-cell table:style-name="ce17" office:value-type="string" table:number-columns-spanned="2" table:number-rows-spanned="1">
            <text:p>Department</text:p>
          </table:table-cell>
          <table:covered-table-cell table:style-name="ce48"/>
          <table:table-cell table:style-name="ce48" table:number-columns-spanned="3" table:number-rows-spanned="1"/>
          <table:covered-table-cell table:number-columns-repeated="2" table:style-name="ce48"/>
          <table:table-cell table:style-name="ce154" table:number-columns-spanned="3" table:number-rows-spanned="1"/>
          <table:covered-table-cell table:style-name="ce48"/>
          <table:covered-table-cell table:style-name="ce154"/>
          <table:table-cell table:number-columns-repeated="1016"/>
        </table:table-row>
        <table:table-row table:style-name="ro1">
          <table:table-cell table:style-name="ce17" office:value-type="string" table:number-columns-spanned="2" table:number-rows-spanned="1">
            <text:p>Phone Number</text:p>
          </table:table-cell>
          <table:covered-table-cell table:style-name="ce48"/>
          <table:table-cell table:style-name="ce48" table:number-columns-spanned="3" table:number-rows-spanned="1"/>
          <table:covered-table-cell table:number-columns-repeated="2" table:style-name="ce48"/>
          <table:table-cell table:style-name="ce154" table:number-columns-spanned="3" table:number-rows-spanned="1"/>
          <table:covered-table-cell table:style-name="ce48"/>
          <table:covered-table-cell table:style-name="ce154"/>
          <table:table-cell table:number-columns-repeated="1016"/>
        </table:table-row>
        <table:table-row table:style-name="ro1">
          <table:table-cell table:style-name="ce17" office:value-type="string" table:number-columns-spanned="2" table:number-rows-spanned="1">
            <text:p>Name</text:p>
          </table:table-cell>
          <table:covered-table-cell table:style-name="ce48"/>
          <table:table-cell table:style-name="ce48" table:number-columns-spanned="3" table:number-rows-spanned="1"/>
          <table:covered-table-cell table:number-columns-repeated="2" table:style-name="ce48"/>
          <table:table-cell table:style-name="ce154" table:number-columns-spanned="3" table:number-rows-spanned="1"/>
          <table:covered-table-cell table:style-name="ce48"/>
          <table:covered-table-cell table:style-name="ce154"/>
          <table:table-cell table:number-columns-repeated="1016"/>
        </table:table-row>
        <table:table-row table:style-name="ro1">
          <table:table-cell table:style-name="ce17" office:value-type="string" table:number-columns-spanned="2" table:number-rows-spanned="1">
            <text:p>Cost Center</text:p>
          </table:table-cell>
          <table:covered-table-cell table:style-name="ce48"/>
          <table:table-cell table:style-name="ce48" table:number-columns-spanned="3" table:number-rows-spanned="1"/>
          <table:covered-table-cell table:number-columns-repeated="2" table:style-name="ce48"/>
          <table:table-cell table:style-name="ce154" table:number-columns-spanned="3" table:number-rows-spanned="1"/>
          <table:covered-table-cell table:style-name="ce48"/>
          <table:covered-table-cell table:style-name="ce154"/>
          <table:table-cell table:number-columns-repeated="1016"/>
        </table:table-row>
        <table:table-row table:style-name="ro1">
          <table:table-cell table:style-name="ce17" office:value-type="string" table:number-columns-spanned="2" table:number-rows-spanned="1">
            <text:p>Location</text:p>
          </table:table-cell>
          <table:covered-table-cell table:style-name="ce48"/>
          <table:table-cell table:style-name="ce48" table:number-columns-spanned="3" table:number-rows-spanned="1"/>
          <table:covered-table-cell table:number-columns-repeated="2" table:style-name="ce48"/>
          <table:table-cell table:style-name="ce154" table:number-columns-spanned="3" table:number-rows-spanned="1"/>
          <table:covered-table-cell table:style-name="ce48"/>
          <table:covered-table-cell table:style-name="ce154"/>
          <table:table-cell table:number-columns-repeated="1016"/>
        </table:table-row>
        <table:table-row table:style-name="ro1">
          <table:table-cell table:style-name="ce17" office:value-type="string" table:number-columns-spanned="2" table:number-rows-spanned="1">
            <text:p>Building / Room</text:p>
          </table:table-cell>
          <table:covered-table-cell table:style-name="ce48"/>
          <table:table-cell table:style-name="ce48" table:number-columns-spanned="3" table:number-rows-spanned="1"/>
          <table:covered-table-cell table:number-columns-repeated="2" table:style-name="ce48"/>
          <table:table-cell table:style-name="ce154" table:number-columns-spanned="3" table:number-rows-spanned="1"/>
          <table:covered-table-cell table:style-name="ce48"/>
          <table:covered-table-cell table:style-name="ce154"/>
          <table:table-cell table:number-columns-repeated="1016"/>
        </table:table-row>
        <table:table-row table:style-name="ro1">
          <table:table-cell table:style-name="ce17" table:number-columns-spanned="2" table:number-rows-spanned="1"/>
          <table:covered-table-cell table:style-name="ce48"/>
          <table:table-cell table:style-name="ce48" table:number-columns-spanned="3" table:number-rows-spanned="1"/>
          <table:covered-table-cell table:number-columns-repeated="2" table:style-name="ce48"/>
          <table:table-cell table:style-name="ce154" table:number-columns-spanned="3" table:number-rows-spanned="1"/>
          <table:covered-table-cell table:style-name="ce48"/>
          <table:covered-table-cell table:style-name="ce154"/>
          <table:table-cell table:number-columns-repeated="1016"/>
        </table:table-row>
        <table:table-row table:style-name="ro1">
          <table:table-cell table:style-name="ce17" office:value-type="string" table:number-columns-spanned="2" table:number-rows-spanned="1">
            <text:p>PIN</text:p>
          </table:table-cell>
          <table:covered-table-cell table:style-name="ce48"/>
          <table:table-cell table:style-name="ce48" table:number-columns-spanned="3" table:number-rows-spanned="1"/>
          <table:covered-table-cell table:number-columns-repeated="2" table:style-name="ce48"/>
          <table:table-cell table:style-name="ce154" table:number-columns-spanned="3" table:number-rows-spanned="1"/>
          <table:covered-table-cell table:style-name="ce48"/>
          <table:covered-table-cell table:style-name="ce154"/>
          <table:table-cell table:number-columns-repeated="1016"/>
        </table:table-row>
        <table:table-row table:style-name="ro1">
          <table:table-cell table:style-name="ce17" office:value-type="string" table:number-columns-spanned="2" table:number-rows-spanned="1">
            <text:p>Personnel number</text:p>
          </table:table-cell>
          <table:covered-table-cell table:style-name="ce48"/>
          <table:table-cell table:style-name="ce48" table:number-columns-spanned="3" table:number-rows-spanned="1"/>
          <table:covered-table-cell table:number-columns-repeated="2" table:style-name="ce48"/>
          <table:table-cell table:style-name="ce154" table:number-columns-spanned="3" table:number-rows-spanned="1"/>
          <table:covered-table-cell table:style-name="ce48"/>
          <table:covered-table-cell table:style-name="ce154"/>
          <table:table-cell table:number-columns-repeated="1016"/>
        </table:table-row>
        <table:table-row table:style-name="ro1">
          <table:table-cell table:style-name="ce17" office:value-type="string" table:number-columns-spanned="2" table:number-rows-spanned="1">
            <text:p>Class of Service</text:p>
          </table:table-cell>
          <table:covered-table-cell table:style-name="ce48"/>
          <table:table-cell table:style-name="ce48" table:number-columns-spanned="3" table:number-rows-spanned="1"/>
          <table:covered-table-cell table:number-columns-repeated="2" table:style-name="ce48"/>
          <table:table-cell table:style-name="ce154" table:number-columns-spanned="3" table:number-rows-spanned="1"/>
          <table:covered-table-cell table:style-name="ce48"/>
          <table:covered-table-cell table:style-name="ce154"/>
          <table:table-cell table:number-columns-repeated="1016"/>
        </table:table-row>
        <table:table-row table:style-name="ro1">
          <table:table-cell table:style-name="ce17" office:value-type="string" table:number-columns-spanned="2" table:number-rows-spanned="1">
            <text:p>Direct outward dialing</text:p>
          </table:table-cell>
          <table:covered-table-cell table:style-name="ce48"/>
          <table:table-cell table:style-name="ce48" table:number-columns-spanned="3" table:number-rows-spanned="1"/>
          <table:covered-table-cell table:number-columns-repeated="2" table:style-name="ce48"/>
          <table:table-cell table:style-name="ce154" table:number-columns-spanned="3" table:number-rows-spanned="1"/>
          <table:covered-table-cell table:style-name="ce48"/>
          <table:covered-table-cell table:style-name="ce154"/>
          <table:table-cell table:number-columns-repeated="1016"/>
        </table:table-row>
        <table:table-row table:style-name="ro1">
          <table:table-cell table:style-name="ce17" office:value-type="string" table:number-columns-spanned="2" table:number-rows-spanned="1">
            <text:p>Pick UP Group </text:p>
          </table:table-cell>
          <table:covered-table-cell table:style-name="ce48"/>
          <table:table-cell table:style-name="ce48" table:number-columns-spanned="3" table:number-rows-spanned="1"/>
          <table:covered-table-cell table:number-columns-repeated="2" table:style-name="ce48"/>
          <table:table-cell table:style-name="ce154" table:number-columns-spanned="3" table:number-rows-spanned="1"/>
          <table:covered-table-cell table:style-name="ce48"/>
          <table:covered-table-cell table:style-name="ce154"/>
          <table:table-cell table:number-columns-repeated="1016"/>
        </table:table-row>
        <table:table-row table:style-name="ro1">
          <table:table-cell table:style-name="ce17" office:value-type="string" table:number-columns-spanned="2" table:number-rows-spanned="1">
            <text:p>Hunt Group</text:p>
          </table:table-cell>
          <table:covered-table-cell table:style-name="ce48"/>
          <table:table-cell table:style-name="ce48" table:number-columns-spanned="3" table:number-rows-spanned="1"/>
          <table:covered-table-cell table:number-columns-repeated="2" table:style-name="ce48"/>
          <table:table-cell table:style-name="ce154" table:number-columns-spanned="3" table:number-rows-spanned="1"/>
          <table:covered-table-cell table:style-name="ce48"/>
          <table:covered-table-cell table:style-name="ce154"/>
          <table:table-cell table:number-columns-repeated="1016"/>
        </table:table-row>
        <table:table-row table:style-name="ro1">
          <table:table-cell table:style-name="ce17" office:value-type="string" table:number-columns-spanned="2" table:number-rows-spanned="1">
            <text:p>Team Member</text:p>
          </table:table-cell>
          <table:covered-table-cell table:style-name="ce48"/>
          <table:table-cell table:style-name="ce48" table:number-columns-spanned="3" table:number-rows-spanned="1"/>
          <table:covered-table-cell table:number-columns-repeated="2" table:style-name="ce48"/>
          <table:table-cell table:style-name="ce154" table:number-columns-spanned="3" table:number-rows-spanned="1"/>
          <table:covered-table-cell table:style-name="ce48"/>
          <table:covered-table-cell table:style-name="ce154"/>
          <table:table-cell table:number-columns-repeated="1016"/>
        </table:table-row>
        <table:table-row table:style-name="ro1">
          <table:table-cell table:style-name="ce17" table:number-columns-spanned="2" table:number-rows-spanned="1"/>
          <table:covered-table-cell table:style-name="ce48"/>
          <table:table-cell table:style-name="ce48" table:number-columns-spanned="3" table:number-rows-spanned="1"/>
          <table:covered-table-cell table:number-columns-repeated="2" table:style-name="ce48"/>
          <table:table-cell table:style-name="ce154" table:number-columns-spanned="3" table:number-rows-spanned="1"/>
          <table:covered-table-cell table:style-name="ce48"/>
          <table:covered-table-cell table:style-name="ce154"/>
          <table:table-cell table:number-columns-repeated="1016"/>
        </table:table-row>
        <table:table-row table:style-name="ro1">
          <table:table-cell table:style-name="ce17" office:value-type="string" table:number-columns-spanned="2" table:number-rows-spanned="1">
            <text:p>Change of the name</text:p>
          </table:table-cell>
          <table:covered-table-cell table:style-name="ce48"/>
          <table:table-cell table:style-name="ce48" table:number-columns-spanned="3" table:number-rows-spanned="1"/>
          <table:covered-table-cell table:number-columns-repeated="2" table:style-name="ce48"/>
          <table:table-cell table:style-name="ce154" table:number-columns-spanned="3" table:number-rows-spanned="1"/>
          <table:covered-table-cell table:style-name="ce48"/>
          <table:covered-table-cell table:style-name="ce154"/>
          <table:table-cell table:number-columns-repeated="1016"/>
        </table:table-row>
        <table:table-row table:style-name="ro1">
          <table:table-cell table:style-name="ce17" office:value-type="string" table:number-columns-spanned="2" table:number-rows-spanned="1">
            <text:p>CTI</text:p>
          </table:table-cell>
          <table:covered-table-cell table:style-name="ce48"/>
          <table:table-cell table:style-name="ce48" table:number-columns-spanned="3" table:number-rows-spanned="1"/>
          <table:covered-table-cell table:number-columns-repeated="2" table:style-name="ce48"/>
          <table:table-cell table:style-name="ce154" table:number-columns-spanned="3" table:number-rows-spanned="1"/>
          <table:covered-table-cell table:style-name="ce48"/>
          <table:covered-table-cell table:style-name="ce154"/>
          <table:table-cell table:number-columns-repeated="1016"/>
        </table:table-row>
        <table:table-row table:style-name="ro1">
          <table:table-cell table:style-name="ce17" office:value-type="string" table:number-columns-spanned="2" table:number-rows-spanned="1">
            <text:p>Date of realisation</text:p>
          </table:table-cell>
          <table:covered-table-cell table:style-name="ce48"/>
          <table:table-cell table:style-name="ce48" table:number-columns-spanned="3" table:number-rows-spanned="1"/>
          <table:covered-table-cell table:number-columns-repeated="2" table:style-name="ce48"/>
          <table:table-cell table:style-name="ce154" table:number-columns-spanned="3" table:number-rows-spanned="1"/>
          <table:covered-table-cell table:style-name="ce48"/>
          <table:covered-table-cell table:style-name="ce154"/>
          <table:table-cell table:number-columns-repeated="1016"/>
        </table:table-row>
        <table:table-row table:style-name="ro1">
          <table:table-cell table:style-name="ce17" office:value-type="string" table:number-columns-spanned="2" table:number-rows-spanned="1">
            <text:p>other:</text:p>
          </table:table-cell>
          <table:covered-table-cell table:style-name="ce48"/>
          <table:table-cell table:style-name="ce48" table:number-columns-spanned="3" table:number-rows-spanned="1"/>
          <table:covered-table-cell table:number-columns-repeated="2" table:style-name="ce48"/>
          <table:table-cell table:style-name="ce154" table:number-columns-spanned="3" table:number-rows-spanned="1"/>
          <table:covered-table-cell table:style-name="ce48"/>
          <table:covered-table-cell table:style-name="ce154"/>
          <table:table-cell table:number-columns-repeated="1016"/>
        </table:table-row>
        <table:table-row table:style-name="ro1">
          <table:table-cell table:style-name="ce17" table:number-columns-spanned="2" table:number-rows-spanned="1"/>
          <table:covered-table-cell table:style-name="ce48"/>
          <table:table-cell table:style-name="ce48" table:number-columns-spanned="3" table:number-rows-spanned="1"/>
          <table:covered-table-cell table:number-columns-repeated="2" table:style-name="ce48"/>
          <table:table-cell table:style-name="ce154" table:number-columns-spanned="3" table:number-rows-spanned="1"/>
          <table:covered-table-cell table:style-name="ce48"/>
          <table:covered-table-cell table:style-name="ce154"/>
          <table:table-cell table:number-columns-repeated="1016"/>
        </table:table-row>
        <table:table-row table:style-name="ro1">
          <table:table-cell table:style-name="ce120"/>
          <table:table-cell table:style-name="ce134"/>
          <table:table-cell table:style-name="ce144" table:number-columns-spanned="6" table:number-rows-spanned="1"/>
          <table:covered-table-cell table:number-columns-repeated="4" table:style-name="ce148"/>
          <table:covered-table-cell table:style-name="ce144"/>
          <table:table-cell table:number-columns-repeated="1016"/>
        </table:table-row>
        <table:table-row table:style-name="ro7">
          <table:table-cell table:style-name="ce121"/>
          <table:table-cell table:style-name="ce135"/>
          <table:table-cell table:style-name="ce145" table:number-columns-spanned="6" table:number-rows-spanned="1"/>
          <table:covered-table-cell table:number-columns-repeated="4" table:style-name="ce149"/>
          <table:covered-table-cell table:style-name="ce145"/>
          <table:table-cell table:number-columns-repeated="1016"/>
        </table:table-row>
        <table:table-row table:style-name="ro1">
          <table:table-cell table:style-name="ce122" office:value-type="string" table:number-columns-spanned="8" table:number-rows-spanned="2">
            <text:p>Description</text:p>
            <text:p/>
            <text:p/>
          </table:table-cell>
          <table:covered-table-cell table:number-columns-repeated="6" table:style-name="ce136"/>
          <table:covered-table-cell table:style-name="ce162"/>
          <table:table-cell table:number-columns-repeated="1016"/>
        </table:table-row>
        <table:table-row table:style-name="ro12">
          <table:covered-table-cell table:style-name="ce123"/>
          <table:covered-table-cell table:number-columns-repeated="6" table:style-name="ce137"/>
          <table:covered-table-cell table:style-name="ce163"/>
          <table:table-cell table:number-columns-repeated="1016"/>
        </table:table-row>
        <table:table-row table:style-name="ro1" table:number-rows-repeated="3">
          <table:table-cell table:style-name="ce124"/>
          <table:table-cell table:style-name="ce138" table:number-columns-repeated="6"/>
          <table:table-cell table:style-name="ce164"/>
          <table:table-cell table:number-columns-repeated="1016"/>
        </table:table-row>
        <table:table-row table:style-name="ro1">
          <table:table-cell table:style-name="ce125" table:number-columns-spanned="8" table:number-rows-spanned="1"/>
          <table:covered-table-cell table:number-columns-repeated="6" table:style-name="ce139"/>
          <table:covered-table-cell table:style-name="ce165"/>
          <table:table-cell table:number-columns-repeated="1016"/>
        </table:table-row>
        <table:table-row table:style-name="ro1">
          <table:table-cell table:style-name="ce125" table:number-columns-spanned="8" table:number-rows-spanned="1"/>
          <table:covered-table-cell table:number-columns-repeated="6" table:style-name="ce139"/>
          <table:covered-table-cell table:style-name="ce165"/>
          <table:table-cell table:number-columns-repeated="1016"/>
        </table:table-row>
        <table:table-row table:style-name="ro1">
          <table:table-cell table:style-name="ce125" table:number-columns-spanned="8" table:number-rows-spanned="1"/>
          <table:covered-table-cell table:number-columns-repeated="6" table:style-name="ce139"/>
          <table:covered-table-cell table:style-name="ce165"/>
          <table:table-cell table:number-columns-repeated="1016"/>
        </table:table-row>
        <table:table-row table:style-name="ro1">
          <table:table-cell table:style-name="ce126" table:number-columns-spanned="8" table:number-rows-spanned="1"/>
          <table:covered-table-cell table:number-columns-repeated="6" table:style-name="ce140"/>
          <table:covered-table-cell table:style-name="ce166"/>
          <table:table-cell table:number-columns-repeated="1016"/>
        </table:table-row>
        <table:table-row table:style-name="ro7">
          <table:table-cell table:style-name="ce25" table:number-columns-spanned="8" table:number-rows-spanned="4"/>
          <table:covered-table-cell table:number-columns-repeated="6" table:style-name="ce54"/>
          <table:covered-table-cell table:style-name="ce106"/>
          <table:table-cell table:number-columns-repeated="1016"/>
        </table:table-row>
        <table:table-row table:style-name="ro1">
          <table:covered-table-cell table:style-name="ce26"/>
          <table:covered-table-cell table:number-columns-repeated="6" table:style-name="ce54"/>
          <table:covered-table-cell table:style-name="ce106"/>
          <table:table-cell table:number-columns-repeated="1016"/>
        </table:table-row>
        <table:table-row table:style-name="ro1">
          <table:covered-table-cell table:style-name="ce26"/>
          <table:covered-table-cell table:number-columns-repeated="6" table:style-name="ce54"/>
          <table:covered-table-cell table:style-name="ce106"/>
          <table:table-cell table:number-columns-repeated="1016"/>
        </table:table-row>
        <table:table-row table:style-name="ro1">
          <table:covered-table-cell table:style-name="ce26"/>
          <table:covered-table-cell table:number-columns-repeated="6" table:style-name="ce54"/>
          <table:covered-table-cell table:style-name="ce106"/>
          <table:table-cell table:number-columns-repeated="1016"/>
        </table:table-row>
        <table:table-row table:style-name="ro1">
          <table:table-cell table:style-name="ce27"/>
          <table:table-cell table:style-name="ce55" table:number-columns-repeated="6"/>
          <table:table-cell table:style-name="ce107"/>
          <table:table-cell table:number-columns-repeated="1016"/>
        </table:table-row>
        <table:table-row table:style-name="ro1">
          <table:table-cell table:style-name="ce27"/>
          <table:table-cell table:style-name="ce36" table:number-columns-repeated="2"/>
          <table:table-cell table:style-name="ce55" table:number-columns-repeated="4"/>
          <table:table-cell table:style-name="ce107"/>
          <table:table-cell table:number-columns-repeated="1016"/>
        </table:table-row>
        <table:table-row table:style-name="ro1">
          <table:table-cell table:style-name="ce28"/>
          <table:table-cell table:style-name="ce56" table:number-columns-repeated="4"/>
          <table:table-cell table:style-name="ce36"/>
          <table:table-cell table:style-name="ce86" table:number-columns-spanned="2" table:number-rows-spanned="1"/>
          <table:covered-table-cell table:style-name="ce86"/>
          <table:table-cell table:number-columns-repeated="1016"/>
        </table:table-row>
        <table:table-row table:style-name="ro1">
          <table:table-cell table:style-name="ce29" office:value-type="string" table:number-columns-spanned="5" table:number-rows-spanned="1">
            <text:p>Date, Name (order department)</text:p>
          </table:table-cell>
          <table:covered-table-cell table:number-columns-repeated="4" table:style-name="ce57"/>
          <table:table-cell table:style-name="ce80"/>
          <table:table-cell table:style-name="ce87" office:value-type="string" table:number-columns-spanned="2" table:number-rows-spanned="1">
            <text:p>Legitimation</text:p>
          </table:table-cell>
          <table:covered-table-cell table:style-name="ce87"/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Incident.$A$1" table:cell-range-address="$MAC.$A$1:.$H$66" table:range-usable-as="print-range"/>
        </table:named-expressions>
      </table:table>
      <table:table table:name="Damovo Side ID - Mnemoric Code" table:style-name="ta3" table:print="false">
        <table:table-column table:style-name="co7" table:default-cell-style-name="Excel_20_Built-in_20_Normal"/>
        <table:table-column table:style-name="co11" table:default-cell-style-name="ce167"/>
        <table:table-column table:style-name="co12" table:default-cell-style-name="ce167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3" table:default-cell-style-name="Excel_20_Built-in_20_Normal"/>
        <table:table-column table:style-name="co7" table:number-columns-repeated="1015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68" office:value-type="string">
            <text:p>Mnemoric</text:p>
          </table:table-cell>
          <table:table-cell table:style-name="ce168" office:value-type="string">
            <text:p>Damovo-Side ID</text:p>
          </table:table-cell>
          <table:table-cell table:style-name="ce168" office:value-type="string">
            <text:p>ALPHA NAME (INVOICE NAME)</text:p>
          </table:table-cell>
          <table:table-cell table:style-name="ce168" office:value-type="string">
            <text:p>ADDRESS LINE 1</text:p>
          </table:table-cell>
          <table:table-cell table:style-name="ce168" office:value-type="string">
            <text:p>CITY</text:p>
          </table:table-cell>
          <table:table-cell table:style-name="ce168" office:value-type="string">
            <text:p>POSTAL CODE</text:p>
          </table:table-cell>
          <table:table-cell table:style-name="ce168" office:value-type="string">
            <text:p>COUNTRY</text:p>
          </table:table-cell>
          <table:table-cell table:style-name="ce168" office:value-type="string">
            <text:p>COUNTRY CODE</text:p>
          </table:table-cell>
          <table:table-cell table:style-name="ce16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EABU</text:p>
          </table:table-cell>
          <table:table-cell table:style-name="ce169" office:value-type="float" office:value="643819">
            <text:p>643819</text:p>
          </table:table-cell>
          <table:table-cell office:value-type="string">
            <text:p>UPS ABU DHABI</text:p>
          </table:table-cell>
          <table:table-cell office:value-type="string">
            <text:p>P.O.BOX 30804, AIRPORT ROAD <text:s text:c="2"/></text:p>
          </table:table-cell>
          <table:table-cell office:value-type="string">
            <text:p>ABU DHABI <text:s text:c="20"/></text:p>
          </table:table-cell>
          <table:table-cell/>
          <table:table-cell office:value-type="string">
            <text:p>UNITED ARAB EMIRATES</text:p>
          </table:table-cell>
          <table:table-cell office:value-type="string">
            <text:p>A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EBIA</text:p>
          </table:table-cell>
          <table:table-cell table:style-name="ce169" office:value-type="float" office:value="643930">
            <text:p>643930</text:p>
          </table:table-cell>
          <table:table-cell office:value-type="string">
            <text:p>UPS UAE HEADQUARTERS</text:p>
          </table:table-cell>
          <table:table-cell office:value-type="string">
            <text:p>P.O. BOX 26026 AL QOUZ AREA <text:s text:c="2"/></text:p>
          </table:table-cell>
          <table:table-cell office:value-type="string">
            <text:p>DUBAI <text:s text:c="24"/></text:p>
          </table:table-cell>
          <table:table-cell/>
          <table:table-cell office:value-type="string">
            <text:p>UNITED ARAB EMIRATES</text:p>
          </table:table-cell>
          <table:table-cell office:value-type="string">
            <text:p>A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ECRV</text:p>
          </table:table-cell>
          <table:table-cell table:style-name="ce169" office:value-type="float" office:value="644041">
            <text:p>644041</text:p>
          </table:table-cell>
          <table:table-cell office:value-type="string">
            <text:p>UPS</text:p>
          </table:table-cell>
          <table:table-cell office:value-type="string">
            <text:p>MEGA TERMINAL BLVD, 5TH FLOOR </text:p>
          </table:table-cell>
          <table:table-cell office:value-type="string">
            <text:p>DUBAI <text:s text:c="24"/></text:p>
          </table:table-cell>
          <table:table-cell/>
          <table:table-cell office:value-type="string">
            <text:p>UNITED ARAB EMIRATES</text:p>
          </table:table-cell>
          <table:table-cell office:value-type="string">
            <text:p>A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EDFZ</text:p>
          </table:table-cell>
          <table:table-cell table:style-name="ce169" office:value-type="float" office:value="644085">
            <text:p>644085</text:p>
          </table:table-cell>
          <table:table-cell office:value-type="string">
            <text:p>UPS DUBAI FREEZONE WAREHOUSE D-10</text:p>
          </table:table-cell>
          <table:table-cell office:value-type="string">
            <text:p>DUBAI AIRPORT FREEZONE <text:s text:c="7"/></text:p>
          </table:table-cell>
          <table:table-cell office:value-type="string">
            <text:p>DUBAI <text:s text:c="24"/></text:p>
          </table:table-cell>
          <table:table-cell/>
          <table:table-cell office:value-type="string">
            <text:p>UNITED ARAB EMIRATES</text:p>
          </table:table-cell>
          <table:table-cell office:value-type="string">
            <text:p>A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EDUI</text:p>
          </table:table-cell>
          <table:table-cell table:style-name="ce169" office:value-type="float" office:value="644096">
            <text:p>644096</text:p>
          </table:table-cell>
          <table:table-cell office:value-type="string">
            <text:p>UPS DUBAI CENTER</text:p>
          </table:table-cell>
          <table:table-cell office:value-type="string">
            <text:p>WAREHOUSES 17 &amp; 18, STREET 18 </text:p>
          </table:table-cell>
          <table:table-cell office:value-type="string">
            <text:p>DUBAI <text:s text:c="24"/></text:p>
          </table:table-cell>
          <table:table-cell/>
          <table:table-cell office:value-type="string">
            <text:p>UNITED ARAB EMIRATES</text:p>
          </table:table-cell>
          <table:table-cell office:value-type="string">
            <text:p>A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EDXB</text:p>
          </table:table-cell>
          <table:table-cell table:style-name="ce169" office:value-type="float" office:value="644107">
            <text:p>644107</text:p>
          </table:table-cell>
          <table:table-cell office:value-type="string">
            <text:p>UPS DUBAI INT'L AIRPORT FREEZONE</text:p>
          </table:table-cell>
          <table:table-cell office:value-type="string">
            <text:p>DNATA - FREEZONE LOGISTICS CTR</text:p>
          </table:table-cell>
          <table:table-cell office:value-type="string">
            <text:p>DUBAI <text:s text:c="24"/></text:p>
          </table:table-cell>
          <table:table-cell/>
          <table:table-cell office:value-type="string">
            <text:p>UNITED ARAB EMIRATES</text:p>
          </table:table-cell>
          <table:table-cell office:value-type="string">
            <text:p>A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EJAI</text:p>
          </table:table-cell>
          <table:table-cell table:style-name="ce169" office:value-type="float" office:value="644118">
            <text:p>644118</text:p>
          </table:table-cell>
          <table:table-cell office:value-type="string">
            <text:p>UPS</text:p>
          </table:table-cell>
          <table:table-cell office:value-type="string">
            <text:p>JEBEL ALI FREE ZONE <text:s text:c="10"/></text:p>
          </table:table-cell>
          <table:table-cell office:value-type="string">
            <text:p>JEBEL ALI <text:s text:c="20"/></text:p>
          </table:table-cell>
          <table:table-cell/>
          <table:table-cell office:value-type="string">
            <text:p>UNITED ARAB EMIRATES</text:p>
          </table:table-cell>
          <table:table-cell office:value-type="string">
            <text:p>A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EJEB</text:p>
          </table:table-cell>
          <table:table-cell table:style-name="ce169" office:value-type="float" office:value="644129">
            <text:p>644129</text:p>
          </table:table-cell>
          <table:table-cell office:value-type="string">
            <text:p>UPS MIDDLE EAST FZCO</text:p>
          </table:table-cell>
          <table:table-cell office:value-type="string">
            <text:p>LOB 16, JEBEL ALI FREEZONE <text:s text:c="3"/></text:p>
          </table:table-cell>
          <table:table-cell office:value-type="string">
            <text:p>DUBAI <text:s text:c="24"/></text:p>
          </table:table-cell>
          <table:table-cell/>
          <table:table-cell office:value-type="string">
            <text:p>UNITED ARAB EMIRATES</text:p>
          </table:table-cell>
          <table:table-cell office:value-type="string">
            <text:p>A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TGRA</text:p>
          </table:table-cell>
          <table:table-cell table:style-name="ce169" office:value-type="float" office:value="644140">
            <text:p>644140</text:p>
          </table:table-cell>
          <table:table-cell office:value-type="string">
            <text:p>UPS GRAZ CENTER</text:p>
          </table:table-cell>
          <table:table-cell office:value-type="string">
            <text:p>FLUGHAFENSTRASSE 51, FLUGHAFEN</text:p>
          </table:table-cell>
          <table:table-cell office:value-type="string">
            <text:p>FELDKIRCHEN-GRAZ <text:s text:c="13"/></text:p>
          </table:table-cell>
          <table:table-cell office:value-type="string">
            <text:p>8073</text:p>
          </table:table-cell>
          <table:table-cell office:value-type="string">
            <text:p>AUSTRIA</text:p>
          </table:table-cell>
          <table:table-cell office:value-type="string">
            <text:p>A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TINB</text:p>
          </table:table-cell>
          <table:table-cell table:style-name="ce169" office:value-type="float" office:value="643820">
            <text:p>643820</text:p>
          </table:table-cell>
          <table:table-cell office:value-type="string">
            <text:p>UPS INNSBRUCK PACKAGE CENTRE</text:p>
          </table:table-cell>
          <table:table-cell office:value-type="string">
            <text:p>TRIENTLGASSE 75 <text:s text:c="14"/></text:p>
          </table:table-cell>
          <table:table-cell office:value-type="string">
            <text:p>INNSBRUCK <text:s text:c="20"/></text:p>
          </table:table-cell>
          <table:table-cell office:value-type="string">
            <text:p>6020</text:p>
          </table:table-cell>
          <table:table-cell office:value-type="string">
            <text:p>AUSTRIA</text:p>
          </table:table-cell>
          <table:table-cell office:value-type="string">
            <text:p>A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TVNN</text:p>
          </table:table-cell>
          <table:table-cell table:style-name="ce169" office:value-type="float" office:value="643831">
            <text:p>643831</text:p>
          </table:table-cell>
          <table:table-cell office:value-type="string">
            <text:p>UPS</text:p>
          </table:table-cell>
          <table:table-cell/>
          <table:table-cell office:value-type="string">
            <text:p>VIENNA <text:s text:c="22"/></text:p>
          </table:table-cell>
          <table:table-cell/>
          <table:table-cell office:value-type="string">
            <text:p>AUSTRIA</text:p>
          </table:table-cell>
          <table:table-cell office:value-type="string">
            <text:p>A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TWHE</text:p>
          </table:table-cell>
          <table:table-cell table:style-name="ce169" office:value-type="float" office:value="643842">
            <text:p>643842</text:p>
          </table:table-cell>
          <table:table-cell office:value-type="string">
            <text:p>SCS WIENER NEUDORF</text:p>
          </table:table-cell>
          <table:table-cell office:value-type="string">
            <text:p>IZ NÖ- SUED STRASSE 9, Objekt M49 <text:s text:c="4"/></text:p>
          </table:table-cell>
          <table:table-cell office:value-type="string">
            <text:p>VIENNA NEUDORF</text:p>
          </table:table-cell>
          <table:table-cell office:value-type="string">
            <text:p>2355</text:p>
          </table:table-cell>
          <table:table-cell office:value-type="string">
            <text:p>AUSTRIA</text:p>
          </table:table-cell>
          <table:table-cell office:value-type="string">
            <text:p>AT</text:p>
          </table:table-cell>
          <table:table-cell table:number-columns-repeated="1015"/>
        </table:table-row>
        <table:table-row table:style-name="ro13">
          <table:table-cell/>
          <table:table-cell office:value-type="string">
            <text:p>ATWUN</text:p>
          </table:table-cell>
          <table:table-cell table:style-name="ce169" office:value-type="float" office:value="644078">
            <text:p>644078</text:p>
          </table:table-cell>
          <table:table-cell office:value-type="string">
            <text:p>UPS GRAZ CENTER</text:p>
          </table:table-cell>
          <table:table-cell office:value-type="string">
            <text:p/>
            <text:p>AM TERMINAL 9 <text:s text:c="3"/></text:p>
            <text:p>AM TERMINAL 9 <text:s text:c="3"/></text:p>
            <text:p>AM TERMINAL 9 <text:s text:c="3"/></text:p>
            <text:p>AM TERMINAL 9 <text:s text:c="3"/></text:p>
            <text:p>AM TERMINAL 9 <text:s text:c="3"/></text:p>
            <text:p>AM TERMINAL 9 <text:s text:c="3"/></text:p>
            <text:p>AM TERMINAL 9 <text:s text:c="3"/></text:p>
            <text:p>AM TERMINAL 9 <text:s text:c="3"/></text:p>
            <text:p>AM TERMINAL 9 <text:s text:c="3"/></text:p>
            <text:p>AM TERMINAL 9 <text:s text:c="3"/></text:p>
            <text:p>AM TERMINAL 9 <text:s text:c="3"/></text:p>
            <text:p>AM TERMINAL 9 <text:s text:c="3"/></text:p>
            <text:p>AM TERMINAL 9 <text:s text:c="3"/></text:p>
            <text:p>AM TERMINAL 9 <text:s text:c="3"/></text:p>
            <text:p>AM TERMINAL 9 <text:s text:c="3"/></text:p>
            <text:p>AM TERMINAL 9 <text:s text:c="3"/></text:p>
            <text:p>AM TERMINAL 9 <text:s text:c="3"/></text:p>
            <text:p>AM TERMINAL 9 <text:s text:c="3"/></text:p>
            <text:p>AM TERMINAL 9 <text:s text:c="3"/></text:p>
            <text:p>AM TERMINAL 9 <text:s text:c="3"/></text:p>
          </table:table-cell>
          <table:table-cell office:value-type="string">
            <text:p>WUNDSCHUH <text:s text:c="10"/></text:p>
          </table:table-cell>
          <table:table-cell office:value-type="string">
            <text:p>8142</text:p>
          </table:table-cell>
          <table:table-cell office:value-type="string">
            <text:p>AUSTRIA</text:p>
          </table:table-cell>
          <table:table-cell office:value-type="string">
            <text:p>A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EANT</text:p>
          </table:table-cell>
          <table:table-cell table:style-name="ce169" office:value-type="float" office:value="643853">
            <text:p>643853</text:p>
          </table:table-cell>
          <table:table-cell office:value-type="string">
            <text:p>EUROPE SCS DISTRICT OFFICE</text:p>
          </table:table-cell>
          <table:table-cell office:value-type="string">
            <text:p>ATLANTIC HOUSE NOORDERLAAN 147</text:p>
          </table:table-cell>
          <table:table-cell office:value-type="string">
            <text:p>ANTWERP <text:s text:c="22"/></text:p>
          </table:table-cell>
          <table:table-cell office:value-type="string">
            <text:p>2030</text:p>
          </table:table-cell>
          <table:table-cell office:value-type="string">
            <text:p>BELGIUM</text:p>
          </table:table-cell>
          <table:table-cell office:value-type="string">
            <text:p>B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EBSE</text:p>
          </table:table-cell>
          <table:table-cell table:style-name="ce169" office:value-type="float" office:value="643864">
            <text:p>643864</text:p>
          </table:table-cell>
          <table:table-cell office:value-type="string">
            <text:p>UPS BRUSSELS OFFICES/CENTER</text:p>
          </table:table-cell>
          <table:table-cell office:value-type="string">
            <text:p>WOLUWELAAN 156 DIEGEM <text:s text:c="8"/></text:p>
          </table:table-cell>
          <table:table-cell office:value-type="string">
            <text:p>BRUSSELS / DIEGEM</text:p>
          </table:table-cell>
          <table:table-cell office:value-type="string">
            <text:p>1831</text:p>
          </table:table-cell>
          <table:table-cell office:value-type="string">
            <text:p>BELGIUM</text:p>
          </table:table-cell>
          <table:table-cell office:value-type="string">
            <text:p>B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EBSL</text:p>
          </table:table-cell>
          <table:table-cell table:style-name="ce169" office:value-type="float" office:value="643875">
            <text:p>643875</text:p>
          </table:table-cell>
          <table:table-cell office:value-type="string">
            <text:p>UPS CENTRAL EUROPE CONSOLIDATED OFFICES</text:p>
          </table:table-cell>
          <table:table-cell office:value-type="string">
            <text:p>AVE ARIANE 5 <text:s text:c="17"/></text:p>
          </table:table-cell>
          <table:table-cell office:value-type="string">
            <text:p>BRUSSELS <text:s text:c="21"/></text:p>
          </table:table-cell>
          <table:table-cell office:value-type="string">
            <text:p>1200</text:p>
          </table:table-cell>
          <table:table-cell office:value-type="string">
            <text:p>BELGIUM</text:p>
          </table:table-cell>
          <table:table-cell office:value-type="string">
            <text:p>B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EDIE</text:p>
          </table:table-cell>
          <table:table-cell table:style-name="ce169" office:value-type="float" office:value="643886">
            <text:p>643886</text:p>
          </table:table-cell>
          <table:table-cell office:value-type="string">
            <text:p>BRU-928 BRUSSELS</text:p>
          </table:table-cell>
          <table:table-cell office:value-type="string">
            <text:p>ZAVENTEMSESTEENWEG 97-99/103 <text:s/></text:p>
          </table:table-cell>
          <table:table-cell office:value-type="string">
            <text:p>DIEGEM <text:s text:c="23"/></text:p>
          </table:table-cell>
          <table:table-cell office:value-type="string">
            <text:p>1831</text:p>
          </table:table-cell>
          <table:table-cell office:value-type="string">
            <text:p>BELGIUM</text:p>
          </table:table-cell>
          <table:table-cell office:value-type="string">
            <text:p>B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EREK</text:p>
          </table:table-cell>
          <table:table-cell table:style-name="ce169" office:value-type="float" office:value="643897">
            <text:p>643897</text:p>
          </table:table-cell>
          <table:table-cell office:value-type="string">
            <text:p>SCS TRANSPORTCENTRUM </text:p>
          </table:table-cell>
          <table:table-cell office:value-type="string">
            <text:p>TRANSPORTCENTRUM LAR C5 <text:s text:c="6"/></text:p>
          </table:table-cell>
          <table:table-cell office:value-type="string">
            <text:p>REKKEM</text:p>
          </table:table-cell>
          <table:table-cell office:value-type="string">
            <text:p>8930</text:p>
          </table:table-cell>
          <table:table-cell office:value-type="string">
            <text:p>BELGIUM</text:p>
          </table:table-cell>
          <table:table-cell office:value-type="string">
            <text:p>B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HARL</text:p>
          </table:table-cell>
          <table:table-cell table:style-name="ce169" office:value-type="float" office:value="643908">
            <text:p>643908</text:p>
          </table:table-cell>
          <table:table-cell office:value-type="string">
            <text:p>UPS BASEL</text:p>
          </table:table-cell>
          <table:table-cell office:value-type="string">
            <text:p>SCHORENWEG 9 <text:s text:c="17"/></text:p>
          </table:table-cell>
          <table:table-cell office:value-type="string">
            <text:p>ARLESHEIM <text:s text:c="20"/></text:p>
          </table:table-cell>
          <table:table-cell office:value-type="string">
            <text:p>4144</text:p>
          </table:table-cell>
          <table:table-cell office:value-type="string">
            <text:p>SWITZERLAND</text:p>
          </table:table-cell>
          <table:table-cell office:value-type="string">
            <text:p>CH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HBAH</text:p>
          </table:table-cell>
          <table:table-cell table:style-name="ce169" office:value-type="float" office:value="643919">
            <text:p>643919</text:p>
          </table:table-cell>
          <table:table-cell office:value-type="string">
            <text:p>UPS SCS (SWITZERLAND) GMBH</text:p>
          </table:table-cell>
          <table:table-cell office:value-type="string">
            <text:p>KASERNENSTRASSE 1 <text:s text:c="12"/></text:p>
          </table:table-cell>
          <table:table-cell office:value-type="string">
            <text:p>BACHENBULACH</text:p>
          </table:table-cell>
          <table:table-cell office:value-type="string">
            <text:p>8184</text:p>
          </table:table-cell>
          <table:table-cell office:value-type="string">
            <text:p>SWITZERLAND</text:p>
          </table:table-cell>
          <table:table-cell office:value-type="string">
            <text:p>CH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HGRN</text:p>
          </table:table-cell>
          <table:table-cell table:style-name="ce169" office:value-type="float" office:value="643931">
            <text:p>643931</text:p>
          </table:table-cell>
          <table:table-cell office:value-type="string">
            <text:p>UPS LUGANO</text:p>
          </table:table-cell>
          <table:table-cell office:value-type="string">
            <text:p>VIA GRANCIA 2 <text:s text:c="16"/></text:p>
          </table:table-cell>
          <table:table-cell office:value-type="string">
            <text:p>GRANCIA</text:p>
          </table:table-cell>
          <table:table-cell office:value-type="string">
            <text:p>6916</text:p>
          </table:table-cell>
          <table:table-cell office:value-type="string">
            <text:p>SWITZERLAND</text:p>
          </table:table-cell>
          <table:table-cell office:value-type="string">
            <text:p>CH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HMEY</text:p>
          </table:table-cell>
          <table:table-cell table:style-name="ce169" office:value-type="float" office:value="643942">
            <text:p>643942</text:p>
          </table:table-cell>
          <table:table-cell office:value-type="string">
            <text:p>UPS GENEVA</text:p>
          </table:table-cell>
          <table:table-cell office:value-type="string">
            <text:p>11, RUE PRE DE LA FONTAINE <text:s text:c="3"/></text:p>
          </table:table-cell>
          <table:table-cell office:value-type="string">
            <text:p>MEYRIN <text:s text:c="23"/></text:p>
          </table:table-cell>
          <table:table-cell office:value-type="string">
            <text:p>1217</text:p>
          </table:table-cell>
          <table:table-cell office:value-type="string">
            <text:p>SWITZERLAND</text:p>
          </table:table-cell>
          <table:table-cell office:value-type="string">
            <text:p>CH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HRUE</text:p>
          </table:table-cell>
          <table:table-cell table:style-name="ce169" office:value-type="float" office:value="643953">
            <text:p>643953</text:p>
          </table:table-cell>
          <table:table-cell office:value-type="string">
            <text:p>UPS ZUERICH</text:p>
          </table:table-cell>
          <table:table-cell office:value-type="string">
            <text:p>OBERGLATTERSTRASSE 35 <text:s text:c="8"/></text:p>
          </table:table-cell>
          <table:table-cell office:value-type="string">
            <text:p>RUEMLANG <text:s text:c="21"/></text:p>
          </table:table-cell>
          <table:table-cell office:value-type="string">
            <text:p>8153</text:p>
          </table:table-cell>
          <table:table-cell office:value-type="string">
            <text:p>SWITZERLAND</text:p>
          </table:table-cell>
          <table:table-cell office:value-type="string">
            <text:p>CH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HWLB</text:p>
          </table:table-cell>
          <table:table-cell table:style-name="ce169" office:value-type="float" office:value="643964">
            <text:p>643964</text:p>
          </table:table-cell>
          <table:table-cell office:value-type="string">
            <text:p>UPS BERN</text:p>
          </table:table-cell>
          <table:table-cell office:value-type="string">
            <text:p>GISLEREN <text:s text:c="21"/></text:p>
          </table:table-cell>
          <table:table-cell office:value-type="string">
            <text:p>WILER BEI SEEDORF <text:s text:c="12"/></text:p>
          </table:table-cell>
          <table:table-cell office:value-type="string">
            <text:p>3266</text:p>
          </table:table-cell>
          <table:table-cell office:value-type="string">
            <text:p>SWITZERLAND</text:p>
          </table:table-cell>
          <table:table-cell office:value-type="string">
            <text:p>CH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ZMOS</text:p>
          </table:table-cell>
          <table:table-cell table:style-name="ce169" office:value-type="float" office:value="643975">
            <text:p>643975</text:p>
          </table:table-cell>
          <table:table-cell office:value-type="string">
            <text:p>SCS OSTRAVA (XEROX)</text:p>
          </table:table-cell>
          <table:table-cell office:value-type="string">
            <text:p>GEN. FAJTA 372 <text:s text:c="15"/></text:p>
          </table:table-cell>
          <table:table-cell office:value-type="string">
            <text:p>MOSNOV <text:s text:c="23"/></text:p>
          </table:table-cell>
          <table:table-cell office:value-type="string">
            <text:p>742 51</text:p>
          </table:table-cell>
          <table:table-cell office:value-type="string">
            <text:p>CZECH REPUBLIC</text:p>
          </table:table-cell>
          <table:table-cell office:value-type="string">
            <text:p>CZ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ZOSV</text:p>
          </table:table-cell>
          <table:table-cell table:style-name="ce169" office:value-type="float" office:value="643986">
            <text:p>643986</text:p>
          </table:table-cell>
          <table:table-cell office:value-type="string">
            <text:p>UPS OSTRAVA PACKAGE CENTRE</text:p>
          </table:table-cell>
          <table:table-cell office:value-type="string">
            <text:p>NA ROVINCE 873 <text:s text:c="15"/></text:p>
          </table:table-cell>
          <table:table-cell office:value-type="string">
            <text:p>OSTRAVA</text:p>
          </table:table-cell>
          <table:table-cell office:value-type="string">
            <text:p>72000</text:p>
          </table:table-cell>
          <table:table-cell office:value-type="string">
            <text:p>CZECH REPUBLIC</text:p>
          </table:table-cell>
          <table:table-cell office:value-type="string">
            <text:p>CZ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ZPGE</text:p>
          </table:table-cell>
          <table:table-cell table:style-name="ce169" office:value-type="float" office:value="643997">
            <text:p>643997</text:p>
          </table:table-cell>
          <table:table-cell office:value-type="string">
            <text:p>SCS-PRAGUE STOCKOVSKA</text:p>
          </table:table-cell>
          <table:table-cell office:value-type="string">
            <text:p>STOCHOVSKA 1057/80</text:p>
          </table:table-cell>
          <table:table-cell office:value-type="string">
            <text:p>PRAGUE</text:p>
          </table:table-cell>
          <table:table-cell office:value-type="string">
            <text:p>16100</text:p>
          </table:table-cell>
          <table:table-cell office:value-type="string">
            <text:p>CZECH REPUBLIC</text:p>
          </table:table-cell>
          <table:table-cell office:value-type="string">
            <text:p>CZ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CZPRG</text:p>
          </table:table-cell>
          <table:table-cell table:style-name="ce169" office:value-type="float" office:value="644008">
            <text:p>644008</text:p>
          </table:table-cell>
          <table:table-cell office:value-type="string">
            <text:p>UPS PRAGUE</text:p>
          </table:table-cell>
          <table:table-cell office:value-type="string">
            <text:p>RUZYNE K LETISTI 57/1049 <text:s text:c="5"/></text:p>
          </table:table-cell>
          <table:table-cell office:value-type="string">
            <text:p>PRAGUE</text:p>
          </table:table-cell>
          <table:table-cell office:value-type="string">
            <text:p>16100</text:p>
          </table:table-cell>
          <table:table-cell office:value-type="string">
            <text:p>CZECH REPUBLIC</text:p>
          </table:table-cell>
          <table:table-cell office:value-type="string">
            <text:p>CZ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ACC</text:p>
          </table:table-cell>
          <table:table-cell table:style-name="ce169" office:value-type="float" office:value="644019">
            <text:p>644019</text:p>
          </table:table-cell>
          <table:table-cell office:value-type="string">
            <text:p>SCS CGN - 936 - COLOGNE</text:p>
          </table:table-cell>
          <table:table-cell office:value-type="string">
            <text:p>AIRCARGO CENTRE/BONN </text:p>
          </table:table-cell>
          <table:table-cell office:value-type="string">
            <text:p>COLOGNE</text:p>
          </table:table-cell>
          <table:table-cell office:value-type="string">
            <text:p>51147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ALL</text:p>
          </table:table-cell>
          <table:table-cell table:style-name="ce169" office:value-type="float" office:value="644030">
            <text:p>644030</text:p>
          </table:table-cell>
          <table:table-cell office:value-type="string">
            <text:p>UPS ALLERSHAUSEN CENTER</text:p>
          </table:table-cell>
          <table:table-cell office:value-type="string">
            <text:p>KESSELBODENSTR. 9 <text:s text:c="12"/></text:p>
          </table:table-cell>
          <table:table-cell office:value-type="string">
            <text:p>ALLERSHAUSEN <text:s text:c="17"/></text:p>
          </table:table-cell>
          <table:table-cell office:value-type="string">
            <text:p>85391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BAM</text:p>
          </table:table-cell>
          <table:table-cell table:style-name="ce169" office:value-type="float" office:value="644042">
            <text:p>644042</text:p>
          </table:table-cell>
          <table:table-cell office:value-type="string">
            <text:p>UPS BAMBERG CENTER</text:p>
          </table:table-cell>
          <table:table-cell office:value-type="string">
            <text:p>GUTENBERGSTR. 24 <text:s text:c="13"/></text:p>
          </table:table-cell>
          <table:table-cell office:value-type="string">
            <text:p>BAMBERG <text:s text:c="22"/></text:p>
          </table:table-cell>
          <table:table-cell office:value-type="string">
            <text:p>96050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BAT</text:p>
          </table:table-cell>
          <table:table-cell table:style-name="ce169" office:value-type="float" office:value="644053">
            <text:p>644053</text:p>
          </table:table-cell>
          <table:table-cell office:value-type="string">
            <text:p>UPS BAUTZEN CENTER</text:p>
          </table:table-cell>
          <table:table-cell office:value-type="string">
            <text:p>NEUTEICHNITZER STR. 66 <text:s text:c="7"/></text:p>
          </table:table-cell>
          <table:table-cell office:value-type="string">
            <text:p>BAUTZEN <text:s text:c="22"/></text:p>
          </table:table-cell>
          <table:table-cell office:value-type="string">
            <text:p>02625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BEN</text:p>
          </table:table-cell>
          <table:table-cell table:style-name="ce169" office:value-type="float" office:value="644064">
            <text:p>644064</text:p>
          </table:table-cell>
          <table:table-cell office:value-type="string">
            <text:p>UPS KOBLENZ CENTER</text:p>
          </table:table-cell>
          <table:table-cell office:value-type="string">
            <text:p>RHEINHAFEN <text:s text:c="19"/></text:p>
          </table:table-cell>
          <table:table-cell office:value-type="string">
            <text:p>BENDORF <text:s text:c="22"/></text:p>
          </table:table-cell>
          <table:table-cell office:value-type="string">
            <text:p>56170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BIN</text:p>
          </table:table-cell>
          <table:table-cell table:style-name="ce169" office:value-type="float" office:value="644075">
            <text:p>644075</text:p>
          </table:table-cell>
          <table:table-cell office:value-type="string">
            <text:p>UPS BAYREUTH CENTER</text:p>
          </table:table-cell>
          <table:table-cell office:value-type="string">
            <text:p>LEHENGRABEN 22 <text:s text:c="15"/></text:p>
          </table:table-cell>
          <table:table-cell office:value-type="string">
            <text:p>BINDLACH <text:s text:c="21"/></text:p>
          </table:table-cell>
          <table:table-cell office:value-type="string">
            <text:p>95463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BLN</text:p>
          </table:table-cell>
          <table:table-cell table:style-name="ce169" office:value-type="float" office:value="644079">
            <text:p>644079</text:p>
          </table:table-cell>
          <table:table-cell office:value-type="string">
            <text:p>UPS BERLIN NORTH CENTER</text:p>
          </table:table-cell>
          <table:table-cell office:value-type="string">
            <text:p>LENGEDER ST.17-19 <text:s text:c="12"/></text:p>
          </table:table-cell>
          <table:table-cell office:value-type="string">
            <text:p>BERLIN</text:p>
          </table:table-cell>
          <table:table-cell office:value-type="string">
            <text:p>13407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BLS</text:p>
          </table:table-cell>
          <table:table-cell table:style-name="ce169" office:value-type="float" office:value="644080">
            <text:p>644080</text:p>
          </table:table-cell>
          <table:table-cell office:value-type="string">
            <text:p>UPS BERLIN SOUTH CENTER</text:p>
          </table:table-cell>
          <table:table-cell office:value-type="string">
            <text:p>INDUSTRIESTR. 4-9 <text:s text:c="12"/></text:p>
          </table:table-cell>
          <table:table-cell office:value-type="string">
            <text:p>BERLIN</text:p>
          </table:table-cell>
          <table:table-cell office:value-type="string">
            <text:p>12099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BON</text:p>
          </table:table-cell>
          <table:table-cell table:style-name="ce169" office:value-type="float" office:value="644081">
            <text:p>644081</text:p>
          </table:table-cell>
          <table:table-cell office:value-type="string">
            <text:p>UPS BONN CENTER</text:p>
          </table:table-cell>
          <table:table-cell office:value-type="string">
            <text:p>MAARSTR. 98 <text:s text:c="18"/></text:p>
          </table:table-cell>
          <table:table-cell office:value-type="string">
            <text:p>BONN</text:p>
          </table:table-cell>
          <table:table-cell office:value-type="string">
            <text:p>53227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BRA</text:p>
          </table:table-cell>
          <table:table-cell table:style-name="ce169" office:value-type="float" office:value="644082">
            <text:p>644082</text:p>
          </table:table-cell>
          <table:table-cell office:value-type="string">
            <text:p>UPS BRAUNSCHWEIG CENTER</text:p>
          </table:table-cell>
          <table:table-cell office:value-type="string">
            <text:p>HANSESTR. 69 <text:s text:c="17"/></text:p>
          </table:table-cell>
          <table:table-cell office:value-type="string">
            <text:p>BRAUNSCHWEIG <text:s text:c="17"/></text:p>
          </table:table-cell>
          <table:table-cell office:value-type="string">
            <text:p>38112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BRE</text:p>
          </table:table-cell>
          <table:table-cell table:style-name="ce169" office:value-type="float" office:value="644083">
            <text:p>644083</text:p>
          </table:table-cell>
          <table:table-cell office:value-type="string">
            <text:p>UPS BREMEN CENTER</text:p>
          </table:table-cell>
          <table:table-cell office:value-type="string">
            <text:p>VON-THUENEN-STR. 4 <text:s text:c="11"/></text:p>
          </table:table-cell>
          <table:table-cell office:value-type="string">
            <text:p>BREMEN <text:s text:c="23"/></text:p>
          </table:table-cell>
          <table:table-cell office:value-type="string">
            <text:p>28307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BRL</text:p>
          </table:table-cell>
          <table:table-cell table:style-name="ce169" office:value-type="float" office:value="644084">
            <text:p>644084</text:p>
          </table:table-cell>
          <table:table-cell office:value-type="string">
            <text:p>UPS PUBLIC AFFAIRS BERLIN</text:p>
          </table:table-cell>
          <table:table-cell office:value-type="string">
            <text:p>CHARLOTTENSTR.42 <text:s text:c="13"/></text:p>
          </table:table-cell>
          <table:table-cell office:value-type="string">
            <text:p>BERLIN</text:p>
          </table:table-cell>
          <table:table-cell office:value-type="string">
            <text:p>10117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BUT</text:p>
          </table:table-cell>
          <table:table-cell table:style-name="ce169" office:value-type="float" office:value="644086">
            <text:p>644086</text:p>
          </table:table-cell>
          <table:table-cell office:value-type="string">
            <text:p>BUTZBACH GAZELEY MAGNA PARK I</text:p>
          </table:table-cell>
          <table:table-cell office:value-type="string">
            <text:p>AM MAGNA PARK, KIRCH-GONS <text:s text:c="4"/></text:p>
          </table:table-cell>
          <table:table-cell office:value-type="string">
            <text:p>BUTZBACH <text:s text:c="21"/></text:p>
          </table:table-cell>
          <table:table-cell office:value-type="string">
            <text:p>35510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CGN</text:p>
          </table:table-cell>
          <table:table-cell table:style-name="ce169" office:value-type="float" office:value="644087">
            <text:p>644087</text:p>
          </table:table-cell>
          <table:table-cell office:value-type="string">
            <text:p>UPS KOELN (COLOGNE) AIRPORT FACILITY</text:p>
          </table:table-cell>
          <table:table-cell office:value-type="string">
            <text:p>FLUGHAFEN KOELN <text:s text:c="14"/></text:p>
          </table:table-cell>
          <table:table-cell office:value-type="string">
            <text:p>COLOGNE</text:p>
          </table:table-cell>
          <table:table-cell office:value-type="string">
            <text:p>51147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COL</text:p>
          </table:table-cell>
          <table:table-cell table:style-name="ce169" office:value-type="float" office:value="644088">
            <text:p>644088</text:p>
          </table:table-cell>
          <table:table-cell office:value-type="string">
            <text:p>UPS COLOGNE AIRPORT FACILITY II</text:p>
          </table:table-cell>
          <table:table-cell office:value-type="string">
            <text:p>HEINRICH STEINMANN STRASSE <text:s text:c="3"/></text:p>
          </table:table-cell>
          <table:table-cell office:value-type="string">
            <text:p>COLOGNE</text:p>
          </table:table-cell>
          <table:table-cell office:value-type="string">
            <text:p>51147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CRA</text:p>
          </table:table-cell>
          <table:table-cell table:style-name="ce169" office:value-type="float" office:value="644089">
            <text:p>644089</text:p>
          </table:table-cell>
          <table:table-cell office:value-type="string">
            <text:p>UPS CRAILSHEIM CENTER</text:p>
          </table:table-cell>
          <table:table-cell office:value-type="string">
            <text:p>WITTAUER STR. 1/1 <text:s text:c="12"/></text:p>
          </table:table-cell>
          <table:table-cell office:value-type="string">
            <text:p>CRAILSHEIM <text:s text:c="19"/></text:p>
          </table:table-cell>
          <table:table-cell office:value-type="string">
            <text:p>74564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DAH</text:p>
          </table:table-cell>
          <table:table-cell table:style-name="ce169" office:value-type="float" office:value="644090">
            <text:p>644090</text:p>
          </table:table-cell>
          <table:table-cell office:value-type="string">
            <text:p>UPS BERLIN EAST CENTER</text:p>
          </table:table-cell>
          <table:table-cell office:value-type="string">
            <text:p>INDUSTRIESTRASSE 1 <text:s text:c="11"/></text:p>
          </table:table-cell>
          <table:table-cell office:value-type="string">
            <text:p>DAHLWITZ-HOPPEGARTEN <text:s text:c="9"/></text:p>
          </table:table-cell>
          <table:table-cell office:value-type="string">
            <text:p>15366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DIT</text:p>
          </table:table-cell>
          <table:table-cell table:style-name="ce169" office:value-type="float" office:value="644091">
            <text:p>644091</text:p>
          </table:table-cell>
          <table:table-cell office:value-type="string">
            <text:p>UPS STUTTGART CENTER</text:p>
          </table:table-cell>
          <table:table-cell office:value-type="string">
            <text:p>PORSCHESTR. 3 <text:s text:c="16"/></text:p>
          </table:table-cell>
          <table:table-cell office:value-type="string">
            <text:p>DITZINGEN <text:s text:c="20"/></text:p>
          </table:table-cell>
          <table:table-cell office:value-type="string">
            <text:p>71254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DUS</text:p>
          </table:table-cell>
          <table:table-cell table:style-name="ce169" office:value-type="float" office:value="644092">
            <text:p>644092</text:p>
          </table:table-cell>
          <table:table-cell office:value-type="string">
            <text:p>UPS DUESSELDORF CENTER</text:p>
          </table:table-cell>
          <table:table-cell office:value-type="string">
            <text:p>LIERENFELDER STR. 31 <text:s text:c="9"/></text:p>
          </table:table-cell>
          <table:table-cell office:value-type="string">
            <text:p>DUESSELDORF</text:p>
          </table:table-cell>
          <table:table-cell office:value-type="string">
            <text:p>40231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ESF</text:p>
          </table:table-cell>
          <table:table-cell table:style-name="ce169" office:value-type="float" office:value="644093">
            <text:p>644093</text:p>
          </table:table-cell>
          <table:table-cell office:value-type="string">
            <text:p>UPS WASSERBURG CENTER</text:p>
          </table:table-cell>
          <table:table-cell office:value-type="string">
            <text:p>ROSENHEIMER STR. 20 <text:s text:c="10"/></text:p>
          </table:table-cell>
          <table:table-cell office:value-type="string">
            <text:p>EISELFING <text:s text:c="20"/></text:p>
          </table:table-cell>
          <table:table-cell office:value-type="string">
            <text:p>83549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ESH</text:p>
          </table:table-cell>
          <table:table-cell table:style-name="ce169" office:value-type="float" office:value="644094">
            <text:p>644094</text:p>
          </table:table-cell>
          <table:table-cell office:value-type="string">
            <text:p>UPS AACHEN CENTER</text:p>
          </table:table-cell>
          <table:table-cell office:value-type="string">
            <text:p>MAX PLANCK STR. 3 <text:s text:c="12"/></text:p>
          </table:table-cell>
          <table:table-cell office:value-type="string">
            <text:p>ESCHWEILER-WEISWEILER <text:s text:c="8"/></text:p>
          </table:table-cell>
          <table:table-cell office:value-type="string">
            <text:p>52249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EWE</text:p>
          </table:table-cell>
          <table:table-cell table:style-name="ce169" office:value-type="float" office:value="644095">
            <text:p>644095</text:p>
          </table:table-cell>
          <table:table-cell office:value-type="string">
            <text:p>UPS FULDA CENTER</text:p>
          </table:table-cell>
          <table:table-cell office:value-type="string">
            <text:p>BUERGERMEISTER-EBERT STR. 7 <text:s text:c="2"/></text:p>
          </table:table-cell>
          <table:table-cell office:value-type="string">
            <text:p>EICHENZELL-WELKERS <text:s text:c="11"/></text:p>
          </table:table-cell>
          <table:table-cell office:value-type="string">
            <text:p>36124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FKR</text:p>
          </table:table-cell>
          <table:table-cell table:style-name="ce169" office:value-type="float" office:value="644097">
            <text:p>644097</text:p>
          </table:table-cell>
          <table:table-cell office:value-type="string">
            <text:p>SCS A/F FRANKFURT IGF</text:p>
          </table:table-cell>
          <table:table-cell office:value-type="string">
            <text:p>CARGO CITY SOUTH, BLDG 644 <text:s text:c="3"/></text:p>
          </table:table-cell>
          <table:table-cell office:value-type="string">
            <text:p>FRANKFURT AIRPORT <text:s text:c="12"/></text:p>
          </table:table-cell>
          <table:table-cell office:value-type="string">
            <text:p>60547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FRD</text:p>
          </table:table-cell>
          <table:table-cell table:style-name="ce169" office:value-type="float" office:value="644098">
            <text:p>644098</text:p>
          </table:table-cell>
          <table:table-cell office:value-type="string">
            <text:p>UPS HERFORD CENTER</text:p>
          </table:table-cell>
          <table:table-cell office:value-type="string">
            <text:p>ZEPPELINSTR. 11 <text:s text:c="14"/></text:p>
          </table:table-cell>
          <table:table-cell office:value-type="string">
            <text:p>HERFORD <text:s text:c="22"/></text:p>
          </table:table-cell>
          <table:table-cell office:value-type="string">
            <text:p>32051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FRE</text:p>
          </table:table-cell>
          <table:table-cell table:style-name="ce169" office:value-type="float" office:value="644099">
            <text:p>644099</text:p>
          </table:table-cell>
          <table:table-cell office:value-type="string">
            <text:p>UPS SIEGEN CENTER</text:p>
          </table:table-cell>
          <table:table-cell office:value-type="string">
            <text:p>GEWERBESTR. 15 <text:s text:c="15"/></text:p>
          </table:table-cell>
          <table:table-cell office:value-type="string">
            <text:p>FREUDENBERG <text:s text:c="18"/></text:p>
          </table:table-cell>
          <table:table-cell office:value-type="string">
            <text:p>57258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FRI</text:p>
          </table:table-cell>
          <table:table-cell table:style-name="ce169" office:value-type="float" office:value="644100">
            <text:p>644100</text:p>
          </table:table-cell>
          <table:table-cell office:value-type="string">
            <text:p>UPS ROTTWEIL CENTER</text:p>
          </table:table-cell>
          <table:table-cell office:value-type="string">
            <text:p>WELLENDINGER STR. 1 <text:s text:c="10"/></text:p>
          </table:table-cell>
          <table:table-cell office:value-type="string">
            <text:p>FRITTLINGEN <text:s text:c="18"/></text:p>
          </table:table-cell>
          <table:table-cell office:value-type="string">
            <text:p>78665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GAR</text:p>
          </table:table-cell>
          <table:table-cell table:style-name="ce169" office:value-type="float" office:value="644101">
            <text:p>644101</text:p>
          </table:table-cell>
          <table:table-cell office:value-type="string">
            <text:p>UPS MUENCHEN (MUNICH) STADT CENTER</text:p>
          </table:table-cell>
          <table:table-cell office:value-type="string">
            <text:p>ROBERT BOSCH STR. 12A <text:s text:c="8"/></text:p>
          </table:table-cell>
          <table:table-cell office:value-type="string">
            <text:p>GARCHING <text:s text:c="21"/></text:p>
          </table:table-cell>
          <table:table-cell office:value-type="string">
            <text:p>85748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GER</text:p>
          </table:table-cell>
          <table:table-cell table:style-name="ce169" office:value-type="float" office:value="644102">
            <text:p>644102</text:p>
          </table:table-cell>
          <table:table-cell office:value-type="string">
            <text:p>UPS AUGSBURG CENTER</text:p>
          </table:table-cell>
          <table:table-cell office:value-type="string">
            <text:p>WELSER STR. 7 <text:s text:c="16"/></text:p>
          </table:table-cell>
          <table:table-cell office:value-type="string">
            <text:p>GERSTHOFEN <text:s text:c="19"/></text:p>
          </table:table-cell>
          <table:table-cell office:value-type="string">
            <text:p>86368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GIE</text:p>
          </table:table-cell>
          <table:table-cell table:style-name="ce169" office:value-type="float" office:value="644103">
            <text:p>644103</text:p>
          </table:table-cell>
          <table:table-cell office:value-type="string">
            <text:p>UPS GIESSEN CENTER</text:p>
          </table:table-cell>
          <table:table-cell office:value-type="string">
            <text:p>IM URSULUM 9 <text:s text:c="17"/></text:p>
          </table:table-cell>
          <table:table-cell office:value-type="string">
            <text:p>GIESSEN <text:s text:c="22"/></text:p>
          </table:table-cell>
          <table:table-cell office:value-type="string">
            <text:p>35396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GIM</text:p>
          </table:table-cell>
          <table:table-cell table:style-name="ce169" office:value-type="float" office:value="644104">
            <text:p>644104</text:p>
          </table:table-cell>
          <table:table-cell office:value-type="string">
            <text:p>UPS WIESBADEN CENTER</text:p>
          </table:table-cell>
          <table:table-cell office:value-type="string">
            <text:p>AM KUPFERWERK 26 <text:s text:c="13"/></text:p>
          </table:table-cell>
          <table:table-cell office:value-type="string">
            <text:p>GINSHEIM-GUSTAVSBURG <text:s text:c="9"/></text:p>
          </table:table-cell>
          <table:table-cell office:value-type="string">
            <text:p>65462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GOT</text:p>
          </table:table-cell>
          <table:table-cell table:style-name="ce169" office:value-type="float" office:value="644105">
            <text:p>644105</text:p>
          </table:table-cell>
          <table:table-cell office:value-type="string">
            <text:p>UPS SCS</text:p>
          </table:table-cell>
          <table:table-cell office:value-type="string">
            <text:p>AM GUETERVERKEHRSZENTRUM 10 <text:s text:c="2"/></text:p>
          </table:table-cell>
          <table:table-cell office:value-type="string">
            <text:p>GOETTINGEN <text:s text:c="19"/></text:p>
          </table:table-cell>
          <table:table-cell office:value-type="string">
            <text:p>37073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GRB</text:p>
          </table:table-cell>
          <table:table-cell table:style-name="ce169" office:value-type="float" office:value="644106">
            <text:p>644106</text:p>
          </table:table-cell>
          <table:table-cell office:value-type="string">
            <text:p>UPS WUERZBURG CENTER</text:p>
          </table:table-cell>
          <table:table-cell office:value-type="string">
            <text:p>ALTE LANDSTR. 2 <text:s text:c="14"/></text:p>
          </table:table-cell>
          <table:table-cell office:value-type="string">
            <text:p>GERBRUNN <text:s text:c="21"/></text:p>
          </table:table-cell>
          <table:table-cell office:value-type="string">
            <text:p>97218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GRO</text:p>
          </table:table-cell>
          <table:table-cell table:style-name="ce169" office:value-type="float" office:value="644108">
            <text:p>644108</text:p>
          </table:table-cell>
          <table:table-cell office:value-type="string">
            <text:p>UPS COTTBUS CENTER</text:p>
          </table:table-cell>
          <table:table-cell office:value-type="string">
            <text:p>WOSCHKOWER WEG <text:s text:c="15"/></text:p>
          </table:table-cell>
          <table:table-cell office:value-type="string">
            <text:p>GROSSRAESCHEN <text:s text:c="16"/></text:p>
          </table:table-cell>
          <table:table-cell office:value-type="string">
            <text:p>01983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HAV</text:p>
          </table:table-cell>
          <table:table-cell table:style-name="ce169" office:value-type="float" office:value="644109">
            <text:p>644109</text:p>
          </table:table-cell>
          <table:table-cell office:value-type="string">
            <text:p>SCS HAMBURG CENTER</text:p>
          </table:table-cell>
          <table:table-cell office:value-type="string">
            <text:p>LIEBIGSTRASSE 77 <text:s text:c="13"/></text:p>
          </table:table-cell>
          <table:table-cell office:value-type="string">
            <text:p>HAMBURG</text:p>
          </table:table-cell>
          <table:table-cell office:value-type="string">
            <text:p>22113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HED</text:p>
          </table:table-cell>
          <table:table-cell table:style-name="ce169" office:value-type="float" office:value="644110">
            <text:p>644110</text:p>
          </table:table-cell>
          <table:table-cell office:value-type="string">
            <text:p>UPS MANNHEIM CENTER</text:p>
          </table:table-cell>
          <table:table-cell office:value-type="string">
            <text:p>BENZSTR. 2 <text:s text:c="19"/></text:p>
          </table:table-cell>
          <table:table-cell office:value-type="string">
            <text:p>HEDDESHEIM <text:s text:c="19"/></text:p>
          </table:table-cell>
          <table:table-cell office:value-type="string">
            <text:p>68542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HER</text:p>
          </table:table-cell>
          <table:table-cell table:style-name="ce169" office:value-type="float" office:value="644111">
            <text:p>644111</text:p>
          </table:table-cell>
          <table:table-cell office:value-type="string">
            <text:p>UPS HERNE CENTER</text:p>
          </table:table-cell>
          <table:table-cell office:value-type="string">
            <text:p>FRIEDRICH DER GROSSE 2 <text:s text:c="7"/></text:p>
          </table:table-cell>
          <table:table-cell office:value-type="string">
            <text:p>HERNE-BOERNIG <text:s text:c="16"/></text:p>
          </table:table-cell>
          <table:table-cell office:value-type="string">
            <text:p>44628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HGB</text:p>
          </table:table-cell>
          <table:table-cell table:style-name="ce169" office:value-type="float" office:value="644112">
            <text:p>644112</text:p>
          </table:table-cell>
          <table:table-cell office:value-type="string">
            <text:p>SCS A/F HAMBURG HAM</text:p>
          </table:table-cell>
          <table:table-cell office:value-type="string">
            <text:p>FRACHTHOF GEB. 150/E - 3. Ebene</text:p>
          </table:table-cell>
          <table:table-cell office:value-type="string">
            <text:p>HAMBURG</text:p>
          </table:table-cell>
          <table:table-cell office:value-type="string">
            <text:p>22335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HME</text:p>
          </table:table-cell>
          <table:table-cell table:style-name="ce169" office:value-type="float" office:value="644113">
            <text:p>644113</text:p>
          </table:table-cell>
          <table:table-cell office:value-type="string">
            <text:p>UPS HAMBURG EAST CENTER</text:p>
          </table:table-cell>
          <table:table-cell office:value-type="string">
            <text:p>WERNER VON SIEMENSSTR. 30 <text:s text:c="4"/></text:p>
          </table:table-cell>
          <table:table-cell office:value-type="string">
            <text:p>HAMBURG</text:p>
          </table:table-cell>
          <table:table-cell office:value-type="string">
            <text:p>22113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HMN</text:p>
          </table:table-cell>
          <table:table-cell table:style-name="ce169" office:value-type="float" office:value="644114">
            <text:p>644114</text:p>
          </table:table-cell>
          <table:table-cell office:value-type="string">
            <text:p>UPS HAMBURG NORTH CENTER</text:p>
          </table:table-cell>
          <table:table-cell office:value-type="string">
            <text:p>OTTENSENERSTR. 131 <text:s text:c="11"/></text:p>
          </table:table-cell>
          <table:table-cell office:value-type="string">
            <text:p>HAMBURG <text:s text:c="22"/></text:p>
          </table:table-cell>
          <table:table-cell office:value-type="string">
            <text:p>22525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ICT</text:p>
          </table:table-cell>
          <table:table-cell table:style-name="ce169" office:value-type="float" office:value="644115">
            <text:p>644115</text:p>
          </table:table-cell>
          <table:table-cell office:value-type="string">
            <text:p>UPS ERFURT CENTER</text:p>
          </table:table-cell>
          <table:table-cell office:value-type="string">
            <text:p>GARANTSTR.2 <text:s text:c="18"/></text:p>
          </table:table-cell>
          <table:table-cell office:value-type="string">
            <text:p>ICHTERSHAUSEN <text:s text:c="16"/></text:p>
          </table:table-cell>
          <table:table-cell office:value-type="string">
            <text:p>99334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ISE</text:p>
          </table:table-cell>
          <table:table-cell table:style-name="ce169" office:value-type="float" office:value="644116">
            <text:p>644116</text:p>
          </table:table-cell>
          <table:table-cell office:value-type="string">
            <text:p>UPS ISERLOHN CENTER</text:p>
          </table:table-cell>
          <table:table-cell office:value-type="string">
            <text:p>AM ROHMBROCKER BACH 7 <text:s text:c="8"/></text:p>
          </table:table-cell>
          <table:table-cell office:value-type="string">
            <text:p>ISERLOHN <text:s text:c="21"/></text:p>
          </table:table-cell>
          <table:table-cell office:value-type="string">
            <text:p>58640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KAI</text:p>
          </table:table-cell>
          <table:table-cell table:style-name="ce169" office:value-type="float" office:value="644117">
            <text:p>644117</text:p>
          </table:table-cell>
          <table:table-cell office:value-type="string">
            <text:p>UPS KAISERSLAUTERN CENTER</text:p>
          </table:table-cell>
          <table:table-cell office:value-type="string">
            <text:p>VON-MILLER-STR. 11A <text:s text:c="10"/></text:p>
          </table:table-cell>
          <table:table-cell office:value-type="string">
            <text:p>KAISERSLAUTERN <text:s text:c="15"/></text:p>
          </table:table-cell>
          <table:table-cell office:value-type="string">
            <text:p>67661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KAR</text:p>
          </table:table-cell>
          <table:table-cell table:style-name="ce169" office:value-type="float" office:value="644119">
            <text:p>644119</text:p>
          </table:table-cell>
          <table:table-cell office:value-type="string">
            <text:p>UPS KARLSRUHE CENTER</text:p>
          </table:table-cell>
          <table:table-cell office:value-type="string">
            <text:p>GRESCHEBACHSTR. 1A <text:s text:c="11"/></text:p>
          </table:table-cell>
          <table:table-cell office:value-type="string">
            <text:p>KARLSRUHE-GROTZINGEN <text:s text:c="9"/></text:p>
          </table:table-cell>
          <table:table-cell office:value-type="string">
            <text:p>76229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KAS</text:p>
          </table:table-cell>
          <table:table-cell table:style-name="ce169" office:value-type="float" office:value="644120">
            <text:p>644120</text:p>
          </table:table-cell>
          <table:table-cell office:value-type="string">
            <text:p>UPS KASSEL CENTER</text:p>
          </table:table-cell>
          <table:table-cell office:value-type="string">
            <text:p>OSTERHOLZSTR. 41 <text:s text:c="13"/></text:p>
          </table:table-cell>
          <table:table-cell office:value-type="string">
            <text:p>KASSEL <text:s text:c="23"/></text:p>
          </table:table-cell>
          <table:table-cell office:value-type="string">
            <text:p>34123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KEM</text:p>
          </table:table-cell>
          <table:table-cell table:style-name="ce169" office:value-type="float" office:value="644121">
            <text:p>644121</text:p>
          </table:table-cell>
          <table:table-cell office:value-type="string">
            <text:p>UPS KEMPTEN CENTER</text:p>
          </table:table-cell>
          <table:table-cell office:value-type="string">
            <text:p>ZEPPELINSTR 8 <text:s text:c="16"/></text:p>
          </table:table-cell>
          <table:table-cell office:value-type="string">
            <text:p>KEMPTEN <text:s text:c="22"/></text:p>
          </table:table-cell>
          <table:table-cell office:value-type="string">
            <text:p>87435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KIE</text:p>
          </table:table-cell>
          <table:table-cell table:style-name="ce169" office:value-type="float" office:value="644122">
            <text:p>644122</text:p>
          </table:table-cell>
          <table:table-cell office:value-type="string">
            <text:p>UPS KIEL CENTER</text:p>
          </table:table-cell>
          <table:table-cell office:value-type="string">
            <text:p>LIEBIGSTR. 8 <text:s text:c="17"/></text:p>
          </table:table-cell>
          <table:table-cell office:value-type="string">
            <text:p>KIEL-WELLSEE <text:s text:c="17"/></text:p>
          </table:table-cell>
          <table:table-cell office:value-type="string">
            <text:p>24145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KIR</text:p>
          </table:table-cell>
          <table:table-cell table:style-name="ce169" office:value-type="float" office:value="644123">
            <text:p>644123</text:p>
          </table:table-cell>
          <table:table-cell office:value-type="string">
            <text:p>UPS MUENCHEN (MUNICH) EAST CENTER</text:p>
          </table:table-cell>
          <table:table-cell office:value-type="string">
            <text:p>TAXETSTR. 6 <text:s text:c="18"/></text:p>
          </table:table-cell>
          <table:table-cell office:value-type="string">
            <text:p>KIRCHHEIM <text:s text:c="20"/></text:p>
          </table:table-cell>
          <table:table-cell office:value-type="string">
            <text:p>85551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KLI</text:p>
          </table:table-cell>
          <table:table-cell table:style-name="ce169" office:value-type="float" office:value="644124">
            <text:p>644124</text:p>
          </table:table-cell>
          <table:table-cell office:value-type="string">
            <text:p>UPS DRESDEN CENTER</text:p>
          </table:table-cell>
          <table:table-cell office:value-type="string">
            <text:p>GOETTINGER STR. 3 <text:s text:c="12"/></text:p>
          </table:table-cell>
          <table:table-cell office:value-type="string">
            <text:p>KLIPPHAUSEN <text:s text:c="18"/></text:p>
          </table:table-cell>
          <table:table-cell office:value-type="string">
            <text:p>01665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KLS</text:p>
          </table:table-cell>
          <table:table-cell table:style-name="ce169" office:value-type="float" office:value="644125">
            <text:p>644125</text:p>
          </table:table-cell>
          <table:table-cell office:value-type="string">
            <text:p>SCS A/F FRANKFURT KEL</text:p>
          </table:table-cell>
          <table:table-cell office:value-type="string">
            <text:p>LANGER KORNWEG 8, <text:s text:c="12"/></text:p>
          </table:table-cell>
          <table:table-cell office:value-type="string">
            <text:p>KELSTERBACH <text:s text:c="18"/></text:p>
          </table:table-cell>
          <table:table-cell office:value-type="string">
            <text:p>65451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KOL</text:p>
          </table:table-cell>
          <table:table-cell table:style-name="ce169" office:value-type="float" office:value="644126">
            <text:p>644126</text:p>
          </table:table-cell>
          <table:table-cell office:value-type="string">
            <text:p>UPS KOELN (COLOGNE) CENTER</text:p>
          </table:table-cell>
          <table:table-cell office:value-type="string">
            <text:p>RICHARD-BYRD-STR. 45 <text:s text:c="9"/></text:p>
          </table:table-cell>
          <table:table-cell office:value-type="string">
            <text:p>COLOGNE</text:p>
          </table:table-cell>
          <table:table-cell office:value-type="string">
            <text:p>50829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KRE</text:p>
          </table:table-cell>
          <table:table-cell table:style-name="ce169" office:value-type="float" office:value="644127">
            <text:p>644127</text:p>
          </table:table-cell>
          <table:table-cell office:value-type="string">
            <text:p>SCS KREFELD</text:p>
          </table:table-cell>
          <table:table-cell office:value-type="string">
            <text:p>HANS-GUENTHER-SOHL-STRASSE 4 <text:s/></text:p>
          </table:table-cell>
          <table:table-cell office:value-type="string">
            <text:p>KREFELD <text:s text:c="22"/></text:p>
          </table:table-cell>
          <table:table-cell office:value-type="string">
            <text:p>47807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KRI</text:p>
          </table:table-cell>
          <table:table-cell table:style-name="ce169" office:value-type="float" office:value="644128">
            <text:p>644128</text:p>
          </table:table-cell>
          <table:table-cell office:value-type="string">
            <text:p>UPS GUESTROW CENTER</text:p>
          </table:table-cell>
          <table:table-cell office:value-type="string">
            <text:p>GEWERBESTR.22 <text:s text:c="16"/></text:p>
          </table:table-cell>
          <table:table-cell office:value-type="string">
            <text:p>KRITZKOW <text:s text:c="21"/></text:p>
          </table:table-cell>
          <table:table-cell office:value-type="string">
            <text:p>18299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LAG</text:p>
          </table:table-cell>
          <table:table-cell table:style-name="ce169" office:value-type="float" office:value="644130">
            <text:p>644130</text:p>
          </table:table-cell>
          <table:table-cell office:value-type="string">
            <text:p>SCS HANNOVER SATELITE OFFICE</text:p>
          </table:table-cell>
          <table:table-cell office:value-type="string">
            <text:p>BENKENDORFFSTRABE 30B <text:s text:c="8"/></text:p>
          </table:table-cell>
          <table:table-cell office:value-type="string">
            <text:p>LANGENHAGEN <text:s text:c="18"/></text:p>
          </table:table-cell>
          <table:table-cell office:value-type="string">
            <text:p>30855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LAH</text:p>
          </table:table-cell>
          <table:table-cell table:style-name="ce169" office:value-type="float" office:value="644131">
            <text:p>644131</text:p>
          </table:table-cell>
          <table:table-cell office:value-type="string">
            <text:p>UPS OFFENBURG CENTER</text:p>
          </table:table-cell>
          <table:table-cell office:value-type="string">
            <text:p>KARL-KAMMERSTR. 5 <text:s text:c="12"/></text:p>
          </table:table-cell>
          <table:table-cell office:value-type="string">
            <text:p>LAHR <text:s text:c="25"/></text:p>
          </table:table-cell>
          <table:table-cell office:value-type="string">
            <text:p>77933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LAN</text:p>
          </table:table-cell>
          <table:table-cell table:style-name="ce169" office:value-type="float" office:value="644132">
            <text:p>644132</text:p>
          </table:table-cell>
          <table:table-cell office:value-type="string">
            <text:p>UPS HANNOVER HUB</text:p>
          </table:table-cell>
          <table:table-cell office:value-type="string">
            <text:p>REHKAMP 15 <text:s text:c="19"/></text:p>
          </table:table-cell>
          <table:table-cell office:value-type="string">
            <text:p>LANGENHAGEN <text:s text:c="18"/></text:p>
          </table:table-cell>
          <table:table-cell office:value-type="string">
            <text:p>30853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LOB</text:p>
          </table:table-cell>
          <table:table-cell table:style-name="ce169" office:value-type="float" office:value="644133">
            <text:p>644133</text:p>
          </table:table-cell>
          <table:table-cell office:value-type="string">
            <text:p>UPS GERA HUB</text:p>
          </table:table-cell>
          <table:table-cell office:value-type="string">
            <text:p>LEEDENSTR. 7 <text:s text:c="17"/></text:p>
          </table:table-cell>
          <table:table-cell office:value-type="string">
            <text:p>LOEBICHAU <text:s text:c="20"/></text:p>
          </table:table-cell>
          <table:table-cell office:value-type="string">
            <text:p>04626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MDG</text:p>
          </table:table-cell>
          <table:table-cell table:style-name="ce169" office:value-type="float" office:value="644134">
            <text:p>644134</text:p>
          </table:table-cell>
          <table:table-cell office:value-type="string">
            <text:p>UPS MAGDEBURG CENTER</text:p>
          </table:table-cell>
          <table:table-cell office:value-type="string">
            <text:p>SUDENBURGER WUHNE 61-69 <text:s text:c="6"/></text:p>
          </table:table-cell>
          <table:table-cell office:value-type="string">
            <text:p>MAGDEBURG <text:s text:c="20"/></text:p>
          </table:table-cell>
          <table:table-cell office:value-type="string">
            <text:p>39116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MRG</text:p>
          </table:table-cell>
          <table:table-cell table:style-name="ce169" office:value-type="float" office:value="644135">
            <text:p>644135</text:p>
          </table:table-cell>
          <table:table-cell office:value-type="string">
            <text:p>UPS NORTHEIM CENTER</text:p>
          </table:table-cell>
          <table:table-cell office:value-type="string">
            <text:p>INDUSTRIESTR. 3-5 <text:s text:c="12"/></text:p>
          </table:table-cell>
          <table:table-cell office:value-type="string">
            <text:p>MORINGEN <text:s text:c="21"/></text:p>
          </table:table-cell>
          <table:table-cell office:value-type="string">
            <text:p>37186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NES</text:p>
          </table:table-cell>
          <table:table-cell table:style-name="ce169" office:value-type="float" office:value="644136">
            <text:p>644136</text:p>
          </table:table-cell>
          <table:table-cell office:value-type="string">
            <text:p>UPS NEUSS REGION OVERGOODS</text:p>
          </table:table-cell>
          <table:table-cell office:value-type="string">
            <text:p>HAMMERLANDSTR. 115 <text:s text:c="11"/></text:p>
          </table:table-cell>
          <table:table-cell office:value-type="string">
            <text:p>NEUSS <text:s text:c="24"/></text:p>
          </table:table-cell>
          <table:table-cell office:value-type="string">
            <text:p>41546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NEU</text:p>
          </table:table-cell>
          <table:table-cell table:style-name="ce169" office:value-type="float" office:value="644137">
            <text:p>644137</text:p>
          </table:table-cell>
          <table:table-cell office:value-type="string">
            <text:p>UPS NEUBRANDENBURG CENTER</text:p>
          </table:table-cell>
          <table:table-cell office:value-type="string">
            <text:p>NONNENHOFER STR.32 <text:s text:c="11"/></text:p>
          </table:table-cell>
          <table:table-cell office:value-type="string">
            <text:p>NEUBRANDENBURG <text:s text:c="15"/></text:p>
          </table:table-cell>
          <table:table-cell office:value-type="string">
            <text:p>17033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NHS</text:p>
          </table:table-cell>
          <table:table-cell table:style-name="ce169" office:value-type="float" office:value="644138">
            <text:p>644138</text:p>
          </table:table-cell>
          <table:table-cell office:value-type="string">
            <text:p>UPS RAVENSBURG</text:p>
          </table:table-cell>
          <table:table-cell office:value-type="string">
            <text:p>BENZSTR 1 <text:s text:c="20"/></text:p>
          </table:table-cell>
          <table:table-cell office:value-type="string">
            <text:p>NEUHAUS <text:s text:c="22"/></text:p>
          </table:table-cell>
          <table:table-cell office:value-type="string">
            <text:p>88094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NIS</text:p>
          </table:table-cell>
          <table:table-cell table:style-name="ce169" office:value-type="float" office:value="644139">
            <text:p>644139</text:p>
          </table:table-cell>
          <table:table-cell office:value-type="string">
            <text:p>SCS NEUSS CENTER</text:p>
          </table:table-cell>
          <table:table-cell office:value-type="string">
            <text:p>FUGGERSTRASSE 7 <text:s text:c="14"/></text:p>
          </table:table-cell>
          <table:table-cell office:value-type="string">
            <text:p>NEUSS <text:s text:c="24"/></text:p>
          </table:table-cell>
          <table:table-cell office:value-type="string">
            <text:p>41468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NOT</text:p>
          </table:table-cell>
          <table:table-cell table:style-name="ce169" office:value-type="float" office:value="644141">
            <text:p>644141</text:p>
          </table:table-cell>
          <table:table-cell office:value-type="string">
            <text:p>UPS MUENSTER CENTER</text:p>
          </table:table-cell>
          <table:table-cell office:value-type="string">
            <text:p>INDUSTRIESTR. 3 <text:s text:c="14"/></text:p>
          </table:table-cell>
          <table:table-cell office:value-type="string">
            <text:p>NOTTULN <text:s text:c="22"/></text:p>
          </table:table-cell>
          <table:table-cell office:value-type="string">
            <text:p>48301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NSS</text:p>
          </table:table-cell>
          <table:table-cell table:style-name="ce169" office:value-type="float" office:value="644142">
            <text:p>644142</text:p>
          </table:table-cell>
          <table:table-cell office:value-type="string">
            <text:p>UPS NEUSS GOERLITZER REM REG OFFICES</text:p>
          </table:table-cell>
          <table:table-cell office:value-type="string">
            <text:p>GOERLITZER STR. 1 <text:s text:c="12"/></text:p>
          </table:table-cell>
          <table:table-cell office:value-type="string">
            <text:p>NEUSS <text:s text:c="24"/></text:p>
          </table:table-cell>
          <table:table-cell office:value-type="string">
            <text:p>41456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NUR</text:p>
          </table:table-cell>
          <table:table-cell table:style-name="ce169" office:value-type="float" office:value="644143">
            <text:p>644143</text:p>
          </table:table-cell>
          <table:table-cell office:value-type="string">
            <text:p>UPS NURNBERG CENTER</text:p>
          </table:table-cell>
          <table:table-cell office:value-type="string">
            <text:p>KOBLENZERSTR. 13 <text:s text:c="13"/></text:p>
          </table:table-cell>
          <table:table-cell office:value-type="string">
            <text:p>NURNBERG <text:s text:c="21"/></text:p>
          </table:table-cell>
          <table:table-cell office:value-type="string">
            <text:p>90451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OBL</text:p>
          </table:table-cell>
          <table:table-cell table:style-name="ce169" office:value-type="float" office:value="644144">
            <text:p>644144</text:p>
          </table:table-cell>
          <table:table-cell office:value-type="string">
            <text:p>UPS CHEMNITZ CENTER</text:p>
          </table:table-cell>
          <table:table-cell office:value-type="string">
            <text:p>CHEMNITZER STR. 31 <text:s text:c="11"/></text:p>
          </table:table-cell>
          <table:table-cell office:value-type="string">
            <text:p>LICHTENAU-OBERLICHTENAU <text:s text:c="6"/></text:p>
          </table:table-cell>
          <table:table-cell office:value-type="string">
            <text:p>09244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OBT</text:p>
          </table:table-cell>
          <table:table-cell table:style-name="ce169" office:value-type="float" office:value="644145">
            <text:p>644145</text:p>
          </table:table-cell>
          <table:table-cell office:value-type="string">
            <text:p>UPS REGENSBURG CENTER</text:p>
          </table:table-cell>
          <table:table-cell office:value-type="string">
            <text:p>WALHALLA 15 <text:s text:c="18"/></text:p>
          </table:table-cell>
          <table:table-cell office:value-type="string">
            <text:p>OBERTRAUBLING <text:s text:c="16"/></text:p>
          </table:table-cell>
          <table:table-cell office:value-type="string">
            <text:p>93083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OSC</text:p>
          </table:table-cell>
          <table:table-cell table:style-name="ce169" office:value-type="float" office:value="644146">
            <text:p>644146</text:p>
          </table:table-cell>
          <table:table-cell office:value-type="string">
            <text:p>SCS STUTTGART CENTER</text:p>
          </table:table-cell>
          <table:table-cell office:value-type="string">
            <text:p>ELLY-BEINHORN-STRASSE 3 <text:s text:c="6"/></text:p>
          </table:table-cell>
          <table:table-cell office:value-type="string">
            <text:p>OSTFILDERN-SCHARNHAUSEN <text:s text:c="6"/></text:p>
          </table:table-cell>
          <table:table-cell office:value-type="string">
            <text:p>73760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OTZ</text:p>
          </table:table-cell>
          <table:table-cell table:style-name="ce169" office:value-type="float" office:value="644147">
            <text:p>644147</text:p>
          </table:table-cell>
          <table:table-cell office:value-type="string">
            <text:p>UPS PASSAU CENTER</text:p>
          </table:table-cell>
          <table:table-cell office:value-type="string">
            <text:p>GEWERBEGEBIET EISENDORF <text:s text:c="6"/></text:p>
          </table:table-cell>
          <table:table-cell office:value-type="string">
            <text:p>OETZING <text:s text:c="22"/></text:p>
          </table:table-cell>
          <table:table-cell office:value-type="string">
            <text:p>94563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PAD</text:p>
          </table:table-cell>
          <table:table-cell table:style-name="ce169" office:value-type="float" office:value="644148">
            <text:p>644148</text:p>
          </table:table-cell>
          <table:table-cell office:value-type="string">
            <text:p>UPS PADERBORN CENTER</text:p>
          </table:table-cell>
          <table:table-cell office:value-type="string">
            <text:p>STETTINERSTR. 44 <text:s text:c="13"/></text:p>
          </table:table-cell>
          <table:table-cell office:value-type="string">
            <text:p>PADERBORN <text:s text:c="20"/></text:p>
          </table:table-cell>
          <table:table-cell office:value-type="string">
            <text:p>33106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REI</text:p>
          </table:table-cell>
          <table:table-cell table:style-name="ce169" office:value-type="float" office:value="644149">
            <text:p>644149</text:p>
          </table:table-cell>
          <table:table-cell office:value-type="string">
            <text:p>UPS LUEBECK CENTER</text:p>
          </table:table-cell>
          <table:table-cell office:value-type="string">
            <text:p>GROOTKOPPEL 59 <text:s text:c="15"/></text:p>
          </table:table-cell>
          <table:table-cell office:value-type="string">
            <text:p>REINFELD <text:s text:c="21"/></text:p>
          </table:table-cell>
          <table:table-cell office:value-type="string">
            <text:p>23858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REN</text:p>
          </table:table-cell>
          <table:table-cell table:style-name="ce169" office:value-type="float" office:value="644150">
            <text:p>644150</text:p>
          </table:table-cell>
          <table:table-cell office:value-type="string">
            <text:p>UPS RENDSBURG CENTER</text:p>
          </table:table-cell>
          <table:table-cell office:value-type="string">
            <text:p>BUESUMER STR. 38-40 <text:s text:c="10"/></text:p>
          </table:table-cell>
          <table:table-cell office:value-type="string">
            <text:p>RENDSBURG <text:s text:c="20"/></text:p>
          </table:table-cell>
          <table:table-cell office:value-type="string">
            <text:p>24768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ROS</text:p>
          </table:table-cell>
          <table:table-cell table:style-name="ce169" office:value-type="float" office:value="643821">
            <text:p>643821</text:p>
          </table:table-cell>
          <table:table-cell office:value-type="string">
            <text:p>UPS ROSENHEIM CENTER</text:p>
          </table:table-cell>
          <table:table-cell office:value-type="string">
            <text:p>AUESSERE OBERAUSTR. 24 <text:s text:c="7"/></text:p>
          </table:table-cell>
          <table:table-cell office:value-type="string">
            <text:p>ROSENHEIM <text:s text:c="20"/></text:p>
          </table:table-cell>
          <table:table-cell office:value-type="string">
            <text:p>83026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SAA</text:p>
          </table:table-cell>
          <table:table-cell table:style-name="ce169" office:value-type="float" office:value="643822">
            <text:p>643822</text:p>
          </table:table-cell>
          <table:table-cell office:value-type="string">
            <text:p>UPS SAARBRUECKEN CENTER</text:p>
          </table:table-cell>
          <table:table-cell office:value-type="string">
            <text:p>INDUSTRIESTR. 15 <text:s text:c="13"/></text:p>
          </table:table-cell>
          <table:table-cell office:value-type="string">
            <text:p>SAARBRUECKEN-BUEBINGEN <text:s text:c="7"/></text:p>
          </table:table-cell>
          <table:table-cell office:value-type="string">
            <text:p>66129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SCA</text:p>
          </table:table-cell>
          <table:table-cell table:style-name="ce169" office:value-type="float" office:value="643823">
            <text:p>643823</text:p>
          </table:table-cell>
          <table:table-cell office:value-type="string">
            <text:p>SCS LOHSTRASSE 32</text:p>
          </table:table-cell>
          <table:table-cell office:value-type="string">
            <text:p>Lohstrasse 32 <text:s text:c="16"/></text:p>
          </table:table-cell>
          <table:table-cell office:value-type="string">
            <text:p>SCHWAIG</text:p>
          </table:table-cell>
          <table:table-cell office:value-type="string">
            <text:p>85445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SCH</text:p>
          </table:table-cell>
          <table:table-cell table:style-name="ce169" office:value-type="float" office:value="643824">
            <text:p>643824</text:p>
          </table:table-cell>
          <table:table-cell office:value-type="string">
            <text:p>UPS HEIDELBERG CENTER</text:p>
          </table:table-cell>
          <table:table-cell office:value-type="string">
            <text:p>SCHEFFELSTR. 79 <text:s text:c="14"/></text:p>
          </table:table-cell>
          <table:table-cell office:value-type="string">
            <text:p>SCHWETZINGEN <text:s text:c="17"/></text:p>
          </table:table-cell>
          <table:table-cell office:value-type="string">
            <text:p>68723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SCK</text:p>
          </table:table-cell>
          <table:table-cell table:style-name="ce169" office:value-type="float" office:value="643825">
            <text:p>643825</text:p>
          </table:table-cell>
          <table:table-cell office:value-type="string">
            <text:p>UPS LEIPZIG CENTER</text:p>
          </table:table-cell>
          <table:table-cell office:value-type="string">
            <text:p>IKARUSSTR. 16 <text:s text:c="16"/></text:p>
          </table:table-cell>
          <table:table-cell office:value-type="string">
            <text:p>SCHKEUDITZ-GLESIEN <text:s text:c="11"/></text:p>
          </table:table-cell>
          <table:table-cell office:value-type="string">
            <text:p>04435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TRO</text:p>
          </table:table-cell>
          <table:table-cell table:style-name="ce169" office:value-type="float" office:value="643826">
            <text:p>643826</text:p>
          </table:table-cell>
          <table:table-cell office:value-type="string">
            <text:p>UPS TROISDORF OFFICES</text:p>
          </table:table-cell>
          <table:table-cell office:value-type="string">
            <text:p>GENKERSTRASSE 14 <text:s text:c="13"/></text:p>
          </table:table-cell>
          <table:table-cell office:value-type="string">
            <text:p>TROISDORF</text:p>
          </table:table-cell>
          <table:table-cell office:value-type="string">
            <text:p>53842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TSP</text:p>
          </table:table-cell>
          <table:table-cell table:style-name="ce169" office:value-type="float" office:value="643827">
            <text:p>643827</text:p>
          </table:table-cell>
          <table:table-cell office:value-type="string">
            <text:p>SCS BIBERWEG 12 </text:p>
          </table:table-cell>
          <table:table-cell office:value-type="string">
            <text:p>Biberweg 12 <text:s text:c="18"/></text:p>
          </table:table-cell>
          <table:table-cell office:value-type="string">
            <text:p>TROISDORF-SPICH</text:p>
          </table:table-cell>
          <table:table-cell office:value-type="string">
            <text:p>53842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UEL</text:p>
          </table:table-cell>
          <table:table-cell table:style-name="ce169" office:value-type="float" office:value="643828">
            <text:p>643828</text:p>
          </table:table-cell>
          <table:table-cell office:value-type="string">
            <text:p>UPS UELZEN CENTER</text:p>
          </table:table-cell>
          <table:table-cell office:value-type="string">
            <text:p>ZUM GERDAUTAL 7 <text:s text:c="14"/></text:p>
          </table:table-cell>
          <table:table-cell office:value-type="string">
            <text:p>UELZEN <text:s text:c="23"/></text:p>
          </table:table-cell>
          <table:table-cell office:value-type="string">
            <text:p>29525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ULM</text:p>
          </table:table-cell>
          <table:table-cell table:style-name="ce169" office:value-type="float" office:value="643829">
            <text:p>643829</text:p>
          </table:table-cell>
          <table:table-cell office:value-type="string">
            <text:p>UPS ULM CENTER</text:p>
          </table:table-cell>
          <table:table-cell office:value-type="string">
            <text:p>ERNST-ABBE-STR. 1 <text:s text:c="12"/></text:p>
          </table:table-cell>
          <table:table-cell office:value-type="string">
            <text:p>ULM <text:s text:c="26"/></text:p>
          </table:table-cell>
          <table:table-cell office:value-type="string">
            <text:p>89079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UMK</text:p>
          </table:table-cell>
          <table:table-cell table:style-name="ce169" office:value-type="float" office:value="643830">
            <text:p>643830</text:p>
          </table:table-cell>
          <table:table-cell office:value-type="string">
            <text:p>UPS FREIBURG CENTER</text:p>
          </table:table-cell>
          <table:table-cell office:value-type="string">
            <text:p>IM STOECKACKER 18 <text:s text:c="12"/></text:p>
          </table:table-cell>
          <table:table-cell office:value-type="string">
            <text:p>UMKIRCH <text:s text:c="22"/></text:p>
          </table:table-cell>
          <table:table-cell office:value-type="string">
            <text:p>79224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WAL</text:p>
          </table:table-cell>
          <table:table-cell table:style-name="ce169" office:value-type="float" office:value="643832">
            <text:p>643832</text:p>
          </table:table-cell>
          <table:table-cell office:value-type="string">
            <text:p>UPS OSNABRUECK CENTER</text:p>
          </table:table-cell>
          <table:table-cell office:value-type="string">
            <text:p>WERNER-VON-BRAUNSTR. 8 <text:s text:c="7"/></text:p>
          </table:table-cell>
          <table:table-cell office:value-type="string">
            <text:p>WALLENHORST <text:s text:c="18"/></text:p>
          </table:table-cell>
          <table:table-cell office:value-type="string">
            <text:p>49134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WEN</text:p>
          </table:table-cell>
          <table:table-cell table:style-name="ce169" office:value-type="float" office:value="643833">
            <text:p>643833</text:p>
          </table:table-cell>
          <table:table-cell office:value-type="string">
            <text:p>UPS ESSLINGEN CENTER</text:p>
          </table:table-cell>
          <table:table-cell office:value-type="string">
            <text:p>WERTSTR. 50 <text:s text:c="18"/></text:p>
          </table:table-cell>
          <table:table-cell office:value-type="string">
            <text:p>WENDLINGEN <text:s text:c="19"/></text:p>
          </table:table-cell>
          <table:table-cell office:value-type="string">
            <text:p>73240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WES</text:p>
          </table:table-cell>
          <table:table-cell table:style-name="ce169" office:value-type="float" office:value="643834">
            <text:p>643834</text:p>
          </table:table-cell>
          <table:table-cell office:value-type="string">
            <text:p>UPS WESTERSTEDE CENTER</text:p>
          </table:table-cell>
          <table:table-cell office:value-type="string">
            <text:p>HANSACKER 16 <text:s text:c="17"/></text:p>
          </table:table-cell>
          <table:table-cell office:value-type="string">
            <text:p>WESTERSTEDE <text:s text:c="18"/></text:p>
          </table:table-cell>
          <table:table-cell office:value-type="string">
            <text:p>26655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WIT</text:p>
          </table:table-cell>
          <table:table-cell table:style-name="ce169" office:value-type="float" office:value="643835">
            <text:p>643835</text:p>
          </table:table-cell>
          <table:table-cell office:value-type="string">
            <text:p>UPS TRIER CENTER</text:p>
          </table:table-cell>
          <table:table-cell office:value-type="string">
            <text:p>OTTO-HAHN-STR. 21 <text:s text:c="12"/></text:p>
          </table:table-cell>
          <table:table-cell office:value-type="string">
            <text:p>WITTLICH <text:s text:c="21"/></text:p>
          </table:table-cell>
          <table:table-cell office:value-type="string">
            <text:p>54516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WLL</text:p>
          </table:table-cell>
          <table:table-cell table:style-name="ce169" office:value-type="float" office:value="643836">
            <text:p>643836</text:p>
          </table:table-cell>
          <table:table-cell office:value-type="string">
            <text:p>UPS MOENCHENGLADBACH CENTER</text:p>
          </table:table-cell>
          <table:table-cell office:value-type="string">
            <text:p>SIEMENSRING 18 <text:s text:c="15"/></text:p>
          </table:table-cell>
          <table:table-cell office:value-type="string">
            <text:p>WILLICH-MUNCHHEIDE</text:p>
          </table:table-cell>
          <table:table-cell office:value-type="string">
            <text:p>47877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WOL</text:p>
          </table:table-cell>
          <table:table-cell table:style-name="ce169" office:value-type="float" office:value="643837">
            <text:p>643837</text:p>
          </table:table-cell>
          <table:table-cell office:value-type="string">
            <text:p>UPS WOLFRATSHAUSEN CENTER</text:p>
          </table:table-cell>
          <table:table-cell office:value-type="string">
            <text:p>HANS-URMILLER-RING 13 <text:s text:c="8"/></text:p>
          </table:table-cell>
          <table:table-cell office:value-type="string">
            <text:p>WOLFRATSHAUSEN <text:s text:c="15"/></text:p>
          </table:table-cell>
          <table:table-cell office:value-type="string">
            <text:p>82515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WSL</text:p>
          </table:table-cell>
          <table:table-cell table:style-name="ce169" office:value-type="float" office:value="643838">
            <text:p>643838</text:p>
          </table:table-cell>
          <table:table-cell office:value-type="string">
            <text:p>UPS WESEL CENTER</text:p>
          </table:table-cell>
          <table:table-cell office:value-type="string">
            <text:p>AM LIPPEGLACIS 1 <text:s text:c="13"/></text:p>
          </table:table-cell>
          <table:table-cell office:value-type="string">
            <text:p>WESEL <text:s text:c="24"/></text:p>
          </table:table-cell>
          <table:table-cell office:value-type="string">
            <text:p>46483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EWUP</text:p>
          </table:table-cell>
          <table:table-cell table:style-name="ce169" office:value-type="float" office:value="643839">
            <text:p>643839</text:p>
          </table:table-cell>
          <table:table-cell office:value-type="string">
            <text:p>UPS WUPPERTAL CENTER</text:p>
          </table:table-cell>
          <table:table-cell office:value-type="string">
            <text:p>HOELKERFELD 40 <text:s text:c="15"/></text:p>
          </table:table-cell>
          <table:table-cell office:value-type="string">
            <text:p>WUPPERTAL-BARMEN <text:s text:c="13"/></text:p>
          </table:table-cell>
          <table:table-cell office:value-type="string">
            <text:p>42279</text:p>
          </table:table-cell>
          <table:table-cell office:value-type="string">
            <text:p>GERMANY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KCOP</text:p>
          </table:table-cell>
          <table:table-cell table:style-name="ce169" office:value-type="float" office:value="643840">
            <text:p>643840</text:p>
          </table:table-cell>
          <table:table-cell office:value-type="string">
            <text:p>UPS COPENHAGEN WWF OFFICES</text:p>
          </table:table-cell>
          <table:table-cell office:value-type="string">
            <text:p>NAVERLAND 7-11 <text:s text:c="15"/></text:p>
          </table:table-cell>
          <table:table-cell office:value-type="string">
            <text:p>GLOSTRUP, COPENHAGEN <text:s text:c="9"/></text:p>
          </table:table-cell>
          <table:table-cell office:value-type="string">
            <text:p>2600</text:p>
          </table:table-cell>
          <table:table-cell office:value-type="string">
            <text:p>DENMARK</text:p>
          </table:table-cell>
          <table:table-cell office:value-type="string">
            <text:p>DK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KKOL</text:p>
          </table:table-cell>
          <table:table-cell table:style-name="ce169" office:value-type="float" office:value="643841">
            <text:p>643841</text:p>
          </table:table-cell>
          <table:table-cell office:value-type="string">
            <text:p>UPS KOLDING</text:p>
          </table:table-cell>
          <table:table-cell office:value-type="string">
            <text:p>10, KOKBJERG <text:s text:c="17"/></text:p>
          </table:table-cell>
          <table:table-cell office:value-type="string">
            <text:p>KOLDING <text:s text:c="22"/></text:p>
          </table:table-cell>
          <table:table-cell office:value-type="string">
            <text:p>6000</text:p>
          </table:table-cell>
          <table:table-cell office:value-type="string">
            <text:p>DENMARK</text:p>
          </table:table-cell>
          <table:table-cell office:value-type="string">
            <text:p>DK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ESAST</text:p>
          </table:table-cell>
          <table:table-cell table:style-name="ce169" office:value-type="float" office:value="643843">
            <text:p>643843</text:p>
          </table:table-cell>
          <table:table-cell office:value-type="string">
            <text:p>UPS OVIEDO CENTER</text:p>
          </table:table-cell>
          <table:table-cell office:value-type="string">
            <text:p>POLG IND SILVOTA, PARCELA 31 <text:s/></text:p>
          </table:table-cell>
          <table:table-cell office:value-type="string">
            <text:p>MUNICIPIO DE LIANERA</text:p>
          </table:table-cell>
          <table:table-cell office:value-type="string">
            <text:p>33192</text:p>
          </table:table-cell>
          <table:table-cell office:value-type="string">
            <text:p>SPAIN</text:p>
          </table:table-cell>
          <table:table-cell office:value-type="string">
            <text:p>E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ESBAL</text:p>
          </table:table-cell>
          <table:table-cell table:style-name="ce169" office:value-type="float" office:value="643844">
            <text:p>643844</text:p>
          </table:table-cell>
          <table:table-cell office:value-type="string">
            <text:p>UPS MALLORCA CENTER</text:p>
          </table:table-cell>
          <table:table-cell office:value-type="string">
            <text:p>VIAL DE S. JOSE, 33-35 <text:s text:c="7"/></text:p>
          </table:table-cell>
          <table:table-cell office:value-type="string">
            <text:p>MALLORCA <text:s text:c="21"/></text:p>
          </table:table-cell>
          <table:table-cell office:value-type="string">
            <text:p>07009</text:p>
          </table:table-cell>
          <table:table-cell office:value-type="string">
            <text:p>SPAIN</text:p>
          </table:table-cell>
          <table:table-cell office:value-type="string">
            <text:p>E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ESBIL</text:p>
          </table:table-cell>
          <table:table-cell table:style-name="ce169" office:value-type="float" office:value="643845">
            <text:p>643845</text:p>
          </table:table-cell>
          <table:table-cell office:value-type="string">
            <text:p>UPS BILBAO CENTER</text:p>
          </table:table-cell>
          <table:table-cell office:value-type="string">
            <text:p>BARRIO EL JUNCAL S/N <text:s text:c="9"/></text:p>
          </table:table-cell>
          <table:table-cell office:value-type="string">
            <text:p>VALLE DE TRAPAGE <text:s text:c="13"/></text:p>
          </table:table-cell>
          <table:table-cell office:value-type="string">
            <text:p>48510</text:p>
          </table:table-cell>
          <table:table-cell office:value-type="string">
            <text:p>SPAIN</text:p>
          </table:table-cell>
          <table:table-cell office:value-type="string">
            <text:p>E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ESBRS</text:p>
          </table:table-cell>
          <table:table-cell table:style-name="ce169" office:value-type="float" office:value="643846">
            <text:p>643846</text:p>
          </table:table-cell>
          <table:table-cell office:value-type="string">
            <text:p>UPS BARCELONA HUB</text:p>
          </table:table-cell>
          <table:table-cell office:value-type="string">
            <text:p>C/ MIGUEL HERNANDEZ 12-14 <text:s text:c="4"/></text:p>
          </table:table-cell>
          <table:table-cell office:value-type="string">
            <text:p>BARCELONA <text:s text:c="20"/></text:p>
          </table:table-cell>
          <table:table-cell office:value-type="string">
            <text:p>08908</text:p>
          </table:table-cell>
          <table:table-cell office:value-type="string">
            <text:p>SPAIN</text:p>
          </table:table-cell>
          <table:table-cell office:value-type="string">
            <text:p>E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ESCDC</text:p>
          </table:table-cell>
          <table:table-cell table:style-name="ce169" office:value-type="float" office:value="643847">
            <text:p>643847</text:p>
          </table:table-cell>
          <table:table-cell office:value-type="string">
            <text:p>SCS MAD - 979 - MADRID</text:p>
          </table:table-cell>
          <table:table-cell office:value-type="string">
            <text:p>CENTRO DE GARGA AEREA <text:s text:c="8"/></text:p>
          </table:table-cell>
          <table:table-cell office:value-type="string">
            <text:p>MADRID</text:p>
          </table:table-cell>
          <table:table-cell office:value-type="string">
            <text:p>28042</text:p>
          </table:table-cell>
          <table:table-cell office:value-type="string">
            <text:p>SPAIN</text:p>
          </table:table-cell>
          <table:table-cell office:value-type="string">
            <text:p>E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ESGUR</text:p>
          </table:table-cell>
          <table:table-cell table:style-name="ce169" office:value-type="float" office:value="643848">
            <text:p>643848</text:p>
          </table:table-cell>
          <table:table-cell office:value-type="string">
            <text:p>UPS BAILEN HUB</text:p>
          </table:table-cell>
          <table:table-cell office:value-type="string">
            <text:p>POLIGONO INDUSTRIAL GUARDIEL <text:s/></text:p>
          </table:table-cell>
          <table:table-cell office:value-type="string">
            <text:p>GUARROMAN - JAEN <text:s text:c="13"/></text:p>
          </table:table-cell>
          <table:table-cell office:value-type="string">
            <text:p>23210</text:p>
          </table:table-cell>
          <table:table-cell office:value-type="string">
            <text:p>SPAIN</text:p>
          </table:table-cell>
          <table:table-cell office:value-type="string">
            <text:p>E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ESLAC</text:p>
          </table:table-cell>
          <table:table-cell table:style-name="ce169" office:value-type="float" office:value="643849">
            <text:p>643849</text:p>
          </table:table-cell>
          <table:table-cell office:value-type="string">
            <text:p>UPS LA CORUNA CENTER</text:p>
          </table:table-cell>
          <table:table-cell office:value-type="string">
            <text:p>WAREHOUSE E-36 <text:s text:c="15"/></text:p>
          </table:table-cell>
          <table:table-cell office:value-type="string">
            <text:p>LA CORUNA <text:s text:c="20"/></text:p>
          </table:table-cell>
          <table:table-cell office:value-type="string">
            <text:p>15190</text:p>
          </table:table-cell>
          <table:table-cell office:value-type="string">
            <text:p>SPAIN</text:p>
          </table:table-cell>
          <table:table-cell office:value-type="string">
            <text:p>E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ESMAI</text:p>
          </table:table-cell>
          <table:table-cell table:style-name="ce169" office:value-type="float" office:value="643850">
            <text:p>643850</text:p>
          </table:table-cell>
          <table:table-cell office:value-type="string">
            <text:p>UPS MADRID PROVINCIAL</text:p>
          </table:table-cell>
          <table:table-cell office:value-type="string">
            <text:p>AVDA. DE LA CANADA 64-66 <text:s text:c="5"/></text:p>
          </table:table-cell>
          <table:table-cell office:value-type="string">
            <text:p>MADRID</text:p>
          </table:table-cell>
          <table:table-cell office:value-type="string">
            <text:p>28820</text:p>
          </table:table-cell>
          <table:table-cell office:value-type="string">
            <text:p>SPAIN</text:p>
          </table:table-cell>
          <table:table-cell office:value-type="string">
            <text:p>E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ESMAN</text:p>
          </table:table-cell>
          <table:table-cell table:style-name="ce169" office:value-type="float" office:value="643851">
            <text:p>643851</text:p>
          </table:table-cell>
          <table:table-cell office:value-type="string">
            <text:p>UPS VALENCIA CENTER</text:p>
          </table:table-cell>
          <table:table-cell office:value-type="string">
            <text:p>CENTRO DE CARGA DEL AEROPUERTO</text:p>
          </table:table-cell>
          <table:table-cell office:value-type="string">
            <text:p>MANISES <text:s text:c="22"/></text:p>
          </table:table-cell>
          <table:table-cell office:value-type="string">
            <text:p>46940</text:p>
          </table:table-cell>
          <table:table-cell office:value-type="string">
            <text:p>SPAIN</text:p>
          </table:table-cell>
          <table:table-cell office:value-type="string">
            <text:p>E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ESMAR</text:p>
          </table:table-cell>
          <table:table-cell table:style-name="ce169" office:value-type="float" office:value="643852">
            <text:p>643852</text:p>
          </table:table-cell>
          <table:table-cell office:value-type="string">
            <text:p>UPS MADRID AIRPORT</text:p>
          </table:table-cell>
          <table:table-cell office:value-type="string">
            <text:p>OFIC 61 123 <text:s text:c="18"/></text:p>
          </table:table-cell>
          <table:table-cell office:value-type="string">
            <text:p>MADRID</text:p>
          </table:table-cell>
          <table:table-cell office:value-type="string">
            <text:p>28042</text:p>
          </table:table-cell>
          <table:table-cell office:value-type="string">
            <text:p>SPAIN</text:p>
          </table:table-cell>
          <table:table-cell office:value-type="string">
            <text:p>E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ESMCO</text:p>
          </table:table-cell>
          <table:table-cell table:style-name="ce169" office:value-type="float" office:value="643854">
            <text:p>643854</text:p>
          </table:table-cell>
          <table:table-cell office:value-type="string">
            <text:p>UPS MADRID HEADQUARTERS</text:p>
          </table:table-cell>
          <table:table-cell office:value-type="string">
            <text:p>VIA DE LOS POBLADOS, 1 <text:s text:c="7"/></text:p>
          </table:table-cell>
          <table:table-cell office:value-type="string">
            <text:p>MADRID</text:p>
          </table:table-cell>
          <table:table-cell office:value-type="string">
            <text:p>28033</text:p>
          </table:table-cell>
          <table:table-cell office:value-type="string">
            <text:p>SPAIN</text:p>
          </table:table-cell>
          <table:table-cell office:value-type="string">
            <text:p>E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ESSFD</text:p>
          </table:table-cell>
          <table:table-cell table:style-name="ce169" office:value-type="float" office:value="643855">
            <text:p>643855</text:p>
          </table:table-cell>
          <table:table-cell office:value-type="string">
            <text:p>SCS MADRID</text:p>
          </table:table-cell>
          <table:table-cell office:value-type="string">
            <text:p>AVENIDA DEL SISTEMA SOLAR 17 <text:s/></text:p>
          </table:table-cell>
          <table:table-cell office:value-type="string">
            <text:p>SAN FERNANDO DE HENARES <text:s text:c="6"/></text:p>
          </table:table-cell>
          <table:table-cell office:value-type="string">
            <text:p>28830</text:p>
          </table:table-cell>
          <table:table-cell office:value-type="string">
            <text:p>SPAIN</text:p>
          </table:table-cell>
          <table:table-cell office:value-type="string">
            <text:p>E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ESVID</text:p>
          </table:table-cell>
          <table:table-cell table:style-name="ce169" office:value-type="float" office:value="643856">
            <text:p>643856</text:p>
          </table:table-cell>
          <table:table-cell office:value-type="string">
            <text:p>UPS VALLADOLID CENTER</text:p>
          </table:table-cell>
          <table:table-cell office:value-type="string">
            <text:p>C/GENERAL SOLCHAGA,PARCELA 117</text:p>
          </table:table-cell>
          <table:table-cell office:value-type="string">
            <text:p>VALLADOLID <text:s text:c="19"/></text:p>
          </table:table-cell>
          <table:table-cell office:value-type="string">
            <text:p>47008</text:p>
          </table:table-cell>
          <table:table-cell office:value-type="string">
            <text:p>SPAIN</text:p>
          </table:table-cell>
          <table:table-cell office:value-type="string">
            <text:p>E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ESVIG</text:p>
          </table:table-cell>
          <table:table-cell table:style-name="ce169" office:value-type="float" office:value="643857">
            <text:p>643857</text:p>
          </table:table-cell>
          <table:table-cell office:value-type="string">
            <text:p>UPS VIGO CENTER</text:p>
          </table:table-cell>
          <table:table-cell office:value-type="string">
            <text:p>AVDA. DEL REBULLON, S/N <text:s text:c="6"/></text:p>
          </table:table-cell>
          <table:table-cell office:value-type="string">
            <text:p>PONTEVEDRA <text:s text:c="19"/></text:p>
          </table:table-cell>
          <table:table-cell office:value-type="string">
            <text:p>36415</text:p>
          </table:table-cell>
          <table:table-cell office:value-type="string">
            <text:p>SPAIN</text:p>
          </table:table-cell>
          <table:table-cell office:value-type="string">
            <text:p>E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ESZAR</text:p>
          </table:table-cell>
          <table:table-cell table:style-name="ce169" office:value-type="float" office:value="643858">
            <text:p>643858</text:p>
          </table:table-cell>
          <table:table-cell office:value-type="string">
            <text:p>UPS ZARAGOZA HUB</text:p>
          </table:table-cell>
          <table:table-cell office:value-type="string">
            <text:p>C/O, NAVES 134-137 <text:s text:c="11"/></text:p>
          </table:table-cell>
          <table:table-cell office:value-type="string">
            <text:p>ZARAGOZA <text:s text:c="21"/></text:p>
          </table:table-cell>
          <table:table-cell office:value-type="string">
            <text:p>50057</text:p>
          </table:table-cell>
          <table:table-cell office:value-type="string">
            <text:p>SPAIN</text:p>
          </table:table-cell>
          <table:table-cell office:value-type="string">
            <text:p>E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IHLS</text:p>
          </table:table-cell>
          <table:table-cell table:style-name="ce169" office:value-type="float" office:value="643859">
            <text:p>643859</text:p>
          </table:table-cell>
          <table:table-cell office:value-type="string">
            <text:p>UPS HELSINKI CENTER</text:p>
          </table:table-cell>
          <table:table-cell office:value-type="string">
            <text:p>NIITTYTIE 23 <text:s text:c="17"/></text:p>
          </table:table-cell>
          <table:table-cell office:value-type="string">
            <text:p>HELSINKI <text:s text:c="21"/></text:p>
          </table:table-cell>
          <table:table-cell office:value-type="string">
            <text:p>01300</text:p>
          </table:table-cell>
          <table:table-cell office:value-type="string">
            <text:p>FINLAND</text:p>
          </table:table-cell>
          <table:table-cell office:value-type="string">
            <text:p>FI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ALV</text:p>
          </table:table-cell>
          <table:table-cell table:style-name="ce169" office:value-type="float" office:value="643860">
            <text:p>643860</text:p>
          </table:table-cell>
          <table:table-cell office:value-type="string">
            <text:p>UPS ANNECY CENTER - A</text:p>
          </table:table-cell>
          <table:table-cell office:value-type="string">
            <text:p>13 AVENUE DU PRE DE CHALLES <text:s text:c="2"/></text:p>
          </table:table-cell>
          <table:table-cell office:value-type="string">
            <text:p>ANNECY LE VIEUX <text:s text:c="14"/></text:p>
          </table:table-cell>
          <table:table-cell office:value-type="string">
            <text:p>74940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BES</text:p>
          </table:table-cell>
          <table:table-cell table:style-name="ce169" office:value-type="float" office:value="643861">
            <text:p>643861</text:p>
          </table:table-cell>
          <table:table-cell office:value-type="string">
            <text:p>UPS BESANCON CENTER - A</text:p>
          </table:table-cell>
          <table:table-cell office:value-type="string">
            <text:p>28 ROUTE DU ROND BUISSON <text:s text:c="5"/></text:p>
          </table:table-cell>
          <table:table-cell office:value-type="string">
            <text:p>THISE, BESANCON <text:s text:c="14"/></text:p>
          </table:table-cell>
          <table:table-cell office:value-type="string">
            <text:p>25220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BLG</text:p>
          </table:table-cell>
          <table:table-cell table:style-name="ce169" office:value-type="float" office:value="643862">
            <text:p>643862</text:p>
          </table:table-cell>
          <table:table-cell office:value-type="string">
            <text:p>SCS-TOULOUSE, FRANCE </text:p>
          </table:table-cell>
          <table:table-cell office:value-type="string">
            <text:p>ZONE AEROGARE DE FRET - BAT A </text:p>
          </table:table-cell>
          <table:table-cell office:value-type="string">
            <text:p>BLAGNAC CEDEX <text:s text:c="16"/></text:p>
          </table:table-cell>
          <table:table-cell office:value-type="string">
            <text:p>31702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BOR</text:p>
          </table:table-cell>
          <table:table-cell table:style-name="ce169" office:value-type="float" office:value="643863">
            <text:p>643863</text:p>
          </table:table-cell>
          <table:table-cell office:value-type="string">
            <text:p>UPS BORDEAUX CENTER - A</text:p>
          </table:table-cell>
          <table:table-cell office:value-type="string">
            <text:p>Z.I. 55 AV. LA FONTAINE </text:p>
          </table:table-cell>
          <table:table-cell office:value-type="string">
            <text:p>CARBON BLANC, BORDEAUX <text:s text:c="7"/></text:p>
          </table:table-cell>
          <table:table-cell office:value-type="string">
            <text:p>33560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BRE</text:p>
          </table:table-cell>
          <table:table-cell table:style-name="ce169" office:value-type="float" office:value="643865">
            <text:p>643865</text:p>
          </table:table-cell>
          <table:table-cell office:value-type="string">
            <text:p>UPS BREST CENTER - A</text:p>
          </table:table-cell>
          <table:table-cell office:value-type="string">
            <text:p>AV. DU BARON LACROSSE ZAC DE KERGARADEC</text:p>
          </table:table-cell>
          <table:table-cell office:value-type="string">
            <text:p>GOUESNOU, BREST <text:s text:c="14"/></text:p>
          </table:table-cell>
          <table:table-cell office:value-type="string">
            <text:p>29850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BRU</text:p>
          </table:table-cell>
          <table:table-cell table:style-name="ce169" office:value-type="float" office:value="643866">
            <text:p>643866</text:p>
          </table:table-cell>
          <table:table-cell office:value-type="string">
            <text:p>UPS BRUYERES SUR OISE CTR - A</text:p>
          </table:table-cell>
          <table:table-cell office:value-type="string">
            <text:p>Z.A. DES AUBINS <text:s/>CHEMIN DU JACLORET </text:p>
          </table:table-cell>
          <table:table-cell office:value-type="string">
            <text:p>BRUYERES SUR OISE <text:s text:c="12"/></text:p>
          </table:table-cell>
          <table:table-cell office:value-type="string">
            <text:p>95820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CAE</text:p>
          </table:table-cell>
          <table:table-cell table:style-name="ce169" office:value-type="float" office:value="643867">
            <text:p>643867</text:p>
          </table:table-cell>
          <table:table-cell office:value-type="string">
            <text:p>UPS CAEN CENTER - A</text:p>
          </table:table-cell>
          <table:table-cell office:value-type="string">
            <text:p>Z.I. DU MARTRAY <text:s/>AV. DE L'INDUSTRIE</text:p>
          </table:table-cell>
          <table:table-cell office:value-type="string">
            <text:p>GIBERVILLE, CAEN <text:s text:c="13"/></text:p>
          </table:table-cell>
          <table:table-cell office:value-type="string">
            <text:p>14730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CDG</text:p>
          </table:table-cell>
          <table:table-cell table:style-name="ce169" office:value-type="float" office:value="643868">
            <text:p>643868</text:p>
          </table:table-cell>
          <table:table-cell office:value-type="string">
            <text:p>UPS CDG AIR FACILITY</text:p>
          </table:table-cell>
          <table:table-cell office:value-type="string">
            <text:p>RUE DU TRAIT D'UNION - ZONE DE FRET 2</text:p>
          </table:table-cell>
          <table:table-cell office:value-type="string">
            <text:p>ROISSY, PARIS <text:s text:c="16"/></text:p>
          </table:table-cell>
          <table:table-cell office:value-type="string">
            <text:p>95721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CHI</text:p>
          </table:table-cell>
          <table:table-cell table:style-name="ce169" office:value-type="float" office:value="643869">
            <text:p>643869</text:p>
          </table:table-cell>
          <table:table-cell office:value-type="string">
            <text:p>UPS CHILLY MAZARIN HUB</text:p>
          </table:table-cell>
          <table:table-cell office:value-type="string">
            <text:p>2 RUE DENIS PAPIN <text:s text:c="12"/></text:p>
          </table:table-cell>
          <table:table-cell office:value-type="string">
            <text:p>CHILLY MAZARIN, PARIS <text:s text:c="8"/></text:p>
          </table:table-cell>
          <table:table-cell office:value-type="string">
            <text:p>91380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CHY</text:p>
          </table:table-cell>
          <table:table-cell table:style-name="ce169" office:value-type="float" office:value="643870">
            <text:p>643870</text:p>
          </table:table-cell>
          <table:table-cell office:value-type="string">
            <text:p>UPS CHILLY CENTER</text:p>
          </table:table-cell>
          <table:table-cell office:value-type="string">
            <text:p>8 RUE DENIS PAPIN <text:s text:c="12"/></text:p>
          </table:table-cell>
          <table:table-cell office:value-type="string">
            <text:p>CHILLY MAZARIN <text:s text:c="15"/></text:p>
          </table:table-cell>
          <table:table-cell office:value-type="string">
            <text:p>91380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DIJ</text:p>
          </table:table-cell>
          <table:table-cell table:style-name="ce169" office:value-type="float" office:value="643871">
            <text:p>643871</text:p>
          </table:table-cell>
          <table:table-cell office:value-type="string">
            <text:p>UPS DIJON CENTER - A</text:p>
          </table:table-cell>
          <table:table-cell office:value-type="string">
            <text:p>RUE E. GUYARD <text:s text:c="16"/></text:p>
          </table:table-cell>
          <table:table-cell office:value-type="string">
            <text:p>COUCHEY <text:s text:c="22"/></text:p>
          </table:table-cell>
          <table:table-cell office:value-type="string">
            <text:p>21160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FON</text:p>
          </table:table-cell>
          <table:table-cell table:style-name="ce169" office:value-type="float" office:value="643872">
            <text:p>643872</text:p>
          </table:table-cell>
          <table:table-cell office:value-type="string">
            <text:p>UPS FONTENAY TRESIGNY CTR - A</text:p>
          </table:table-cell>
          <table:table-cell office:value-type="string">
            <text:p>ZAE DE FREGY <text:s/>66, RUE LAFAYETTE</text:p>
          </table:table-cell>
          <table:table-cell office:value-type="string">
            <text:p>FONTENAY TRESIGNY <text:s text:c="12"/></text:p>
          </table:table-cell>
          <table:table-cell office:value-type="string">
            <text:p>77610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GVL</text:p>
          </table:table-cell>
          <table:table-cell table:style-name="ce169" office:value-type="float" office:value="643873">
            <text:p>643873</text:p>
          </table:table-cell>
          <table:table-cell office:value-type="string">
            <text:p>UPS</text:p>
          </table:table-cell>
          <table:table-cell office:value-type="string">
            <text:p>5 AVENUE DES BAS TILLIERS <text:s text:c="4"/></text:p>
          </table:table-cell>
          <table:table-cell office:value-type="string">
            <text:p>GENNEVILLIERS <text:s text:c="16"/></text:p>
          </table:table-cell>
          <table:table-cell/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LAC</text:p>
          </table:table-cell>
          <table:table-cell table:style-name="ce169" office:value-type="float" office:value="643874">
            <text:p>643874</text:p>
          </table:table-cell>
          <table:table-cell office:value-type="string">
            <text:p>UPS LA COURNEUVE CENTER - A</text:p>
          </table:table-cell>
          <table:table-cell office:value-type="string">
            <text:p>12 RUE CLEMENT ADER <text:s text:c="10"/></text:p>
          </table:table-cell>
          <table:table-cell office:value-type="string">
            <text:p>LA COURNEUVE, PARIS <text:s text:c="10"/></text:p>
          </table:table-cell>
          <table:table-cell office:value-type="string">
            <text:p>93120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LIL</text:p>
          </table:table-cell>
          <table:table-cell table:style-name="ce169" office:value-type="float" office:value="643876">
            <text:p>643876</text:p>
          </table:table-cell>
          <table:table-cell office:value-type="string">
            <text:p>UPS LILLE CENTRE/GATEWAY - A</text:p>
          </table:table-cell>
          <table:table-cell office:value-type="string">
            <text:p>BD DU PETIT QUINQUIN <text:s text:c="9"/></text:p>
          </table:table-cell>
          <table:table-cell office:value-type="string">
            <text:p>LESQUIN CEDEX <text:s text:c="16"/></text:p>
          </table:table-cell>
          <table:table-cell office:value-type="string">
            <text:p>59813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LIM</text:p>
          </table:table-cell>
          <table:table-cell table:style-name="ce169" office:value-type="float" office:value="643877">
            <text:p>643877</text:p>
          </table:table-cell>
          <table:table-cell office:value-type="string">
            <text:p>UPS LIMOGES CENTER - A</text:p>
          </table:table-cell>
          <table:table-cell office:value-type="string">
            <text:p>13 RUE FERDINARD MAILINVAUD <text:s text:c="2"/></text:p>
          </table:table-cell>
          <table:table-cell office:value-type="string">
            <text:p>LIMOGES <text:s text:c="22"/></text:p>
          </table:table-cell>
          <table:table-cell office:value-type="string">
            <text:p>87000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LYO</text:p>
          </table:table-cell>
          <table:table-cell table:style-name="ce169" office:value-type="float" office:value="643878">
            <text:p>643878</text:p>
          </table:table-cell>
          <table:table-cell office:value-type="string">
            <text:p>UPS LYON FEYZIN HUB - A</text:p>
          </table:table-cell>
          <table:table-cell office:value-type="string">
            <text:p>CA DU CHATEAU DE L'ISLE <text:s/></text:p>
          </table:table-cell>
          <table:table-cell office:value-type="string">
            <text:p>FEYZIN CEDEX, LYON <text:s text:c="11"/></text:p>
          </table:table-cell>
          <table:table-cell office:value-type="string">
            <text:p>69551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LYS</text:p>
          </table:table-cell>
          <table:table-cell table:style-name="ce169" office:value-type="float" office:value="643879">
            <text:p>643879</text:p>
          </table:table-cell>
          <table:table-cell office:value-type="string">
            <text:p>UPS LYON AIR GATEWAY</text:p>
          </table:table-cell>
          <table:table-cell office:value-type="string">
            <text:p>AEROPORT DE LYON SAINT EXUPERY</text:p>
          </table:table-cell>
          <table:table-cell office:value-type="string">
            <text:p>LYON ST EXUPERY AEROPORT <text:s text:c="5"/></text:p>
          </table:table-cell>
          <table:table-cell office:value-type="string">
            <text:p>69125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MAR</text:p>
          </table:table-cell>
          <table:table-cell table:style-name="ce169" office:value-type="float" office:value="643880">
            <text:p>643880</text:p>
          </table:table-cell>
          <table:table-cell office:value-type="string">
            <text:p>UPS MARSEILLE CENTER - A</text:p>
          </table:table-cell>
          <table:table-cell office:value-type="string">
            <text:p>ZAC DES CADESTEAUX <text:s text:c="11"/></text:p>
          </table:table-cell>
          <table:table-cell office:value-type="string">
            <text:p>VITROLLES <text:s text:c="20"/></text:p>
          </table:table-cell>
          <table:table-cell office:value-type="string">
            <text:p>13127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MON</text:p>
          </table:table-cell>
          <table:table-cell table:style-name="ce169" office:value-type="float" office:value="643881">
            <text:p>643881</text:p>
          </table:table-cell>
          <table:table-cell office:value-type="string">
            <text:p>UPS MONTPELLIER CENTER - A</text:p>
          </table:table-cell>
          <table:table-cell office:value-type="string">
            <text:p>2 RUE DU CLOS DES CHENES <text:s text:c="5"/></text:p>
          </table:table-cell>
          <table:table-cell office:value-type="string">
            <text:p>CASTELNAU-LE-LEZ <text:s text:c="13"/></text:p>
          </table:table-cell>
          <table:table-cell office:value-type="string">
            <text:p>34170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MRI</text:p>
          </table:table-cell>
          <table:table-cell table:style-name="ce169" office:value-type="float" office:value="643882">
            <text:p>643882</text:p>
          </table:table-cell>
          <table:table-cell office:value-type="string">
            <text:p>UPS MARSEILLE AIRPORT</text:p>
          </table:table-cell>
          <table:table-cell office:value-type="string">
            <text:p>PÖLE 3 CENTRE AVIATION GENERALE </text:p>
          </table:table-cell>
          <table:table-cell office:value-type="string">
            <text:p>MARIGNANE <text:s text:c="20"/></text:p>
          </table:table-cell>
          <table:table-cell office:value-type="string">
            <text:p>13700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MUL</text:p>
          </table:table-cell>
          <table:table-cell table:style-name="ce169" office:value-type="float" office:value="643883">
            <text:p>643883</text:p>
          </table:table-cell>
          <table:table-cell office:value-type="string">
            <text:p>UPS MULHOUSE CENTER - A</text:p>
          </table:table-cell>
          <table:table-cell office:value-type="string">
            <text:p>10, RUE DES PAYS-BAS <text:s text:c="9"/></text:p>
          </table:table-cell>
          <table:table-cell office:value-type="string">
            <text:p>WITTELSHEIM, MULHOUSE <text:s text:c="8"/></text:p>
          </table:table-cell>
          <table:table-cell office:value-type="string">
            <text:p>68310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NCY</text:p>
          </table:table-cell>
          <table:table-cell table:style-name="ce169" office:value-type="float" office:value="643884">
            <text:p>643884</text:p>
          </table:table-cell>
          <table:table-cell office:value-type="string">
            <text:p>UPS NANCY CENTER - A</text:p>
          </table:table-cell>
          <table:table-cell office:value-type="string">
            <text:p>250 RUE DU CHAMP MOYEN <text:s text:c="7"/></text:p>
          </table:table-cell>
          <table:table-cell office:value-type="string">
            <text:p>FLEVILLE DEVANT-NANCY <text:s text:c="8"/></text:p>
          </table:table-cell>
          <table:table-cell office:value-type="string">
            <text:p>54710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NIC</text:p>
          </table:table-cell>
          <table:table-cell table:style-name="ce169" office:value-type="float" office:value="643885">
            <text:p>643885</text:p>
          </table:table-cell>
          <table:table-cell office:value-type="string">
            <text:p>UPS NICE CENTER - A</text:p>
          </table:table-cell>
          <table:table-cell office:value-type="string">
            <text:p>PARC ACTIVITES LOGISTIQUES <text:s text:c="3"/></text:p>
          </table:table-cell>
          <table:table-cell office:value-type="string">
            <text:p>NICE <text:s text:c="25"/></text:p>
          </table:table-cell>
          <table:table-cell office:value-type="string">
            <text:p>06284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OVL</text:p>
          </table:table-cell>
          <table:table-cell table:style-name="ce169" office:value-type="float" office:value="643887">
            <text:p>643887</text:p>
          </table:table-cell>
          <table:table-cell office:value-type="string">
            <text:p>UPS ORLY OFFICES</text:p>
          </table:table-cell>
          <table:table-cell office:value-type="string">
            <text:p>87 AVENUE DE L'AERODROME <text:s text:c="5"/></text:p>
          </table:table-cell>
          <table:table-cell office:value-type="string">
            <text:p>ORLY VILLE <text:s text:c="19"/></text:p>
          </table:table-cell>
          <table:table-cell office:value-type="string">
            <text:p>94310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PLA</text:p>
          </table:table-cell>
          <table:table-cell table:style-name="ce169" office:value-type="float" office:value="643888">
            <text:p>643888</text:p>
          </table:table-cell>
          <table:table-cell office:value-type="string">
            <text:p>UPS PLAISIR CENTER - A</text:p>
          </table:table-cell>
          <table:table-cell office:value-type="string">
            <text:p>460 RUE DU VALIBOUT <text:s text:c="10"/></text:p>
          </table:table-cell>
          <table:table-cell office:value-type="string">
            <text:p>PLAISIR <text:s text:c="22"/></text:p>
          </table:table-cell>
          <table:table-cell office:value-type="string">
            <text:p>78370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REI</text:p>
          </table:table-cell>
          <table:table-cell table:style-name="ce169" office:value-type="float" office:value="643889">
            <text:p>643889</text:p>
          </table:table-cell>
          <table:table-cell office:value-type="string">
            <text:p>UPS REIMS CENTER - A</text:p>
          </table:table-cell>
          <table:table-cell office:value-type="string">
            <text:p>RUE DE LA NEUVILLETTE <text:s text:c="8"/></text:p>
          </table:table-cell>
          <table:table-cell office:value-type="string">
            <text:p>ST BRICE COURCELLES <text:s text:c="3"/></text:p>
          </table:table-cell>
          <table:table-cell office:value-type="string">
            <text:p>51370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SAE</text:p>
          </table:table-cell>
          <table:table-cell table:style-name="ce169" office:value-type="float" office:value="643890">
            <text:p>643890</text:p>
          </table:table-cell>
          <table:table-cell office:value-type="string">
            <text:p>UPS ST ETIENNE CENTER - A</text:p>
          </table:table-cell>
          <table:table-cell office:value-type="string">
            <text:p>472 RUE GEORGES SAND <text:s text:c="9"/></text:p>
          </table:table-cell>
          <table:table-cell office:value-type="string">
            <text:p>LA TALAUDIERE, ST ETIENNE <text:s text:c="4"/></text:p>
          </table:table-cell>
          <table:table-cell office:value-type="string">
            <text:p>42350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SAH</text:p>
          </table:table-cell>
          <table:table-cell table:style-name="ce169" office:value-type="float" office:value="643891">
            <text:p>643891</text:p>
          </table:table-cell>
          <table:table-cell office:value-type="string">
            <text:p>UPS NANTES CENTER - A</text:p>
          </table:table-cell>
          <table:table-cell office:value-type="string">
            <text:p>ZI LE PAN LOUP <text:s text:c="15"/></text:p>
          </table:table-cell>
          <table:table-cell office:value-type="string">
            <text:p>ST HERBLAIN <text:s text:c="18"/></text:p>
          </table:table-cell>
          <table:table-cell office:value-type="string">
            <text:p>44800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SJD</text:p>
          </table:table-cell>
          <table:table-cell table:style-name="ce169" office:value-type="float" office:value="643892">
            <text:p>643892</text:p>
          </table:table-cell>
          <table:table-cell office:value-type="string">
            <text:p>UPS RENNES OFFICE BUILDING</text:p>
          </table:table-cell>
          <table:table-cell office:value-type="string">
            <text:p>119 RUE DU TEMPLE DE BLOSNE <text:s text:c="2"/></text:p>
          </table:table-cell>
          <table:table-cell office:value-type="string">
            <text:p>ST JACQUES DE LA LANDE <text:s text:c="7"/></text:p>
          </table:table-cell>
          <table:table-cell office:value-type="string">
            <text:p>35136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SJQ</text:p>
          </table:table-cell>
          <table:table-cell table:style-name="ce169" office:value-type="float" office:value="643893">
            <text:p>643893</text:p>
          </table:table-cell>
          <table:table-cell office:value-type="string">
            <text:p>UPS RENNES OPERATIONS</text:p>
          </table:table-cell>
          <table:table-cell office:value-type="string">
            <text:p>17 RUE DU PATIS DE COUASNE <text:s text:c="3"/></text:p>
          </table:table-cell>
          <table:table-cell office:value-type="string">
            <text:p>ST JACQUES DE LA LANDE <text:s text:c="7"/></text:p>
          </table:table-cell>
          <table:table-cell office:value-type="string">
            <text:p>35136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SON</text:p>
          </table:table-cell>
          <table:table-cell table:style-name="ce169" office:value-type="float" office:value="643894">
            <text:p>643894</text:p>
          </table:table-cell>
          <table:table-cell office:value-type="string">
            <text:p>UPS ST OUEN CENTER</text:p>
          </table:table-cell>
          <table:table-cell office:value-type="string">
            <text:p>GVIO-PARC DES DOCKS-50 ARDOIN </text:p>
          </table:table-cell>
          <table:table-cell office:value-type="string">
            <text:p>ST OUEN <text:s text:c="22"/></text:p>
          </table:table-cell>
          <table:table-cell office:value-type="string">
            <text:p>93400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SQF</text:p>
          </table:table-cell>
          <table:table-cell table:style-name="ce169" office:value-type="float" office:value="643895">
            <text:p>643895</text:p>
          </table:table-cell>
          <table:table-cell office:value-type="string">
            <text:p>SCS-SAINT QUENTIN FALLAVIER </text:p>
          </table:table-cell>
          <table:table-cell office:value-type="string">
            <text:p>BAT 14 -AVE DES ARRIVAUX BP 24</text:p>
          </table:table-cell>
          <table:table-cell office:value-type="string">
            <text:p>SAINT QUENTIN FALLAVIER <text:s text:c="6"/></text:p>
          </table:table-cell>
          <table:table-cell office:value-type="string">
            <text:p>38070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STJ</text:p>
          </table:table-cell>
          <table:table-cell table:style-name="ce169" office:value-type="float" office:value="643896">
            <text:p>643896</text:p>
          </table:table-cell>
          <table:table-cell office:value-type="string">
            <text:p>UPS ORLEANS CENTER - A</text:p>
          </table:table-cell>
          <table:table-cell office:value-type="string">
            <text:p>17/19 RUE DE LA BATARDIERE <text:s text:c="3"/></text:p>
          </table:table-cell>
          <table:table-cell office:value-type="string">
            <text:p>ST JEAN DE LA RUELLE <text:s text:c="9"/></text:p>
          </table:table-cell>
          <table:table-cell office:value-type="string">
            <text:p>45140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STR</text:p>
          </table:table-cell>
          <table:table-cell table:style-name="ce169" office:value-type="float" office:value="643898">
            <text:p>643898</text:p>
          </table:table-cell>
          <table:table-cell office:value-type="string">
            <text:p>UPS STRASBOURG CENTER - A</text:p>
          </table:table-cell>
          <table:table-cell office:value-type="string">
            <text:p>CENTRE EUROFRET <text:s/>RUE DE ROCHEFORT</text:p>
          </table:table-cell>
          <table:table-cell office:value-type="string">
            <text:p>STRASBOURG <text:s text:c="19"/></text:p>
          </table:table-cell>
          <table:table-cell office:value-type="string">
            <text:p>67100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SWI</text:p>
          </table:table-cell>
          <table:table-cell table:style-name="ce169" office:value-type="float" office:value="643899">
            <text:p>643899</text:p>
          </table:table-cell>
          <table:table-cell office:value-type="string">
            <text:p>SCS <text:s/>ST WITZ BAT A </text:p>
          </table:table-cell>
          <table:table-cell office:value-type="string">
            <text:p>ZAC DES GUEPELLES <text:s text:c="12"/></text:p>
          </table:table-cell>
          <table:table-cell office:value-type="string">
            <text:p>ST WITZ <text:s text:c="22"/></text:p>
          </table:table-cell>
          <table:table-cell office:value-type="string">
            <text:p>95470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SWT</text:p>
          </table:table-cell>
          <table:table-cell table:style-name="ce169" office:value-type="float" office:value="643900">
            <text:p>643900</text:p>
          </table:table-cell>
          <table:table-cell office:value-type="string">
            <text:p>SCS <text:s/>St Witz Bat C </text:p>
          </table:table-cell>
          <table:table-cell office:value-type="string">
            <text:p>ZAC des Guepelles <text:s text:c="12"/></text:p>
          </table:table-cell>
          <table:table-cell office:value-type="string">
            <text:p>St Witz <text:s text:c="22"/></text:p>
          </table:table-cell>
          <table:table-cell office:value-type="string">
            <text:p>95470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TOR</text:p>
          </table:table-cell>
          <table:table-cell table:style-name="ce169" office:value-type="float" office:value="643901">
            <text:p>643901</text:p>
          </table:table-cell>
          <table:table-cell office:value-type="string">
            <text:p>UPS TOURS CENTER - A</text:p>
          </table:table-cell>
          <table:table-cell office:value-type="string">
            <text:p>AV CHARLES COULOMB </text:p>
          </table:table-cell>
          <table:table-cell office:value-type="string">
            <text:p>CHAMBRAY LES TOURS <text:s text:c="11"/></text:p>
          </table:table-cell>
          <table:table-cell office:value-type="string">
            <text:p>37170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TSE</text:p>
          </table:table-cell>
          <table:table-cell table:style-name="ce169" office:value-type="float" office:value="643902">
            <text:p>643902</text:p>
          </table:table-cell>
          <table:table-cell office:value-type="string">
            <text:p>UPS TOULOUSE CENTER - A</text:p>
          </table:table-cell>
          <table:table-cell office:value-type="string">
            <text:p>GARE ROUTIERE MARCHANDISES <text:s/></text:p>
          </table:table-cell>
          <table:table-cell office:value-type="string">
            <text:p>TOULOUSE <text:s text:c="21"/></text:p>
          </table:table-cell>
          <table:table-cell office:value-type="string">
            <text:p>31200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RVLP</text:p>
          </table:table-cell>
          <table:table-cell table:style-name="ce169" office:value-type="float" office:value="644077">
            <text:p>644077</text:p>
          </table:table-cell>
          <table:table-cell office:value-type="string">
            <text:p>UPS-SCS VILLEPINTE</text:p>
          </table:table-cell>
          <table:table-cell office:value-type="string">
            <text:p>22 AVENUE DES NATIONS </text:p>
          </table:table-cell>
          <table:table-cell office:value-type="string">
            <text:p>VILLEPINTE</text:p>
          </table:table-cell>
          <table:table-cell office:value-type="float" office:value="93420">
            <text:p>93420</text:p>
          </table:table-cell>
          <table:table-cell office:value-type="string">
            <text:p>FRANCE</text:p>
          </table:table-cell>
          <table:table-cell office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ABI</text:p>
          </table:table-cell>
          <table:table-cell table:style-name="ce169" office:value-type="float" office:value="643903">
            <text:p>643903</text:p>
          </table:table-cell>
          <table:table-cell office:value-type="string">
            <text:p>UPS ABINGDON</text:p>
          </table:table-cell>
          <table:table-cell office:value-type="string">
            <text:p>95 MILTON PARK INDUSTRIAL EST </text:p>
          </table:table-cell>
          <table:table-cell office:value-type="string">
            <text:p>ABINGDON <text:s text:c="21"/></text:p>
          </table:table-cell>
          <table:table-cell office:value-type="string">
            <text:p>OX14 7RZ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ATL</text:p>
          </table:table-cell>
          <table:table-cell table:style-name="ce169" office:value-type="float" office:value="643904">
            <text:p>643904</text:p>
          </table:table-cell>
          <table:table-cell office:value-type="string">
            <text:p>UPS WEST LONDON</text:p>
          </table:table-cell>
          <table:table-cell office:value-type="string">
            <text:p>ATLAS HOUSE <text:s text:c="18"/></text:p>
          </table:table-cell>
          <table:table-cell office:value-type="string">
            <text:p>FELTHAM <text:s text:c="22"/></text:p>
          </table:table-cell>
          <table:table-cell office:value-type="string">
            <text:p>TW14 0UU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BAR</text:p>
          </table:table-cell>
          <table:table-cell table:style-name="ce169" office:value-type="float" office:value="643905">
            <text:p>643905</text:p>
          </table:table-cell>
          <table:table-cell office:value-type="string">
            <text:p>UPS BARKING</text:p>
          </table:table-cell>
          <table:table-cell office:value-type="string">
            <text:p>3-5 THAMES ROAD <text:s text:c="14"/></text:p>
          </table:table-cell>
          <table:table-cell office:value-type="string">
            <text:p>BARKING <text:s text:c="22"/></text:p>
          </table:table-cell>
          <table:table-cell office:value-type="string">
            <text:p>IG11 0HB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BEV</text:p>
          </table:table-cell>
          <table:table-cell table:style-name="ce169" office:value-type="float" office:value="643906">
            <text:p>643906</text:p>
          </table:table-cell>
          <table:table-cell office:value-type="string">
            <text:p>UPS EAST MIDLANDS AIRPORT OFFICES</text:p>
          </table:table-cell>
          <table:table-cell office:value-type="string">
            <text:p>BUILDING 106, BEVERLEY ROAD <text:s text:c="2"/></text:p>
          </table:table-cell>
          <table:table-cell office:value-type="string">
            <text:p>EAST MIDLANDS AIRPORT <text:s text:c="8"/></text:p>
          </table:table-cell>
          <table:table-cell office:value-type="string">
            <text:p>DE74 2TG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BRG</text:p>
          </table:table-cell>
          <table:table-cell table:style-name="ce169" office:value-type="float" office:value="643907">
            <text:p>643907</text:p>
          </table:table-cell>
          <table:table-cell office:value-type="string">
            <text:p>UPS NEWHAVEN</text:p>
          </table:table-cell>
          <table:table-cell office:value-type="string">
            <text:p>UNIT D, HAWTHORN ESTATE <text:s text:c="6"/></text:p>
          </table:table-cell>
          <table:table-cell office:value-type="string">
            <text:p>NEWHAVEN, EAST SUSSEX <text:s text:c="8"/></text:p>
          </table:table-cell>
          <table:table-cell office:value-type="string">
            <text:p>BN9 0DP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BRN</text:p>
          </table:table-cell>
          <table:table-cell table:style-name="ce169" office:value-type="float" office:value="643909">
            <text:p>643909</text:p>
          </table:table-cell>
          <table:table-cell office:value-type="string">
            <text:p>UPS SCS CORTONWOOD</text:p>
          </table:table-cell>
          <table:table-cell office:value-type="string">
            <text:p>CORTONWOOD DRIVE</text:p>
          </table:table-cell>
          <table:table-cell office:value-type="string">
            <text:p>BARNSLEY</text:p>
          </table:table-cell>
          <table:table-cell office:value-type="string">
            <text:p>S73 OUF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BTO</text:p>
          </table:table-cell>
          <table:table-cell table:style-name="ce169" office:value-type="float" office:value="643910">
            <text:p>643910</text:p>
          </table:table-cell>
          <table:table-cell office:value-type="string">
            <text:p>UPS AVONMOUTH</text:p>
          </table:table-cell>
          <table:table-cell office:value-type="string">
            <text:p>FIFTH WAY <text:s text:c="20"/></text:p>
          </table:table-cell>
          <table:table-cell office:value-type="string">
            <text:p>BRISTOL <text:s text:c="22"/></text:p>
          </table:table-cell>
          <table:table-cell office:value-type="string">
            <text:p>BS11 9AY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BUR</text:p>
          </table:table-cell>
          <table:table-cell table:style-name="ce169" office:value-type="float" office:value="643911">
            <text:p>643911</text:p>
          </table:table-cell>
          <table:table-cell office:value-type="string">
            <text:p>UPS BURY ST EDMUNDS</text:p>
          </table:table-cell>
          <table:table-cell office:value-type="string">
            <text:p>MILDENHALL ROAD <text:s text:c="14"/></text:p>
          </table:table-cell>
          <table:table-cell office:value-type="string">
            <text:p>BURY ST EDMUNDS <text:s text:c="14"/></text:p>
          </table:table-cell>
          <table:table-cell office:value-type="string">
            <text:p>IP32 6EH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BWA</text:p>
          </table:table-cell>
          <table:table-cell table:style-name="ce169" office:value-type="float" office:value="643912">
            <text:p>643912</text:p>
          </table:table-cell>
          <table:table-cell office:value-type="string">
            <text:p>UPS DERBY</text:p>
          </table:table-cell>
          <table:table-cell office:value-type="string">
            <text:p>BIRCHWOOD WAY <text:s text:c="16"/></text:p>
          </table:table-cell>
          <table:table-cell office:value-type="string">
            <text:p>DERBY <text:s text:c="24"/></text:p>
          </table:table-cell>
          <table:table-cell office:value-type="string">
            <text:p>DE55 4QQ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CAF</text:p>
          </table:table-cell>
          <table:table-cell table:style-name="ce169" office:value-type="float" office:value="643913">
            <text:p>643913</text:p>
          </table:table-cell>
          <table:table-cell office:value-type="string">
            <text:p>UPS CARDIFF</text:p>
          </table:table-cell>
          <table:table-cell office:value-type="string">
            <text:p>NEWLANDS ROAD <text:s text:c="16"/></text:p>
          </table:table-cell>
          <table:table-cell office:value-type="string">
            <text:p>CARDIFF <text:s text:c="22"/></text:p>
          </table:table-cell>
          <table:table-cell office:value-type="string">
            <text:p>CF3 2EU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CHL</text:p>
          </table:table-cell>
          <table:table-cell table:style-name="ce169" office:value-type="float" office:value="643914">
            <text:p>643914</text:p>
          </table:table-cell>
          <table:table-cell office:value-type="string">
            <text:p>UPS CHELMSFORD</text:p>
          </table:table-cell>
          <table:table-cell office:value-type="string">
            <text:p>WESTWAY <text:s text:c="22"/></text:p>
          </table:table-cell>
          <table:table-cell office:value-type="string">
            <text:p>CHELMSFORD <text:s text:c="19"/></text:p>
          </table:table-cell>
          <table:table-cell office:value-type="string">
            <text:p>CM1 3BQ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COV</text:p>
          </table:table-cell>
          <table:table-cell table:style-name="ce169" office:value-type="float" office:value="643915">
            <text:p>643915</text:p>
          </table:table-cell>
          <table:table-cell office:value-type="string">
            <text:p>SCS CROSS POINT, COVENTRY - 1853</text:p>
          </table:table-cell>
          <table:table-cell office:value-type="string">
            <text:p>CROSS POINT, COVENTRY, <text:s text:c="7"/></text:p>
          </table:table-cell>
          <table:table-cell office:value-type="string">
            <text:p>COVENTRY <text:s text:c="21"/></text:p>
          </table:table-cell>
          <table:table-cell office:value-type="string">
            <text:p>CV2 2SY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CRO</text:p>
          </table:table-cell>
          <table:table-cell table:style-name="ce169" office:value-type="float" office:value="643916">
            <text:p>643916</text:p>
          </table:table-cell>
          <table:table-cell office:value-type="string">
            <text:p>UPS CROYDON</text:p>
          </table:table-cell>
          <table:table-cell office:value-type="string">
            <text:p>UNIT C, PROLOGIS PARK <text:s text:c="8"/></text:p>
          </table:table-cell>
          <table:table-cell office:value-type="string">
            <text:p>CROYDON <text:s text:c="22"/></text:p>
          </table:table-cell>
          <table:table-cell office:value-type="string">
            <text:p>CR0 4TD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CUM</text:p>
          </table:table-cell>
          <table:table-cell table:style-name="ce169" office:value-type="float" office:value="643917">
            <text:p>643917</text:p>
          </table:table-cell>
          <table:table-cell office:value-type="string">
            <text:p>UPS CUMBERNAULD</text:p>
          </table:table-cell>
          <table:table-cell office:value-type="string">
            <text:p>UNIT 2, DEERDYKES PLACE <text:s text:c="6"/></text:p>
          </table:table-cell>
          <table:table-cell office:value-type="string">
            <text:p>CUMBERNAULD <text:s text:c="18"/></text:p>
          </table:table-cell>
          <table:table-cell office:value-type="string">
            <text:p>G68 9HE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DAR</text:p>
          </table:table-cell>
          <table:table-cell table:style-name="ce169" office:value-type="float" office:value="643918">
            <text:p>643918</text:p>
          </table:table-cell>
          <table:table-cell office:value-type="string">
            <text:p>UPS DARTFORD</text:p>
          </table:table-cell>
          <table:table-cell office:value-type="string">
            <text:p>RIVERSIDE INDUSTRIAL ESTATE <text:s text:c="2"/></text:p>
          </table:table-cell>
          <table:table-cell office:value-type="string">
            <text:p>DARTFORD <text:s text:c="21"/></text:p>
          </table:table-cell>
          <table:table-cell office:value-type="string">
            <text:p>DA1 5BS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DDE</text:p>
          </table:table-cell>
          <table:table-cell table:style-name="ce169" office:value-type="float" office:value="643920">
            <text:p>643920</text:p>
          </table:table-cell>
          <table:table-cell office:value-type="string">
            <text:p>UPS DUNDEE</text:p>
          </table:table-cell>
          <table:table-cell office:value-type="string">
            <text:p>BLOCK 7 NOBEL ROAD <text:s text:c="11"/></text:p>
          </table:table-cell>
          <table:table-cell office:value-type="string">
            <text:p>DUNDEE <text:s text:c="23"/></text:p>
          </table:table-cell>
          <table:table-cell office:value-type="string">
            <text:p>DD2 4UH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DEE</text:p>
          </table:table-cell>
          <table:table-cell table:style-name="ce169" office:value-type="float" office:value="643921">
            <text:p>643921</text:p>
          </table:table-cell>
          <table:table-cell office:value-type="string">
            <text:p>UPS DEESIDE</text:p>
          </table:table-cell>
          <table:table-cell office:value-type="string">
            <text:p>UNIT 111 DEESIDE IND. ESTATE <text:s/></text:p>
          </table:table-cell>
          <table:table-cell office:value-type="string">
            <text:p>DEESIDE <text:s text:c="22"/></text:p>
          </table:table-cell>
          <table:table-cell office:value-type="string">
            <text:p>CH5 2UA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DRB</text:p>
          </table:table-cell>
          <table:table-cell table:style-name="ce169" office:value-type="float" office:value="643922">
            <text:p>643922</text:p>
          </table:table-cell>
          <table:table-cell office:value-type="string">
            <text:p>SCS OFF ASCOT DRIVE, OSMASTON - 94</text:p>
          </table:table-cell>
          <table:table-cell office:value-type="string">
            <text:p>Wincanton Close, Off Ascot Dr.</text:p>
          </table:table-cell>
          <table:table-cell office:value-type="string">
            <text:p>DERBY / DERBYSHIRE</text:p>
          </table:table-cell>
          <table:table-cell office:value-type="string">
            <text:p>DE24 8NB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DWS</text:p>
          </table:table-cell>
          <table:table-cell table:style-name="ce169" office:value-type="float" office:value="643923">
            <text:p>643923</text:p>
          </table:table-cell>
          <table:table-cell office:value-type="string">
            <text:p>SCS Shaw Cross Business Park - 95</text:p>
          </table:table-cell>
          <table:table-cell office:value-type="string">
            <text:p>CHURCHWELL VALE <text:s text:c="14"/></text:p>
          </table:table-cell>
          <table:table-cell office:value-type="string">
            <text:p>DEWSBURY</text:p>
          </table:table-cell>
          <table:table-cell office:value-type="string">
            <text:p>WF12 7RD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EDR</text:p>
          </table:table-cell>
          <table:table-cell table:style-name="ce169" office:value-type="float" office:value="643924">
            <text:p>643924</text:p>
          </table:table-cell>
          <table:table-cell office:value-type="string">
            <text:p>UPS EDINBURGH</text:p>
          </table:table-cell>
          <table:table-cell office:value-type="string">
            <text:p>30, SOUTH GYLE CRESCENT <text:s text:c="6"/></text:p>
          </table:table-cell>
          <table:table-cell office:value-type="string">
            <text:p>EDINBURGH <text:s text:c="20"/></text:p>
          </table:table-cell>
          <table:table-cell office:value-type="string">
            <text:p>EH12 9EB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EMR</text:p>
          </table:table-cell>
          <table:table-cell table:style-name="ce169" office:value-type="float" office:value="643925">
            <text:p>643925</text:p>
          </table:table-cell>
          <table:table-cell office:value-type="string">
            <text:p>UPS EAST MIDLANDS GATEWAY</text:p>
          </table:table-cell>
          <table:table-cell office:value-type="string">
            <text:p>BLDG 19, BEVERLEY ROAD <text:s text:c="7"/></text:p>
          </table:table-cell>
          <table:table-cell office:value-type="string">
            <text:p>EAST MIDLANDS AIRPORT <text:s text:c="8"/></text:p>
          </table:table-cell>
          <table:table-cell office:value-type="string">
            <text:p>DE74 2SA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EXE</text:p>
          </table:table-cell>
          <table:table-cell table:style-name="ce169" office:value-type="float" office:value="643926">
            <text:p>643926</text:p>
          </table:table-cell>
          <table:table-cell office:value-type="string">
            <text:p>UPS EXETER</text:p>
          </table:table-cell>
          <table:table-cell office:value-type="string">
            <text:p>MARSH BARTON TRADING ESTATE <text:s text:c="2"/></text:p>
          </table:table-cell>
          <table:table-cell office:value-type="string">
            <text:p>EXETER <text:s text:c="23"/></text:p>
          </table:table-cell>
          <table:table-cell office:value-type="string">
            <text:p>EX2 8NY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EXR</text:p>
          </table:table-cell>
          <table:table-cell table:style-name="ce169" office:value-type="float" office:value="643927">
            <text:p>643927</text:p>
          </table:table-cell>
          <table:table-cell office:value-type="string">
            <text:p>UPS MARSH BARTON</text:p>
          </table:table-cell>
          <table:table-cell office:value-type="string">
            <text:p>7-17 MARSH GREEN ROAD <text:s text:c="8"/></text:p>
          </table:table-cell>
          <table:table-cell office:value-type="string">
            <text:p>EXETER <text:s text:c="23"/></text:p>
          </table:table-cell>
          <table:table-cell office:value-type="string">
            <text:p>EX2 8NY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FEL</text:p>
          </table:table-cell>
          <table:table-cell table:style-name="ce169" office:value-type="float" office:value="643928">
            <text:p>643928</text:p>
          </table:table-cell>
          <table:table-cell office:value-type="string">
            <text:p>UPS HOUSE</text:p>
          </table:table-cell>
          <table:table-cell office:value-type="string">
            <text:p>UPS HOUSE <text:s text:c="20"/></text:p>
          </table:table-cell>
          <table:table-cell office:value-type="string">
            <text:p>FELTHAM <text:s text:c="22"/></text:p>
          </table:table-cell>
          <table:table-cell office:value-type="string">
            <text:p>TW13 7DY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GAW</text:p>
          </table:table-cell>
          <table:table-cell table:style-name="ce169" office:value-type="float" office:value="643929">
            <text:p>643929</text:p>
          </table:table-cell>
          <table:table-cell office:value-type="string">
            <text:p>UPS GATWICK</text:p>
          </table:table-cell>
          <table:table-cell office:value-type="string">
            <text:p>MANOR ROYAL <text:s text:c="18"/></text:p>
          </table:table-cell>
          <table:table-cell office:value-type="string">
            <text:p>CRAWLEY <text:s text:c="22"/></text:p>
          </table:table-cell>
          <table:table-cell office:value-type="string">
            <text:p>RH10 9PY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GFR</text:p>
          </table:table-cell>
          <table:table-cell table:style-name="ce169" office:value-type="float" office:value="643932">
            <text:p>643932</text:p>
          </table:table-cell>
          <table:table-cell office:value-type="string">
            <text:p>UPS LEEDS</text:p>
          </table:table-cell>
          <table:table-cell office:value-type="string">
            <text:p>GRANGEFIELD ROAD IND. ESTATE <text:s/></text:p>
          </table:table-cell>
          <table:table-cell office:value-type="string">
            <text:p>LEEDS <text:s text:c="24"/></text:p>
          </table:table-cell>
          <table:table-cell office:value-type="string">
            <text:p>LS28 6QP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GLS</text:p>
          </table:table-cell>
          <table:table-cell table:style-name="ce169" office:value-type="float" office:value="644076">
            <text:p>644076</text:p>
          </table:table-cell>
          <table:table-cell office:value-type="string">
            <text:p>UPS SCS GLASGOW</text:p>
          </table:table-cell>
          <table:table-cell office:value-type="string">
            <text:p>3 EARL HAIG RD, THE HUB</text:p>
          </table:table-cell>
          <table:table-cell office:value-type="string">
            <text:p>GLASGOW</text:p>
          </table:table-cell>
          <table:table-cell office:value-type="string">
            <text:p>G52 4JU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GLU</text:p>
          </table:table-cell>
          <table:table-cell table:style-name="ce169" office:value-type="float" office:value="643933">
            <text:p>643933</text:p>
          </table:table-cell>
          <table:table-cell office:value-type="string">
            <text:p>UPS GLOUCESTER</text:p>
          </table:table-cell>
          <table:table-cell office:value-type="string">
            <text:p>HURRICANE ROAD <text:s text:c="15"/></text:p>
          </table:table-cell>
          <table:table-cell office:value-type="string">
            <text:p>GLOUCESTER <text:s text:c="19"/></text:p>
          </table:table-cell>
          <table:table-cell office:value-type="string">
            <text:p>GL3 4AQ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GSG</text:p>
          </table:table-cell>
          <table:table-cell table:style-name="ce169" office:value-type="float" office:value="643934">
            <text:p>643934</text:p>
          </table:table-cell>
          <table:table-cell office:value-type="string">
            <text:p>UPS GLASGOW</text:p>
          </table:table-cell>
          <table:table-cell office:value-type="string">
            <text:p>M8 CENTRAL WESTFIELD ROAD <text:s text:c="4"/></text:p>
          </table:table-cell>
          <table:table-cell office:value-type="string">
            <text:p>GLASGOW <text:s text:c="22"/></text:p>
          </table:table-cell>
          <table:table-cell office:value-type="string">
            <text:p>ML1 5SQ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GTE</text:p>
          </table:table-cell>
          <table:table-cell table:style-name="ce169" office:value-type="float" office:value="643935">
            <text:p>643935</text:p>
          </table:table-cell>
          <table:table-cell office:value-type="string">
            <text:p>UPS GATESHEAD</text:p>
          </table:table-cell>
          <table:table-cell office:value-type="string">
            <text:p>EASTERN AVENUE <text:s text:c="15"/></text:p>
          </table:table-cell>
          <table:table-cell office:value-type="string">
            <text:p>GATESHEAD <text:s text:c="20"/></text:p>
          </table:table-cell>
          <table:table-cell office:value-type="string">
            <text:p>NE11 0UX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LEY</text:p>
          </table:table-cell>
          <table:table-cell table:style-name="ce169" office:value-type="float" office:value="643936">
            <text:p>643936</text:p>
          </table:table-cell>
          <table:table-cell office:value-type="string">
            <text:p>UPS LEYLAND HUB</text:p>
          </table:table-cell>
          <table:table-cell office:value-type="string">
            <text:p>TOMLINSON ROAD <text:s text:c="15"/></text:p>
          </table:table-cell>
          <table:table-cell office:value-type="string">
            <text:p>PRESTON <text:s text:c="22"/></text:p>
          </table:table-cell>
          <table:table-cell office:value-type="string">
            <text:p>PR25 2DS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LIN</text:p>
          </table:table-cell>
          <table:table-cell table:style-name="ce169" office:value-type="float" office:value="643937">
            <text:p>643937</text:p>
          </table:table-cell>
          <table:table-cell office:value-type="string">
            <text:p>UPS LINCOLN</text:p>
          </table:table-cell>
          <table:table-cell office:value-type="string">
            <text:p>DEACON ROAD <text:s text:c="18"/></text:p>
          </table:table-cell>
          <table:table-cell office:value-type="string">
            <text:p>LINCOLN <text:s text:c="22"/></text:p>
          </table:table-cell>
          <table:table-cell office:value-type="string">
            <text:p>LN2 4JB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LND</text:p>
          </table:table-cell>
          <table:table-cell table:style-name="ce169" office:value-type="float" office:value="643938">
            <text:p>643938</text:p>
          </table:table-cell>
          <table:table-cell office:value-type="string">
            <text:p>UPS LONDON METRO</text:p>
          </table:table-cell>
          <table:table-cell office:value-type="string">
            <text:p>353 REGIS RD <text:s text:c="17"/></text:p>
          </table:table-cell>
          <table:table-cell office:value-type="string">
            <text:p>LONDON <text:s text:c="23"/></text:p>
          </table:table-cell>
          <table:table-cell office:value-type="string">
            <text:p>NW5 3UP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LTN</text:p>
          </table:table-cell>
          <table:table-cell table:style-name="ce169" office:value-type="float" office:value="643939">
            <text:p>643939</text:p>
          </table:table-cell>
          <table:table-cell office:value-type="string">
            <text:p>UPS LUTON</text:p>
          </table:table-cell>
          <table:table-cell office:value-type="string">
            <text:p>UNIT 7, COSGROVE WAY <text:s text:c="9"/></text:p>
          </table:table-cell>
          <table:table-cell office:value-type="string">
            <text:p>LUTON <text:s text:c="24"/></text:p>
          </table:table-cell>
          <table:table-cell office:value-type="string">
            <text:p>LU1 1XL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MCH</text:p>
          </table:table-cell>
          <table:table-cell table:style-name="ce169" office:value-type="float" office:value="643940">
            <text:p>643940</text:p>
          </table:table-cell>
          <table:table-cell office:value-type="string">
            <text:p>UPS MANCHESTER IRLAM</text:p>
          </table:table-cell>
          <table:table-cell office:value-type="string">
            <text:p>DARBY ROAD <text:s text:c="19"/></text:p>
          </table:table-cell>
          <table:table-cell office:value-type="string">
            <text:p>MANCHESTER <text:s text:c="19"/></text:p>
          </table:table-cell>
          <table:table-cell office:value-type="string">
            <text:p>M44 5BP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MNC</text:p>
          </table:table-cell>
          <table:table-cell table:style-name="ce169" office:value-type="float" office:value="643941">
            <text:p>643941</text:p>
          </table:table-cell>
          <table:table-cell office:value-type="string">
            <text:p>SCS MAN - 980 - Manchester - 3270</text:p>
          </table:table-cell>
          <table:table-cell office:value-type="string">
            <text:p>Bldg 316 <text:s text:c="21"/></text:p>
          </table:table-cell>
          <table:table-cell office:value-type="string">
            <text:p>MANCHESTER <text:s text:c="19"/></text:p>
          </table:table-cell>
          <table:table-cell office:value-type="string">
            <text:p>M90 5EW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MNS</text:p>
          </table:table-cell>
          <table:table-cell table:style-name="ce169" office:value-type="float" office:value="643943">
            <text:p>643943</text:p>
          </table:table-cell>
          <table:table-cell office:value-type="string">
            <text:p>UPS MANCHESTER ECCLES</text:p>
          </table:table-cell>
          <table:table-cell office:value-type="string">
            <text:p>JAMES NASMYTH WAY <text:s text:c="12"/></text:p>
          </table:table-cell>
          <table:table-cell office:value-type="string">
            <text:p>MANCHESTER <text:s text:c="19"/></text:p>
          </table:table-cell>
          <table:table-cell office:value-type="string">
            <text:p>M30 0SF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NHA</text:p>
          </table:table-cell>
          <table:table-cell table:style-name="ce169" office:value-type="float" office:value="643944">
            <text:p>643944</text:p>
          </table:table-cell>
          <table:table-cell office:value-type="string">
            <text:p>UPS NORTHAMPTON</text:p>
          </table:table-cell>
          <table:table-cell office:value-type="string">
            <text:p>LOWER FARM ROAD <text:s text:c="14"/></text:p>
          </table:table-cell>
          <table:table-cell office:value-type="string">
            <text:p>NORTHAMPTON <text:s text:c="18"/></text:p>
          </table:table-cell>
          <table:table-cell office:value-type="string">
            <text:p>NN3 6XF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NOT</text:p>
          </table:table-cell>
          <table:table-cell table:style-name="ce169" office:value-type="float" office:value="643945">
            <text:p>643945</text:p>
          </table:table-cell>
          <table:table-cell office:value-type="string">
            <text:p>UPS NOTTINGHAM CSTC</text:p>
          </table:table-cell>
          <table:table-cell office:value-type="string">
            <text:p>CASTLE BLVD <text:s text:c="18"/></text:p>
          </table:table-cell>
          <table:table-cell office:value-type="string">
            <text:p>NOTTINGHAM <text:s text:c="19"/></text:p>
          </table:table-cell>
          <table:table-cell office:value-type="string">
            <text:p>NG7 1FT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NRW</text:p>
          </table:table-cell>
          <table:table-cell table:style-name="ce169" office:value-type="float" office:value="643946">
            <text:p>643946</text:p>
          </table:table-cell>
          <table:table-cell office:value-type="string">
            <text:p>UPS NORWICH</text:p>
          </table:table-cell>
          <table:table-cell office:value-type="string">
            <text:p>48 HURRICANE WAY <text:s text:c="13"/></text:p>
          </table:table-cell>
          <table:table-cell office:value-type="string">
            <text:p>NORWICH <text:s text:c="22"/></text:p>
          </table:table-cell>
          <table:table-cell office:value-type="string">
            <text:p>NR6 6JB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NTG</text:p>
          </table:table-cell>
          <table:table-cell table:style-name="ce169" office:value-type="float" office:value="643947">
            <text:p>643947</text:p>
          </table:table-cell>
          <table:table-cell office:value-type="string">
            <text:p>UPS NOTTINGHAM</text:p>
          </table:table-cell>
          <table:table-cell office:value-type="string">
            <text:p>PALMER DRIVE BESSEL LANE <text:s text:c="5"/></text:p>
          </table:table-cell>
          <table:table-cell office:value-type="string">
            <text:p>NOTTINGHAM <text:s text:c="19"/></text:p>
          </table:table-cell>
          <table:table-cell office:value-type="string">
            <text:p>NG9 7BW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NUE</text:p>
          </table:table-cell>
          <table:table-cell table:style-name="ce169" office:value-type="float" office:value="643948">
            <text:p>643948</text:p>
          </table:table-cell>
          <table:table-cell office:value-type="string">
            <text:p>UPS NUNEATON A</text:p>
          </table:table-cell>
          <table:table-cell office:value-type="string">
            <text:p>ST. DAVIDS WAY <text:s text:c="15"/></text:p>
          </table:table-cell>
          <table:table-cell office:value-type="string">
            <text:p>NUNEATON <text:s text:c="21"/></text:p>
          </table:table-cell>
          <table:table-cell office:value-type="string">
            <text:p>CV10 7SD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REA</text:p>
          </table:table-cell>
          <table:table-cell table:style-name="ce169" office:value-type="float" office:value="643949">
            <text:p>643949</text:p>
          </table:table-cell>
          <table:table-cell office:value-type="string">
            <text:p>UPS READING</text:p>
          </table:table-cell>
          <table:table-cell office:value-type="string">
            <text:p>100 CARDIFF ROAD <text:s text:c="13"/></text:p>
          </table:table-cell>
          <table:table-cell office:value-type="string">
            <text:p>READING <text:s text:c="22"/></text:p>
          </table:table-cell>
          <table:table-cell office:value-type="string">
            <text:p>RG1 8HW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SED</text:p>
          </table:table-cell>
          <table:table-cell table:style-name="ce169" office:value-type="float" office:value="643950">
            <text:p>643950</text:p>
          </table:table-cell>
          <table:table-cell office:value-type="string">
            <text:p>UPS SEDGEFIELD</text:p>
          </table:table-cell>
          <table:table-cell office:value-type="string">
            <text:p>SALTERS LANE INDUSTRAIL EST <text:s text:c="2"/></text:p>
          </table:table-cell>
          <table:table-cell office:value-type="string">
            <text:p>SEDGEFIELD <text:s text:c="19"/></text:p>
          </table:table-cell>
          <table:table-cell office:value-type="string">
            <text:p>TS21 3EE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SHE</text:p>
          </table:table-cell>
          <table:table-cell table:style-name="ce169" office:value-type="float" office:value="643951">
            <text:p>643951</text:p>
          </table:table-cell>
          <table:table-cell office:value-type="string">
            <text:p>UPS SHEFFIELD</text:p>
          </table:table-cell>
          <table:table-cell office:value-type="string">
            <text:p>PRESIDENT WAY <text:s text:c="16"/></text:p>
          </table:table-cell>
          <table:table-cell office:value-type="string">
            <text:p>SHEFFIELD <text:s text:c="20"/></text:p>
          </table:table-cell>
          <table:table-cell office:value-type="string">
            <text:p>S4 7UR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SHF</text:p>
          </table:table-cell>
          <table:table-cell table:style-name="ce169" office:value-type="float" office:value="643952">
            <text:p>643952</text:p>
          </table:table-cell>
          <table:table-cell office:value-type="string">
            <text:p>UPS ROTHERHAM</text:p>
          </table:table-cell>
          <table:table-cell office:value-type="string">
            <text:p>UNIT 4 LOWTON WAY <text:s text:c="12"/></text:p>
          </table:table-cell>
          <table:table-cell office:value-type="string">
            <text:p>SHEFFIELD <text:s text:c="20"/></text:p>
          </table:table-cell>
          <table:table-cell office:value-type="string">
            <text:p>S66 8RY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SHM</text:p>
          </table:table-cell>
          <table:table-cell table:style-name="ce169" office:value-type="float" office:value="644074">
            <text:p>644074</text:p>
          </table:table-cell>
          <table:table-cell office:value-type="string">
            <text:p>UPS SOUTHAMPTON</text:p>
          </table:table-cell>
          <table:table-cell office:value-type="string">
            <text:p>SECOND AVENUE MILBROOK</text:p>
          </table:table-cell>
          <table:table-cell office:value-type="string">
            <text:p>SOUTHAMPTON</text:p>
          </table:table-cell>
          <table:table-cell office:value-type="string">
            <text:p>SO15 0LP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SLU</text:p>
          </table:table-cell>
          <table:table-cell table:style-name="ce169" office:value-type="float" office:value="643954">
            <text:p>643954</text:p>
          </table:table-cell>
          <table:table-cell office:value-type="string">
            <text:p>UPS-SCS POYLE</text:p>
          </table:table-cell>
          <table:table-cell office:value-type="string">
            <text:p>BLACKTHORNE ROAD <text:s text:c="13"/></text:p>
          </table:table-cell>
          <table:table-cell office:value-type="string">
            <text:p>SLOUGH <text:s text:c="23"/></text:p>
          </table:table-cell>
          <table:table-cell office:value-type="string">
            <text:p>SL30DA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STA</text:p>
          </table:table-cell>
          <table:table-cell table:style-name="ce169" office:value-type="float" office:value="643955">
            <text:p>643955</text:p>
          </table:table-cell>
          <table:table-cell office:value-type="string">
            <text:p>UPS STANSTED</text:p>
          </table:table-cell>
          <table:table-cell office:value-type="string">
            <text:p>UNIT A, BLDG 3700 CARGO AREA <text:s/></text:p>
          </table:table-cell>
          <table:table-cell office:value-type="string">
            <text:p>STANSTED <text:s text:c="21"/></text:p>
          </table:table-cell>
          <table:table-cell office:value-type="string">
            <text:p>CM241QJ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STO</text:p>
          </table:table-cell>
          <table:table-cell table:style-name="ce169" office:value-type="float" office:value="643956">
            <text:p>643956</text:p>
          </table:table-cell>
          <table:table-cell office:value-type="string">
            <text:p>UPS STOKE</text:p>
          </table:table-cell>
          <table:table-cell office:value-type="string">
            <text:p>SCOTIA BUSINESS PARK <text:s text:c="9"/></text:p>
          </table:table-cell>
          <table:table-cell office:value-type="string">
            <text:p>STOKE <text:s text:c="24"/></text:p>
          </table:table-cell>
          <table:table-cell office:value-type="string">
            <text:p>ST6 4HG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SWA</text:p>
          </table:table-cell>
          <table:table-cell table:style-name="ce169" office:value-type="float" office:value="643957">
            <text:p>643957</text:p>
          </table:table-cell>
          <table:table-cell office:value-type="string">
            <text:p>UPS SWANSEA</text:p>
          </table:table-cell>
          <table:table-cell office:value-type="string">
            <text:p>PARK AVENUE <text:s text:c="18"/></text:p>
          </table:table-cell>
          <table:table-cell office:value-type="string">
            <text:p>SWANSEA <text:s text:c="22"/></text:p>
          </table:table-cell>
          <table:table-cell office:value-type="string">
            <text:p>SA10 6RA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TAM</text:p>
          </table:table-cell>
          <table:table-cell table:style-name="ce169" office:value-type="float" office:value="643958">
            <text:p>643958</text:p>
          </table:table-cell>
          <table:table-cell office:value-type="string">
            <text:p>UPS TAMWORTH EAST</text:p>
          </table:table-cell>
          <table:table-cell office:value-type="string">
            <text:p>JIM CASEY WAY <text:s text:c="16"/></text:p>
          </table:table-cell>
          <table:table-cell office:value-type="string">
            <text:p>TAMWORTH <text:s text:c="21"/></text:p>
          </table:table-cell>
          <table:table-cell office:value-type="string">
            <text:p>B78 1BF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WAT</text:p>
          </table:table-cell>
          <table:table-cell table:style-name="ce169" office:value-type="float" office:value="643959">
            <text:p>643959</text:p>
          </table:table-cell>
          <table:table-cell office:value-type="string">
            <text:p>UPS WATFORD</text:p>
          </table:table-cell>
          <table:table-cell office:value-type="string">
            <text:p>ODAMS TRADING ESTATE <text:s text:c="9"/></text:p>
          </table:table-cell>
          <table:table-cell office:value-type="string">
            <text:p>WATFORD <text:s text:c="22"/></text:p>
          </table:table-cell>
          <table:table-cell office:value-type="string">
            <text:p>WD24 7RY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WKF</text:p>
          </table:table-cell>
          <table:table-cell table:style-name="ce169" office:value-type="float" office:value="643960">
            <text:p>643960</text:p>
          </table:table-cell>
          <table:table-cell office:value-type="string">
            <text:p>ZENITH HOUSE</text:p>
          </table:table-cell>
          <table:table-cell office:value-type="string">
            <text:p>ZENITH HOUSE; BRUNEL ROAD</text:p>
          </table:table-cell>
          <table:table-cell office:value-type="string">
            <text:p>WAKEFIELD <text:s text:c="20"/></text:p>
          </table:table-cell>
          <table:table-cell office:value-type="string">
            <text:p>WF2 0XG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BWOK</text:p>
          </table:table-cell>
          <table:table-cell table:style-name="ce169" office:value-type="float" office:value="643961">
            <text:p>643961</text:p>
          </table:table-cell>
          <table:table-cell office:value-type="string">
            <text:p>UPS WOKING</text:p>
          </table:table-cell>
          <table:table-cell office:value-type="string">
            <text:p>ST ANDREWS HOUSE, WEST ST <text:s text:c="4"/></text:p>
          </table:table-cell>
          <table:table-cell office:value-type="string">
            <text:p>WOKING <text:s text:c="23"/></text:p>
          </table:table-cell>
          <table:table-cell office:value-type="string">
            <text:p>GU21 1EB</text:p>
          </table:table-cell>
          <table:table-cell office:value-type="string">
            <text:p>UNITED KINGDOM</text:p>
          </table:table-cell>
          <table:table-cell office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RKOP</text:p>
          </table:table-cell>
          <table:table-cell table:style-name="ce169" office:value-type="float" office:value="643962">
            <text:p>643962</text:p>
          </table:table-cell>
          <table:table-cell office:value-type="string">
            <text:p>UPS ATHENS KOROPI</text:p>
          </table:table-cell>
          <table:table-cell office:value-type="string">
            <text:p>4TH KM PEANIAS-MARKOPOULOU AVE</text:p>
          </table:table-cell>
          <table:table-cell office:value-type="string">
            <text:p>KOROPI, ATHENS <text:s text:c="15"/></text:p>
          </table:table-cell>
          <table:table-cell office:value-type="string">
            <text:p>19400</text:p>
          </table:table-cell>
          <table:table-cell office:value-type="string">
            <text:p>GREECE</text:p>
          </table:table-cell>
          <table:table-cell office:value-type="string">
            <text:p>G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RTHS</text:p>
          </table:table-cell>
          <table:table-cell table:style-name="ce169" office:value-type="float" office:value="643963">
            <text:p>643963</text:p>
          </table:table-cell>
          <table:table-cell office:value-type="string">
            <text:p>UPS SALONICA (THESSALONIKA) CENTER</text:p>
          </table:table-cell>
          <table:table-cell office:value-type="string">
            <text:p>17 ADRIANOUPOLEOS STR. <text:s text:c="7"/></text:p>
          </table:table-cell>
          <table:table-cell office:value-type="string">
            <text:p>THESSALONIKI <text:s text:c="17"/></text:p>
          </table:table-cell>
          <table:table-cell office:value-type="string">
            <text:p>55133</text:p>
          </table:table-cell>
          <table:table-cell office:value-type="string">
            <text:p>GREECE</text:p>
          </table:table-cell>
          <table:table-cell office:value-type="string">
            <text:p>G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UVCS</text:p>
          </table:table-cell>
          <table:table-cell table:style-name="ce169" office:value-type="float" office:value="643965">
            <text:p>643965</text:p>
          </table:table-cell>
          <table:table-cell office:value-type="string">
            <text:p>SCS BUD - 930 - Vecses </text:p>
          </table:table-cell>
          <table:table-cell office:value-type="string">
            <text:p>Vecses 2220, Lorinci UT 59. <text:s text:c="2"/></text:p>
          </table:table-cell>
          <table:table-cell office:value-type="string">
            <text:p>VECSES</text:p>
          </table:table-cell>
          <table:table-cell office:value-type="string">
            <text:p>2220</text:p>
          </table:table-cell>
          <table:table-cell office:value-type="string">
            <text:p>HUNGARY</text:p>
          </table:table-cell>
          <table:table-cell office:value-type="string">
            <text:p>HU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UVEC</text:p>
          </table:table-cell>
          <table:table-cell table:style-name="ce169" office:value-type="float" office:value="643966">
            <text:p>643966</text:p>
          </table:table-cell>
          <table:table-cell office:value-type="string">
            <text:p>UPS BUDAPEST - VECSES</text:p>
          </table:table-cell>
          <table:table-cell office:value-type="string">
            <text:p>LORINCZI STR. 61 <text:s text:c="13"/></text:p>
          </table:table-cell>
          <table:table-cell office:value-type="string">
            <text:p>VECSES</text:p>
          </table:table-cell>
          <table:table-cell office:value-type="string">
            <text:p>2220</text:p>
          </table:table-cell>
          <table:table-cell office:value-type="string">
            <text:p>HUNGARY</text:p>
          </table:table-cell>
          <table:table-cell office:value-type="string">
            <text:p>HU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EBAL</text:p>
          </table:table-cell>
          <table:table-cell table:style-name="ce169" office:value-type="float" office:value="643967">
            <text:p>643967</text:p>
          </table:table-cell>
          <table:table-cell office:value-type="string">
            <text:p>UPS CSC BALLYMOUNT</text:p>
          </table:table-cell>
          <table:table-cell office:value-type="string">
            <text:p>M50 BUSINESS PARK <text:s text:c="12"/></text:p>
          </table:table-cell>
          <table:table-cell office:value-type="string">
            <text:p>DUBLIN <text:s text:c="23"/></text:p>
          </table:table-cell>
          <table:table-cell/>
          <table:table-cell office:value-type="string">
            <text:p>IRELAND</text:p>
          </table:table-cell>
          <table:table-cell office:value-type="string">
            <text:p>I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ECRK</text:p>
          </table:table-cell>
          <table:table-cell table:style-name="ce169" office:value-type="float" office:value="643968">
            <text:p>643968</text:p>
          </table:table-cell>
          <table:table-cell office:value-type="string">
            <text:p>UPS CORK CENTER</text:p>
          </table:table-cell>
          <table:table-cell office:value-type="string">
            <text:p>UNITS 8-10, EASTGATE DRIVE <text:s text:c="3"/></text:p>
          </table:table-cell>
          <table:table-cell office:value-type="string">
            <text:p>CORK <text:s text:c="25"/></text:p>
          </table:table-cell>
          <table:table-cell/>
          <table:table-cell office:value-type="string">
            <text:p>IRELAND</text:p>
          </table:table-cell>
          <table:table-cell office:value-type="string">
            <text:p>I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EDBN</text:p>
          </table:table-cell>
          <table:table-cell table:style-name="ce169" office:value-type="float" office:value="643969">
            <text:p>643969</text:p>
          </table:table-cell>
          <table:table-cell office:value-type="string">
            <text:p>UPS DUBLIN CENTER</text:p>
          </table:table-cell>
          <table:table-cell office:value-type="string">
            <text:p>UNIT 3 MYGAN BUSINESS PARK <text:s text:c="3"/></text:p>
          </table:table-cell>
          <table:table-cell office:value-type="string">
            <text:p>DUBLIN <text:s text:c="23"/></text:p>
          </table:table-cell>
          <table:table-cell office:value-type="string">
            <text:p>11</text:p>
          </table:table-cell>
          <table:table-cell office:value-type="string">
            <text:p>IRELAND</text:p>
          </table:table-cell>
          <table:table-cell office:value-type="string">
            <text:p>I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ENRB</text:p>
          </table:table-cell>
          <table:table-cell table:style-name="ce169" office:value-type="float" office:value="643970">
            <text:p>643970</text:p>
          </table:table-cell>
          <table:table-cell office:value-type="string">
            <text:p>SCS NORTH RING BUSINESS PARK</text:p>
          </table:table-cell>
          <table:table-cell office:value-type="string">
            <text:p>NORTH RING BUSINESS PARK <text:s text:c="4"/></text:p>
          </table:table-cell>
          <table:table-cell office:value-type="string">
            <text:p>Dublin <text:s text:c="23"/></text:p>
          </table:table-cell>
          <table:table-cell/>
          <table:table-cell office:value-type="string">
            <text:p>IRELAND</text:p>
          </table:table-cell>
          <table:table-cell office:value-type="string">
            <text:p>I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ESHN</text:p>
          </table:table-cell>
          <table:table-cell table:style-name="ce169" office:value-type="float" office:value="643971">
            <text:p>643971</text:p>
          </table:table-cell>
          <table:table-cell office:value-type="string">
            <text:p>UPS SHANNON</text:p>
          </table:table-cell>
          <table:table-cell office:value-type="string">
            <text:p>UNIT C2 <text:s text:c="22"/></text:p>
          </table:table-cell>
          <table:table-cell office:value-type="string">
            <text:p>SHANNON <text:s text:c="22"/></text:p>
          </table:table-cell>
          <table:table-cell/>
          <table:table-cell office:value-type="string">
            <text:p>IRELAND</text:p>
          </table:table-cell>
          <table:table-cell office:value-type="string">
            <text:p>I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TAOI</text:p>
          </table:table-cell>
          <table:table-cell table:style-name="ce169" office:value-type="float" office:value="643972">
            <text:p>643972</text:p>
          </table:table-cell>
          <table:table-cell office:value-type="string">
            <text:p>UPS ANCONA - FALCONARA AIRPORT</text:p>
          </table:table-cell>
          <table:table-cell office:value-type="string">
            <text:p>PIAZZALE SORDONI <text:s text:c="13"/></text:p>
          </table:table-cell>
          <table:table-cell office:value-type="string">
            <text:p>FALCONARA M.MA, ANCONA <text:s text:c="7"/></text:p>
          </table:table-cell>
          <table:table-cell office:value-type="string">
            <text:p>60015</text:p>
          </table:table-cell>
          <table:table-cell office:value-type="string">
            <text:p>ITALY</text:p>
          </table:table-cell>
          <table:table-cell office:value-type="string">
            <text:p>I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TBER</text:p>
          </table:table-cell>
          <table:table-cell table:style-name="ce169" office:value-type="float" office:value="643973">
            <text:p>643973</text:p>
          </table:table-cell>
          <table:table-cell office:value-type="string">
            <text:p>UPS BERGAMO AIR GATEWAY</text:p>
          </table:table-cell>
          <table:table-cell office:value-type="string">
            <text:p>VIA AEROPORTO 13 - ORIO AL <text:s text:c="3"/></text:p>
          </table:table-cell>
          <table:table-cell office:value-type="string">
            <text:p>BERGAMO <text:s text:c="22"/></text:p>
          </table:table-cell>
          <table:table-cell office:value-type="string">
            <text:p>24050</text:p>
          </table:table-cell>
          <table:table-cell office:value-type="string">
            <text:p>ITALY</text:p>
          </table:table-cell>
          <table:table-cell office:value-type="string">
            <text:p>I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TBLG</text:p>
          </table:table-cell>
          <table:table-cell table:style-name="ce169" office:value-type="float" office:value="643974">
            <text:p>643974</text:p>
          </table:table-cell>
          <table:table-cell office:value-type="string">
            <text:p>UPS BOLOGNA HUB</text:p>
          </table:table-cell>
          <table:table-cell office:value-type="string">
            <text:p>VIA PRADAZZO 6/D <text:s text:c="13"/></text:p>
          </table:table-cell>
          <table:table-cell office:value-type="string">
            <text:p>BOLOGNA <text:s text:c="22"/></text:p>
          </table:table-cell>
          <table:table-cell office:value-type="string">
            <text:p>40012</text:p>
          </table:table-cell>
          <table:table-cell office:value-type="string">
            <text:p>ITALY</text:p>
          </table:table-cell>
          <table:table-cell office:value-type="string">
            <text:p>I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TBRS</text:p>
          </table:table-cell>
          <table:table-cell table:style-name="ce169" office:value-type="float" office:value="643976">
            <text:p>643976</text:p>
          </table:table-cell>
          <table:table-cell office:value-type="string">
            <text:p>UPS BRESCIA</text:p>
          </table:table-cell>
          <table:table-cell office:value-type="string">
            <text:p>VIA PER OSPITALETTO 197 <text:s text:c="6"/></text:p>
          </table:table-cell>
          <table:table-cell office:value-type="string">
            <text:p>BRESCIA <text:s text:c="22"/></text:p>
          </table:table-cell>
          <table:table-cell office:value-type="string">
            <text:p>25046</text:p>
          </table:table-cell>
          <table:table-cell office:value-type="string">
            <text:p>ITALY</text:p>
          </table:table-cell>
          <table:table-cell office:value-type="string">
            <text:p>I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TFIR</text:p>
          </table:table-cell>
          <table:table-cell table:style-name="ce169" office:value-type="float" office:value="643977">
            <text:p>643977</text:p>
          </table:table-cell>
          <table:table-cell office:value-type="string">
            <text:p>UPS FIRENZE CENTER</text:p>
          </table:table-cell>
          <table:table-cell office:value-type="string">
            <text:p>VIA DEL PRATIGNONE 56/A <text:s text:c="6"/></text:p>
          </table:table-cell>
          <table:table-cell office:value-type="string">
            <text:p>FIRENZE <text:s text:c="22"/></text:p>
          </table:table-cell>
          <table:table-cell office:value-type="string">
            <text:p>50041</text:p>
          </table:table-cell>
          <table:table-cell office:value-type="string">
            <text:p>ITALY</text:p>
          </table:table-cell>
          <table:table-cell office:value-type="string">
            <text:p>I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TGAL</text:p>
          </table:table-cell>
          <table:table-cell table:style-name="ce169" office:value-type="float" office:value="643978">
            <text:p>643978</text:p>
          </table:table-cell>
          <table:table-cell office:value-type="string">
            <text:p>SCS-MILAN </text:p>
          </table:table-cell>
          <table:table-cell office:value-type="string">
            <text:p>VIA GALILEO GALILEI <text:s text:c="10"/></text:p>
          </table:table-cell>
          <table:table-cell office:value-type="string">
            <text:p>PESCHIERA BORROMEO <text:s text:c="11"/></text:p>
          </table:table-cell>
          <table:table-cell office:value-type="string">
            <text:p>20068</text:p>
          </table:table-cell>
          <table:table-cell office:value-type="string">
            <text:p>ITALY</text:p>
          </table:table-cell>
          <table:table-cell office:value-type="string">
            <text:p>I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TGRA</text:p>
          </table:table-cell>
          <table:table-cell table:style-name="ce169" office:value-type="float" office:value="643979">
            <text:p>643979</text:p>
          </table:table-cell>
          <table:table-cell office:value-type="string">
            <text:p>BROKERAGE UPS ITALIA</text:p>
          </table:table-cell>
          <table:table-cell office:value-type="string">
            <text:p>VIA ORIO AL SERIO, 29 <text:s text:c="8"/></text:p>
          </table:table-cell>
          <table:table-cell office:value-type="string">
            <text:p>GRASSOBBIO <text:s text:c="19"/></text:p>
          </table:table-cell>
          <table:table-cell office:value-type="string">
            <text:p>24050</text:p>
          </table:table-cell>
          <table:table-cell office:value-type="string">
            <text:p>ITALY</text:p>
          </table:table-cell>
          <table:table-cell office:value-type="string">
            <text:p>I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TLUR</text:p>
          </table:table-cell>
          <table:table-cell table:style-name="ce169" office:value-type="float" office:value="643980">
            <text:p>643980</text:p>
          </table:table-cell>
          <table:table-cell office:value-type="string">
            <text:p>UPS COMO</text:p>
          </table:table-cell>
          <table:table-cell office:value-type="string">
            <text:p>VIA DELLA CERCA 24/28 <text:s text:c="8"/></text:p>
          </table:table-cell>
          <table:table-cell office:value-type="string">
            <text:p>LURAGO MARINONE <text:s text:c="14"/></text:p>
          </table:table-cell>
          <table:table-cell office:value-type="string">
            <text:p>22070</text:p>
          </table:table-cell>
          <table:table-cell office:value-type="string">
            <text:p>ITALY</text:p>
          </table:table-cell>
          <table:table-cell office:value-type="string">
            <text:p>I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TMAL</text:p>
          </table:table-cell>
          <table:table-cell table:style-name="ce169" office:value-type="float" office:value="643981">
            <text:p>643981</text:p>
          </table:table-cell>
          <table:table-cell office:value-type="string">
            <text:p>SCS MILA - 873 - Malpensa </text:p>
          </table:table-cell>
          <table:table-cell office:value-type="string">
            <text:p>Palazzina Spedizionieri <text:s text:c="6"/></text:p>
          </table:table-cell>
          <table:table-cell office:value-type="string">
            <text:p>MALPENSA</text:p>
          </table:table-cell>
          <table:table-cell office:value-type="string">
            <text:p>21010</text:p>
          </table:table-cell>
          <table:table-cell office:value-type="string">
            <text:p>ITALY</text:p>
          </table:table-cell>
          <table:table-cell office:value-type="string">
            <text:p>I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TMIL</text:p>
          </table:table-cell>
          <table:table-cell table:style-name="ce169" office:value-type="float" office:value="643982">
            <text:p>643982</text:p>
          </table:table-cell>
          <table:table-cell office:value-type="string">
            <text:p>UPS MILANO HUB</text:p>
          </table:table-cell>
          <table:table-cell office:value-type="string">
            <text:p>VIA FANTOLI 15/8 <text:s text:c="13"/></text:p>
          </table:table-cell>
          <table:table-cell office:value-type="string">
            <text:p>MILANO <text:s text:c="23"/></text:p>
          </table:table-cell>
          <table:table-cell office:value-type="string">
            <text:p>20138</text:p>
          </table:table-cell>
          <table:table-cell office:value-type="string">
            <text:p>ITALY</text:p>
          </table:table-cell>
          <table:table-cell office:value-type="string">
            <text:p>I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TROA</text:p>
          </table:table-cell>
          <table:table-cell table:style-name="ce169" office:value-type="float" office:value="643983">
            <text:p>643983</text:p>
          </table:table-cell>
          <table:table-cell office:value-type="string">
            <text:p>UPS ROMA II</text:p>
          </table:table-cell>
          <table:table-cell office:value-type="string">
            <text:p>VIA R. B. BANDINELLI 130 <text:s text:c="5"/></text:p>
          </table:table-cell>
          <table:table-cell office:value-type="string">
            <text:p>ROMA <text:s text:c="25"/></text:p>
          </table:table-cell>
          <table:table-cell office:value-type="string">
            <text:p>00178</text:p>
          </table:table-cell>
          <table:table-cell office:value-type="string">
            <text:p>ITALY</text:p>
          </table:table-cell>
          <table:table-cell office:value-type="string">
            <text:p>I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TROM</text:p>
          </table:table-cell>
          <table:table-cell table:style-name="ce169" office:value-type="float" office:value="643984">
            <text:p>643984</text:p>
          </table:table-cell>
          <table:table-cell office:value-type="string">
            <text:p>UPS ROMA CENTER</text:p>
          </table:table-cell>
          <table:table-cell office:value-type="string">
            <text:p>VIA DELLA MAGLIANA 329 <text:s text:c="7"/></text:p>
          </table:table-cell>
          <table:table-cell office:value-type="string">
            <text:p>ROMA <text:s text:c="25"/></text:p>
          </table:table-cell>
          <table:table-cell office:value-type="string">
            <text:p>00148</text:p>
          </table:table-cell>
          <table:table-cell office:value-type="string">
            <text:p>ITALY</text:p>
          </table:table-cell>
          <table:table-cell office:value-type="string">
            <text:p>I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TSFI</text:p>
          </table:table-cell>
          <table:table-cell table:style-name="ce169" office:value-type="float" office:value="643985">
            <text:p>643985</text:p>
          </table:table-cell>
          <table:table-cell office:value-type="string">
            <text:p>UPS SCS-SESTO FIORENTINO</text:p>
          </table:table-cell>
          <table:table-cell office:value-type="string">
            <text:p>75-77 VIA SANDRO PERTINI <text:s text:c="5"/></text:p>
          </table:table-cell>
          <table:table-cell office:value-type="string">
            <text:p>SESTO FIORENTINO <text:s text:c="13"/></text:p>
          </table:table-cell>
          <table:table-cell office:value-type="string">
            <text:p>50019</text:p>
          </table:table-cell>
          <table:table-cell office:value-type="string">
            <text:p>ITALY</text:p>
          </table:table-cell>
          <table:table-cell office:value-type="string">
            <text:p>I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TTES</text:p>
          </table:table-cell>
          <table:table-cell table:style-name="ce169" office:value-type="float" office:value="643987">
            <text:p>643987</text:p>
          </table:table-cell>
          <table:table-cell office:value-type="string">
            <text:p>UPS VENEZIA AIR GTW (GATEWAY)</text:p>
          </table:table-cell>
          <table:table-cell office:value-type="string">
            <text:p>VIALE G. GALILEI, 30/1 <text:s text:c="7"/></text:p>
          </table:table-cell>
          <table:table-cell office:value-type="string">
            <text:p>TESSERA <text:s text:c="22"/></text:p>
          </table:table-cell>
          <table:table-cell office:value-type="string">
            <text:p>30173</text:p>
          </table:table-cell>
          <table:table-cell office:value-type="string">
            <text:p>ITALY</text:p>
          </table:table-cell>
          <table:table-cell office:value-type="string">
            <text:p>I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TTOR</text:p>
          </table:table-cell>
          <table:table-cell table:style-name="ce169" office:value-type="float" office:value="643988">
            <text:p>643988</text:p>
          </table:table-cell>
          <table:table-cell office:value-type="string">
            <text:p>UPS TORINO CENTER</text:p>
          </table:table-cell>
          <table:table-cell office:value-type="string">
            <text:p>VIA RASPINI 26 - SETTIMO <text:s text:c="5"/></text:p>
          </table:table-cell>
          <table:table-cell office:value-type="string">
            <text:p>TORINO <text:s text:c="23"/></text:p>
          </table:table-cell>
          <table:table-cell office:value-type="string">
            <text:p>10036</text:p>
          </table:table-cell>
          <table:table-cell office:value-type="string">
            <text:p>ITALY</text:p>
          </table:table-cell>
          <table:table-cell office:value-type="string">
            <text:p>I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TVCN</text:p>
          </table:table-cell>
          <table:table-cell table:style-name="ce169" office:value-type="float" office:value="643989">
            <text:p>643989</text:p>
          </table:table-cell>
          <table:table-cell office:value-type="string">
            <text:p>UPS VICENZA CENTER</text:p>
          </table:table-cell>
          <table:table-cell office:value-type="string">
            <text:p>VIA PELOSA 183 <text:s text:c="15"/></text:p>
          </table:table-cell>
          <table:table-cell office:value-type="string">
            <text:p>VICENZA <text:s text:c="22"/></text:p>
          </table:table-cell>
          <table:table-cell office:value-type="string">
            <text:p>36100</text:p>
          </table:table-cell>
          <table:table-cell office:value-type="string">
            <text:p>ITALY</text:p>
          </table:table-cell>
          <table:table-cell office:value-type="string">
            <text:p>I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TVER</text:p>
          </table:table-cell>
          <table:table-cell table:style-name="ce169" office:value-type="float" office:value="643990">
            <text:p>643990</text:p>
          </table:table-cell>
          <table:table-cell office:value-type="string">
            <text:p>UPS VERONA CENTER</text:p>
          </table:table-cell>
          <table:table-cell office:value-type="string">
            <text:p>Z.A.I. VIA BELGIO <text:s text:c="12"/></text:p>
          </table:table-cell>
          <table:table-cell office:value-type="string">
            <text:p>VERONA <text:s text:c="23"/></text:p>
          </table:table-cell>
          <table:table-cell office:value-type="string">
            <text:p>37135</text:p>
          </table:table-cell>
          <table:table-cell office:value-type="string">
            <text:p>ITALY</text:p>
          </table:table-cell>
          <table:table-cell office:value-type="string">
            <text:p>I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ITVIM</text:p>
          </table:table-cell>
          <table:table-cell table:style-name="ce169" office:value-type="float" office:value="643991">
            <text:p>643991</text:p>
          </table:table-cell>
          <table:table-cell office:value-type="string">
            <text:p>UPS VIMODRONE CSTC</text:p>
          </table:table-cell>
          <table:table-cell office:value-type="string">
            <text:p>VIA XI FEBBRAIO #99 <text:s text:c="10"/></text:p>
          </table:table-cell>
          <table:table-cell office:value-type="string">
            <text:p>VIMODRONE <text:s text:c="20"/></text:p>
          </table:table-cell>
          <table:table-cell office:value-type="string">
            <text:p>20090</text:p>
          </table:table-cell>
          <table:table-cell office:value-type="string">
            <text:p>ITALY</text:p>
          </table:table-cell>
          <table:table-cell office:value-type="string">
            <text:p>I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UXEM</text:p>
          </table:table-cell>
          <table:table-cell table:style-name="ce169" office:value-type="float" office:value="643992">
            <text:p>643992</text:p>
          </table:table-cell>
          <table:table-cell office:value-type="string">
            <text:p>UPS K-POINT</text:p>
          </table:table-cell>
          <table:table-cell office:value-type="string">
            <text:p>RUE EDWARD STECHEN </text:p>
          </table:table-cell>
          <table:table-cell office:value-type="string">
            <text:p>LUXEMBOURG</text:p>
          </table:table-cell>
          <table:table-cell office:value-type="string">
            <text:p>2540</text:p>
          </table:table-cell>
          <table:table-cell office:value-type="string">
            <text:p>LUXEMBOURG</text:p>
          </table:table-cell>
          <table:table-cell office:value-type="string">
            <text:p>LU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NGLAS</text:p>
          </table:table-cell>
          <table:table-cell table:style-name="ce169" office:value-type="float" office:value="643993">
            <text:p>643993</text:p>
          </table:table-cell>
          <table:table-cell office:value-type="string">
            <text:p>UPS LAGOS</text:p>
          </table:table-cell>
          <table:table-cell office:value-type="string">
            <text:p>GBAGADA PLOT 16 <text:s text:c="14"/></text:p>
          </table:table-cell>
          <table:table-cell office:value-type="string">
            <text:p>LAGOS <text:s text:c="24"/></text:p>
          </table:table-cell>
          <table:table-cell/>
          <table:table-cell office:value-type="string">
            <text:p>NIGERIA</text:p>
          </table:table-cell>
          <table:table-cell office:value-type="string">
            <text:p>NG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NLAMS</text:p>
          </table:table-cell>
          <table:table-cell table:style-name="ce169" office:value-type="float" office:value="643994">
            <text:p>643994</text:p>
          </table:table-cell>
          <table:table-cell office:value-type="string">
            <text:p>UPS AMSTERDAM</text:p>
          </table:table-cell>
          <table:table-cell office:value-type="string">
            <text:p>DECCAWEG 8/16 <text:s text:c="16"/></text:p>
          </table:table-cell>
          <table:table-cell office:value-type="string">
            <text:p>AMSTERDAM <text:s text:c="20"/></text:p>
          </table:table-cell>
          <table:table-cell office:value-type="string">
            <text:p>1042</text:p>
          </table:table-cell>
          <table:table-cell office:value-type="string">
            <text:p>NETHERLANDS</text:p>
          </table:table-cell>
          <table:table-cell office:value-type="string">
            <text:p>NL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NLAPO</text:p>
          </table:table-cell>
          <table:table-cell table:style-name="ce169" office:value-type="float" office:value="643995">
            <text:p>643995</text:p>
          </table:table-cell>
          <table:table-cell office:value-type="string">
            <text:p>UPS APELDOORN</text:p>
          </table:table-cell>
          <table:table-cell office:value-type="string">
            <text:p>KLEINE FLUITERSWEG 251 <text:s text:c="7"/></text:p>
          </table:table-cell>
          <table:table-cell office:value-type="string">
            <text:p>APELDOORN <text:s text:c="20"/></text:p>
          </table:table-cell>
          <table:table-cell office:value-type="string">
            <text:p>7316 MX</text:p>
          </table:table-cell>
          <table:table-cell office:value-type="string">
            <text:p>NETHERLANDS</text:p>
          </table:table-cell>
          <table:table-cell office:value-type="string">
            <text:p>NL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NLEND</text:p>
          </table:table-cell>
          <table:table-cell table:style-name="ce169" office:value-type="float" office:value="643996">
            <text:p>643996</text:p>
          </table:table-cell>
          <table:table-cell office:value-type="string">
            <text:p>SCS IT CENTER</text:p>
          </table:table-cell>
          <table:table-cell office:value-type="string">
            <text:p>LUCHTHAVENWEG 57 <text:s text:c="13"/></text:p>
          </table:table-cell>
          <table:table-cell office:value-type="string">
            <text:p>EINDHOVEN <text:s text:c="20"/></text:p>
          </table:table-cell>
          <table:table-cell office:value-type="string">
            <text:p>5657 EA</text:p>
          </table:table-cell>
          <table:table-cell office:value-type="string">
            <text:p>NETHERLANDS</text:p>
          </table:table-cell>
          <table:table-cell office:value-type="string">
            <text:p>NL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NLEVN</text:p>
          </table:table-cell>
          <table:table-cell table:style-name="ce169" office:value-type="float" office:value="643998">
            <text:p>643998</text:p>
          </table:table-cell>
          <table:table-cell office:value-type="string">
            <text:p>UPS EINDHOVEN I</text:p>
          </table:table-cell>
          <table:table-cell office:value-type="string">
            <text:p>DE KETEN 2 <text:s text:c="19"/></text:p>
          </table:table-cell>
          <table:table-cell office:value-type="string">
            <text:p>EINDHOVEN <text:s text:c="20"/></text:p>
          </table:table-cell>
          <table:table-cell office:value-type="string">
            <text:p>5651GJ</text:p>
          </table:table-cell>
          <table:table-cell office:value-type="string">
            <text:p>NETHERLANDS</text:p>
          </table:table-cell>
          <table:table-cell office:value-type="string">
            <text:p>NL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NLHOO</text:p>
          </table:table-cell>
          <table:table-cell table:style-name="ce169" office:value-type="float" office:value="643999">
            <text:p>643999</text:p>
          </table:table-cell>
          <table:table-cell office:value-type="string">
            <text:p>UPS HOOFDDORP OFFICES</text:p>
          </table:table-cell>
          <table:table-cell office:value-type="string">
            <text:p>ZANDSTEEN 22-24 <text:s text:c="14"/></text:p>
          </table:table-cell>
          <table:table-cell office:value-type="string">
            <text:p>HOOFDDORP <text:s text:c="20"/></text:p>
          </table:table-cell>
          <table:table-cell office:value-type="string">
            <text:p>2132 MR</text:p>
          </table:table-cell>
          <table:table-cell office:value-type="string">
            <text:p>NETHERLANDS</text:p>
          </table:table-cell>
          <table:table-cell office:value-type="string">
            <text:p>NL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NLHRK</text:p>
          </table:table-cell>
          <table:table-cell table:style-name="ce169" office:value-type="float" office:value="644000">
            <text:p>644000</text:p>
          </table:table-cell>
          <table:table-cell office:value-type="string">
            <text:p>SCS ROERMOND </text:p>
          </table:table-cell>
          <table:table-cell office:value-type="string">
            <text:p>VELDWEG 5 <text:s text:c="20"/></text:p>
          </table:table-cell>
          <table:table-cell office:value-type="string">
            <text:p>HERKENBOSCH <text:s text:c="18"/></text:p>
          </table:table-cell>
          <table:table-cell office:value-type="string">
            <text:p>6075</text:p>
          </table:table-cell>
          <table:table-cell office:value-type="string">
            <text:p>NETHERLANDS</text:p>
          </table:table-cell>
          <table:table-cell office:value-type="string">
            <text:p>NL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NLRMD</text:p>
          </table:table-cell>
          <table:table-cell table:style-name="ce169" office:value-type="float" office:value="644001">
            <text:p>644001</text:p>
          </table:table-cell>
          <table:table-cell office:value-type="string">
            <text:p>SCS-ROERMOND </text:p>
          </table:table-cell>
          <table:table-cell office:value-type="string">
            <text:p>MARIE CURIEWEG 20 <text:s text:c="12"/></text:p>
          </table:table-cell>
          <table:table-cell office:value-type="string">
            <text:p>ROERMOND <text:s text:c="21"/></text:p>
          </table:table-cell>
          <table:table-cell office:value-type="string">
            <text:p>6045 GH</text:p>
          </table:table-cell>
          <table:table-cell office:value-type="string">
            <text:p>NETHERLANDS</text:p>
          </table:table-cell>
          <table:table-cell office:value-type="string">
            <text:p>NL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NLROE</text:p>
          </table:table-cell>
          <table:table-cell table:style-name="ce169" office:value-type="float" office:value="644002">
            <text:p>644002</text:p>
          </table:table-cell>
          <table:table-cell office:value-type="string">
            <text:p>UPS SCS ROERMOND</text:p>
          </table:table-cell>
          <table:table-cell office:value-type="string">
            <text:p>VELDWEG 3 <text:s text:c="20"/></text:p>
          </table:table-cell>
          <table:table-cell office:value-type="string">
            <text:p>HERKENBOSCH <text:s text:c="18"/></text:p>
          </table:table-cell>
          <table:table-cell office:value-type="string">
            <text:p>6075</text:p>
          </table:table-cell>
          <table:table-cell office:value-type="string">
            <text:p>NETHERLANDS</text:p>
          </table:table-cell>
          <table:table-cell office:value-type="string">
            <text:p>NL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NLROR</text:p>
          </table:table-cell>
          <table:table-cell table:style-name="ce169" office:value-type="float" office:value="644003">
            <text:p>644003</text:p>
          </table:table-cell>
          <table:table-cell office:value-type="string">
            <text:p>SCS RINGWEG EDC3</text:p>
          </table:table-cell>
          <table:table-cell office:value-type="string">
            <text:p>RINGWEG 6 <text:s text:c="20"/></text:p>
          </table:table-cell>
          <table:table-cell office:value-type="string">
            <text:p>ROERMOND <text:s text:c="21"/></text:p>
          </table:table-cell>
          <table:table-cell office:value-type="string">
            <text:p>6045 JL</text:p>
          </table:table-cell>
          <table:table-cell office:value-type="string">
            <text:p>NETHERLANDS</text:p>
          </table:table-cell>
          <table:table-cell office:value-type="string">
            <text:p>NL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NLRTE</text:p>
          </table:table-cell>
          <table:table-cell table:style-name="ce169" office:value-type="float" office:value="644004">
            <text:p>644004</text:p>
          </table:table-cell>
          <table:table-cell office:value-type="string">
            <text:p>SCS RTM HOOGVLIET-ROTTERDAM </text:p>
          </table:table-cell>
          <table:table-cell office:value-type="string">
            <text:p>HOOGVLIETSEKERKWEG 158-160 <text:s text:c="3"/></text:p>
          </table:table-cell>
          <table:table-cell office:value-type="string">
            <text:p>HOOGVLIET-ROTTERDAM <text:s text:c="10"/></text:p>
          </table:table-cell>
          <table:table-cell office:value-type="string">
            <text:p>3194 AM</text:p>
          </table:table-cell>
          <table:table-cell office:value-type="string">
            <text:p>NETHERLANDS</text:p>
          </table:table-cell>
          <table:table-cell office:value-type="string">
            <text:p>NL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NLRTT</text:p>
          </table:table-cell>
          <table:table-cell table:style-name="ce169" office:value-type="float" office:value="644005">
            <text:p>644005</text:p>
          </table:table-cell>
          <table:table-cell office:value-type="string">
            <text:p>UPS ROTTERDAM</text:p>
          </table:table-cell>
          <table:table-cell office:value-type="string">
            <text:p>FORTUNAWEG 72, SCHIEDAM <text:s text:c="6"/></text:p>
          </table:table-cell>
          <table:table-cell office:value-type="string">
            <text:p>ROTTERDAM <text:s text:c="20"/></text:p>
          </table:table-cell>
          <table:table-cell office:value-type="string">
            <text:p>3113</text:p>
          </table:table-cell>
          <table:table-cell office:value-type="string">
            <text:p>NETHERLANDS</text:p>
          </table:table-cell>
          <table:table-cell office:value-type="string">
            <text:p>NL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NLSHP</text:p>
          </table:table-cell>
          <table:table-cell table:style-name="ce169" office:value-type="float" office:value="644006">
            <text:p>644006</text:p>
          </table:table-cell>
          <table:table-cell office:value-type="string">
            <text:p>UPS SUPPLY CHAIN SOLUTIONS</text:p>
          </table:table-cell>
          <table:table-cell office:value-type="string">
            <text:p>CESSNALAAN 45 <text:s text:c="16"/></text:p>
          </table:table-cell>
          <table:table-cell office:value-type="string">
            <text:p>SCHIPHOL RIJK <text:s text:c="16"/></text:p>
          </table:table-cell>
          <table:table-cell office:value-type="string">
            <text:p>1119</text:p>
          </table:table-cell>
          <table:table-cell office:value-type="string">
            <text:p>NETHERLANDS</text:p>
          </table:table-cell>
          <table:table-cell office:value-type="string">
            <text:p>NL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NLTIB</text:p>
          </table:table-cell>
          <table:table-cell table:style-name="ce169" office:value-type="float" office:value="644007">
            <text:p>644007</text:p>
          </table:table-cell>
          <table:table-cell office:value-type="string">
            <text:p>UPS TILBURG</text:p>
          </table:table-cell>
          <table:table-cell office:value-type="string">
            <text:p>MARGA KLOMPEWEG 12 <text:s text:c="11"/></text:p>
          </table:table-cell>
          <table:table-cell office:value-type="string">
            <text:p>TILBURG <text:s text:c="22"/></text:p>
          </table:table-cell>
          <table:table-cell office:value-type="string">
            <text:p>5032 MP</text:p>
          </table:table-cell>
          <table:table-cell office:value-type="string">
            <text:p>NETHERLANDS</text:p>
          </table:table-cell>
          <table:table-cell office:value-type="string">
            <text:p>NL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NLUTR</text:p>
          </table:table-cell>
          <table:table-cell table:style-name="ce169" office:value-type="float" office:value="644009">
            <text:p>644009</text:p>
          </table:table-cell>
          <table:table-cell office:value-type="string">
            <text:p>UPS UTRECHT</text:p>
          </table:table-cell>
          <table:table-cell office:value-type="string">
            <text:p>NUCLEONWEG 5 <text:s text:c="17"/></text:p>
          </table:table-cell>
          <table:table-cell office:value-type="string">
            <text:p>UTRECHT <text:s text:c="22"/></text:p>
          </table:table-cell>
          <table:table-cell office:value-type="string">
            <text:p>3542CD</text:p>
          </table:table-cell>
          <table:table-cell office:value-type="string">
            <text:p>NETHERLANDS</text:p>
          </table:table-cell>
          <table:table-cell office:value-type="string">
            <text:p>NL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NLVEN</text:p>
          </table:table-cell>
          <table:table-cell table:style-name="ce169" office:value-type="float" office:value="644010">
            <text:p>644010</text:p>
          </table:table-cell>
          <table:table-cell office:value-type="string">
            <text:p>UPS NETHERLANDS SCS</text:p>
          </table:table-cell>
          <table:table-cell office:value-type="string">
            <text:p>STANLEYWEG 8-10 <text:s text:c="14"/></text:p>
          </table:table-cell>
          <table:table-cell office:value-type="string">
            <text:p>VENLO <text:s text:c="24"/></text:p>
          </table:table-cell>
          <table:table-cell office:value-type="string">
            <text:p>5928</text:p>
          </table:table-cell>
          <table:table-cell office:value-type="string">
            <text:p>NETHERLANDS</text:p>
          </table:table-cell>
          <table:table-cell office:value-type="string">
            <text:p>NL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NLVEO</text:p>
          </table:table-cell>
          <table:table-cell table:style-name="ce169" office:value-type="float" office:value="644011">
            <text:p>644011</text:p>
          </table:table-cell>
          <table:table-cell office:value-type="string">
            <text:p>VENLO 3/HEALTHCARE NL 2</text:p>
          </table:table-cell>
          <table:table-cell office:value-type="string">
            <text:p>MARCO POLOWEG 22-24 <text:s text:c="10"/></text:p>
          </table:table-cell>
          <table:table-cell office:value-type="string">
            <text:p>VENLO <text:s text:c="24"/></text:p>
          </table:table-cell>
          <table:table-cell office:value-type="string">
            <text:p>5928 LE</text:p>
          </table:table-cell>
          <table:table-cell office:value-type="string">
            <text:p>NETHERLANDS</text:p>
          </table:table-cell>
          <table:table-cell office:value-type="string">
            <text:p>NL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NLVNL</text:p>
          </table:table-cell>
          <table:table-cell table:style-name="ce169" office:value-type="float" office:value="644012">
            <text:p>644012</text:p>
          </table:table-cell>
          <table:table-cell office:value-type="string">
            <text:p>UPS SCS NEDERLAND B.V. (VENLO POPEWEG)</text:p>
          </table:table-cell>
          <table:table-cell office:value-type="string">
            <text:p>Popeweg 48 / Heierhovenweg 12</text:p>
          </table:table-cell>
          <table:table-cell office:value-type="string">
            <text:p>VENLO <text:s text:c="24"/></text:p>
          </table:table-cell>
          <table:table-cell office:value-type="string">
            <text:p>5928 SC</text:p>
          </table:table-cell>
          <table:table-cell office:value-type="string">
            <text:p>NETHERLANDS</text:p>
          </table:table-cell>
          <table:table-cell office:value-type="string">
            <text:p>NL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NOOLO</text:p>
          </table:table-cell>
          <table:table-cell table:style-name="ce169" office:value-type="float" office:value="644013">
            <text:p>644013</text:p>
          </table:table-cell>
          <table:table-cell office:value-type="string">
            <text:p>UPS OSLO</text:p>
          </table:table-cell>
          <table:table-cell office:value-type="string">
            <text:p>ULVENVEIEN 75B <text:s text:c="15"/></text:p>
          </table:table-cell>
          <table:table-cell office:value-type="string">
            <text:p>OSLO <text:s text:c="25"/></text:p>
          </table:table-cell>
          <table:table-cell office:value-type="string">
            <text:p>0581</text:p>
          </table:table-cell>
          <table:table-cell office:value-type="string">
            <text:p>NORWAY</text:p>
          </table:table-cell>
          <table:table-cell office:value-type="string">
            <text:p>NO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RZZ</text:p>
          </table:table-cell>
          <table:table-cell table:style-name="ce169" office:value-type="float" office:value="644014">
            <text:p>644014</text:p>
          </table:table-cell>
          <table:table-cell office:value-type="string">
            <text:p>UPS RZESZOW</text:p>
          </table:table-cell>
          <table:table-cell office:value-type="string">
            <text:p>LUBELSKA 50 <text:s text:c="18"/></text:p>
          </table:table-cell>
          <table:table-cell office:value-type="string">
            <text:p>RZESZOW <text:s text:c="22"/></text:p>
          </table:table-cell>
          <table:table-cell office:value-type="string">
            <text:p>35233</text:p>
          </table:table-cell>
          <table:table-cell office:value-type="string">
            <text:p>POLAND</text:p>
          </table:table-cell>
          <table:table-cell office:value-type="string">
            <text:p>PL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WAR</text:p>
          </table:table-cell>
          <table:table-cell table:style-name="ce169" office:value-type="float" office:value="644015">
            <text:p>644015</text:p>
          </table:table-cell>
          <table:table-cell office:value-type="string">
            <text:p>UPS PRADZYNSKIEGO</text:p>
          </table:table-cell>
          <table:table-cell office:value-type="string">
            <text:p>PRADZYNSKIEGO 1/3 <text:s text:c="12"/></text:p>
          </table:table-cell>
          <table:table-cell office:value-type="string">
            <text:p>WARSZAWA <text:s text:c="21"/></text:p>
          </table:table-cell>
          <table:table-cell office:value-type="string">
            <text:p>01-222</text:p>
          </table:table-cell>
          <table:table-cell office:value-type="string">
            <text:p>POLAND</text:p>
          </table:table-cell>
          <table:table-cell office:value-type="string">
            <text:p>PL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WAR1</text:p>
          </table:table-cell>
          <table:table-cell table:style-name="ce169" office:value-type="float" office:value="644016">
            <text:p>644016</text:p>
          </table:table-cell>
          <table:table-cell office:value-type="string">
            <text:p>UPS PRADZYNSKIEGO</text:p>
          </table:table-cell>
          <table:table-cell office:value-type="string">
            <text:p>PRADZYNSKIEGO 1/3 <text:s text:c="12"/></text:p>
          </table:table-cell>
          <table:table-cell office:value-type="string">
            <text:p>WARSZAWA <text:s text:c="21"/></text:p>
          </table:table-cell>
          <table:table-cell office:value-type="string">
            <text:p>01-222</text:p>
          </table:table-cell>
          <table:table-cell office:value-type="string">
            <text:p>POLAND</text:p>
          </table:table-cell>
          <table:table-cell office:value-type="string">
            <text:p>PL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WAW</text:p>
          </table:table-cell>
          <table:table-cell table:style-name="ce169" office:value-type="float" office:value="644017">
            <text:p>644017</text:p>
          </table:table-cell>
          <table:table-cell office:value-type="string">
            <text:p>UPS WARSAW</text:p>
          </table:table-cell>
          <table:table-cell office:value-type="string">
            <text:p>UL. 17, STYCZNIA 47 <text:s text:c="10"/></text:p>
          </table:table-cell>
          <table:table-cell office:value-type="string">
            <text:p>WARSAW <text:s text:c="23"/></text:p>
          </table:table-cell>
          <table:table-cell office:value-type="string">
            <text:p>02146</text:p>
          </table:table-cell>
          <table:table-cell office:value-type="string">
            <text:p>POLAND</text:p>
          </table:table-cell>
          <table:table-cell office:value-type="string">
            <text:p>PL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WAW*</text:p>
          </table:table-cell>
          <table:table-cell table:style-name="ce169" office:value-type="float" office:value="644018">
            <text:p>644018</text:p>
          </table:table-cell>
          <table:table-cell office:value-type="string">
            <text:p>UPS WARSAW</text:p>
          </table:table-cell>
          <table:table-cell office:value-type="string">
            <text:p>UL. 17, STYCZNIA 47 <text:s text:c="10"/></text:p>
          </table:table-cell>
          <table:table-cell office:value-type="string">
            <text:p>WARSAW <text:s text:c="23"/></text:p>
          </table:table-cell>
          <table:table-cell office:value-type="string">
            <text:p>02146</text:p>
          </table:table-cell>
          <table:table-cell office:value-type="string">
            <text:p>POLAND</text:p>
          </table:table-cell>
          <table:table-cell office:value-type="string">
            <text:p>PL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LWCW</text:p>
          </table:table-cell>
          <table:table-cell table:style-name="ce169" office:value-type="float" office:value="644020">
            <text:p>644020</text:p>
          </table:table-cell>
          <table:table-cell office:value-type="string">
            <text:p>UPS SSC POLAND</text:p>
          </table:table-cell>
          <table:table-cell office:value-type="string">
            <text:p>GEN. J. BEMA 2 (BEMA PLAZA) <text:s text:c="2"/></text:p>
          </table:table-cell>
          <table:table-cell office:value-type="string">
            <text:p>WROCLAW <text:s text:c="22"/></text:p>
          </table:table-cell>
          <table:table-cell office:value-type="string">
            <text:p>50265</text:p>
          </table:table-cell>
          <table:table-cell office:value-type="string">
            <text:p>POLAND</text:p>
          </table:table-cell>
          <table:table-cell office:value-type="string">
            <text:p>PL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TLDP</text:p>
          </table:table-cell>
          <table:table-cell table:style-name="ce169" office:value-type="float" office:value="644021">
            <text:p>644021</text:p>
          </table:table-cell>
          <table:table-cell office:value-type="string">
            <text:p>SCS-PORTO, PORTUGAL </text:p>
          </table:table-cell>
          <table:table-cell office:value-type="string">
            <text:p>RUA VELOSO SALGADO, 619 3 <text:s text:c="4"/></text:p>
          </table:table-cell>
          <table:table-cell office:value-type="string">
            <text:p>LECA DE PALMEIRA <text:s text:c="13"/></text:p>
          </table:table-cell>
          <table:table-cell office:value-type="string">
            <text:p>4450-801</text:p>
          </table:table-cell>
          <table:table-cell office:value-type="string">
            <text:p>PORTUGAL</text:p>
          </table:table-cell>
          <table:table-cell office:value-type="string">
            <text:p>P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TLIS</text:p>
          </table:table-cell>
          <table:table-cell table:style-name="ce169" office:value-type="float" office:value="644022">
            <text:p>644022</text:p>
          </table:table-cell>
          <table:table-cell office:value-type="string">
            <text:p>UPS LISBON HUB</text:p>
          </table:table-cell>
          <table:table-cell office:value-type="string">
            <text:p>1ARUA PARTICLUAR S/N <text:s text:c="9"/></text:p>
          </table:table-cell>
          <table:table-cell office:value-type="string">
            <text:p>LISBON <text:s text:c="23"/></text:p>
          </table:table-cell>
          <table:table-cell office:value-type="string">
            <text:p>1250-176</text:p>
          </table:table-cell>
          <table:table-cell office:value-type="string">
            <text:p>PORTUGAL</text:p>
          </table:table-cell>
          <table:table-cell office:value-type="string">
            <text:p>P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TMAI</text:p>
          </table:table-cell>
          <table:table-cell table:style-name="ce169" office:value-type="float" office:value="644023">
            <text:p>644023</text:p>
          </table:table-cell>
          <table:table-cell office:value-type="string">
            <text:p>UPS OPORTO HUB</text:p>
          </table:table-cell>
          <table:table-cell office:value-type="string">
            <text:p>AEROPORTO FRANCISCO SA CARNEIR</text:p>
          </table:table-cell>
          <table:table-cell office:value-type="string">
            <text:p>MAIA <text:s text:c="25"/></text:p>
          </table:table-cell>
          <table:table-cell office:value-type="string">
            <text:p>4470-995</text:p>
          </table:table-cell>
          <table:table-cell office:value-type="string">
            <text:p>PORTUGAL</text:p>
          </table:table-cell>
          <table:table-cell office:value-type="string">
            <text:p>P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OOPN</text:p>
          </table:table-cell>
          <table:table-cell table:style-name="ce169" office:value-type="float" office:value="644024">
            <text:p>644024</text:p>
          </table:table-cell>
          <table:table-cell office:value-type="string">
            <text:p>UPS HENRI COANDA INTERNATIONAL AIRPORT</text:p>
          </table:table-cell>
          <table:table-cell office:value-type="string">
            <text:p>STRADA AUREL VLAICU 11C <text:s text:c="6"/></text:p>
          </table:table-cell>
          <table:table-cell office:value-type="string">
            <text:p>OTOPENI (BUCHAREST) <text:s text:c="10"/></text:p>
          </table:table-cell>
          <table:table-cell office:value-type="string">
            <text:p>075100</text:p>
          </table:table-cell>
          <table:table-cell office:value-type="string">
            <text:p>ROMANIA</text:p>
          </table:table-cell>
          <table:table-cell office:value-type="string">
            <text:p>RO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UART</text:p>
          </table:table-cell>
          <table:table-cell table:style-name="ce169" office:value-type="float" office:value="644025">
            <text:p>644025</text:p>
          </table:table-cell>
          <table:table-cell office:value-type="string">
            <text:p>UPS VVO AIRPORT OFFICE</text:p>
          </table:table-cell>
          <table:table-cell office:value-type="string">
            <text:p>41 UL.PORTOVAYA <text:s text:c="14"/></text:p>
          </table:table-cell>
          <table:table-cell office:value-type="string">
            <text:p>ARTYOM <text:s text:c="23"/></text:p>
          </table:table-cell>
          <table:table-cell office:value-type="string">
            <text:p>692756</text:p>
          </table:table-cell>
          <table:table-cell office:value-type="string">
            <text:p>RUSSIA</text:p>
          </table:table-cell>
          <table:table-cell office:value-type="string">
            <text:p>RU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UAZO</text:p>
          </table:table-cell>
          <table:table-cell table:style-name="ce169" office:value-type="float" office:value="644026">
            <text:p>644026</text:p>
          </table:table-cell>
          <table:table-cell office:value-type="string">
            <text:p>UPS MOSCOW SOUTH</text:p>
          </table:table-cell>
          <table:table-cell office:value-type="string">
            <text:p>28B AZOVSKAYA STREET <text:s text:c="9"/></text:p>
          </table:table-cell>
          <table:table-cell office:value-type="string">
            <text:p>MOSCOW <text:s text:c="23"/></text:p>
          </table:table-cell>
          <table:table-cell office:value-type="string">
            <text:p>117452</text:p>
          </table:table-cell>
          <table:table-cell office:value-type="string">
            <text:p>RUSSIA</text:p>
          </table:table-cell>
          <table:table-cell office:value-type="string">
            <text:p>RU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ULED</text:p>
          </table:table-cell>
          <table:table-cell table:style-name="ce169" office:value-type="float" office:value="644027">
            <text:p>644027</text:p>
          </table:table-cell>
          <table:table-cell office:value-type="string">
            <text:p>UPS ST.PETERSBURG AIRPORT</text:p>
          </table:table-cell>
          <table:table-cell office:value-type="string">
            <text:p>12 SHTURMANSKAYA <text:s text:c="13"/></text:p>
          </table:table-cell>
          <table:table-cell office:value-type="string">
            <text:p>ST.PETERSBURG <text:s text:c="16"/></text:p>
          </table:table-cell>
          <table:table-cell office:value-type="string">
            <text:p>196210</text:p>
          </table:table-cell>
          <table:table-cell office:value-type="string">
            <text:p>RUSSIA</text:p>
          </table:table-cell>
          <table:table-cell office:value-type="string">
            <text:p>RU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UMOC</text:p>
          </table:table-cell>
          <table:table-cell table:style-name="ce169" office:value-type="float" office:value="644028">
            <text:p>644028</text:p>
          </table:table-cell>
          <table:table-cell office:value-type="string">
            <text:p>UPS MOSCOW HEAD OFFICE</text:p>
          </table:table-cell>
          <table:table-cell office:value-type="string">
            <text:p>DERBENEVSKAYA EMB.7 BLD. 4 <text:s text:c="3"/></text:p>
          </table:table-cell>
          <table:table-cell office:value-type="string">
            <text:p>MOSCOW <text:s text:c="23"/></text:p>
          </table:table-cell>
          <table:table-cell office:value-type="string">
            <text:p>115114</text:p>
          </table:table-cell>
          <table:table-cell office:value-type="string">
            <text:p>RUSSIA</text:p>
          </table:table-cell>
          <table:table-cell office:value-type="string">
            <text:p>RU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UNNO</text:p>
          </table:table-cell>
          <table:table-cell table:style-name="ce169" office:value-type="float" office:value="644029">
            <text:p>644029</text:p>
          </table:table-cell>
          <table:table-cell office:value-type="string">
            <text:p>UPS NIZHNIY NOVGOROD</text:p>
          </table:table-cell>
          <table:table-cell office:value-type="string">
            <text:p>26 ALEKSEEVSKAYA ST <text:s text:c="10"/></text:p>
          </table:table-cell>
          <table:table-cell office:value-type="string">
            <text:p>NIZHNIY NOVGOROD <text:s text:c="13"/></text:p>
          </table:table-cell>
          <table:table-cell office:value-type="string">
            <text:p>603005</text:p>
          </table:table-cell>
          <table:table-cell office:value-type="string">
            <text:p>RUSSIA</text:p>
          </table:table-cell>
          <table:table-cell office:value-type="string">
            <text:p>RU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UVKO</text:p>
          </table:table-cell>
          <table:table-cell table:style-name="ce169" office:value-type="float" office:value="644031">
            <text:p>644031</text:p>
          </table:table-cell>
          <table:table-cell office:value-type="string">
            <text:p>UPS MOSCOW VNUKOVO INTERNATIONAL AIRPORT</text:p>
          </table:table-cell>
          <table:table-cell office:value-type="string">
            <text:p>UL 1-JA REJSSOWAJA, 12 <text:s text:c="7"/></text:p>
          </table:table-cell>
          <table:table-cell office:value-type="string">
            <text:p>MOSCOW <text:s text:c="23"/></text:p>
          </table:table-cell>
          <table:table-cell office:value-type="string">
            <text:p>119027</text:p>
          </table:table-cell>
          <table:table-cell office:value-type="string">
            <text:p>RUSSIA</text:p>
          </table:table-cell>
          <table:table-cell office:value-type="string">
            <text:p>RU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RUVLD</text:p>
          </table:table-cell>
          <table:table-cell table:style-name="ce169" office:value-type="float" office:value="644032">
            <text:p>644032</text:p>
          </table:table-cell>
          <table:table-cell office:value-type="string">
            <text:p>UPS VLADIVOSTOK CENTER</text:p>
          </table:table-cell>
          <table:table-cell office:value-type="string">
            <text:p>302 &amp; 303 VERKHNE-PORTOVAYA ST</text:p>
          </table:table-cell>
          <table:table-cell office:value-type="string">
            <text:p>VLADIVOSTOK <text:s text:c="18"/></text:p>
          </table:table-cell>
          <table:table-cell office:value-type="string">
            <text:p>690003</text:p>
          </table:table-cell>
          <table:table-cell office:value-type="string">
            <text:p>RUSSIA</text:p>
          </table:table-cell>
          <table:table-cell office:value-type="string">
            <text:p>RU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EJAR</text:p>
          </table:table-cell>
          <table:table-cell table:style-name="ce169" office:value-type="float" office:value="644033">
            <text:p>644033</text:p>
          </table:table-cell>
          <table:table-cell office:value-type="string">
            <text:p>UPS STOCKHOLM</text:p>
          </table:table-cell>
          <table:table-cell office:value-type="string">
            <text:p>ELEKTRONIKHOJDEN 5 <text:s text:c="11"/></text:p>
          </table:table-cell>
          <table:table-cell office:value-type="string">
            <text:p>JARFALLA <text:s text:c="21"/></text:p>
          </table:table-cell>
          <table:table-cell office:value-type="string">
            <text:p>17543</text:p>
          </table:table-cell>
          <table:table-cell office:value-type="string">
            <text:p>SWEDEN</text:p>
          </table:table-cell>
          <table:table-cell office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EMOL</text:p>
          </table:table-cell>
          <table:table-cell table:style-name="ce169" office:value-type="float" office:value="644034">
            <text:p>644034</text:p>
          </table:table-cell>
          <table:table-cell office:value-type="string">
            <text:p>UPS GOTHENBURG</text:p>
          </table:table-cell>
          <table:table-cell office:value-type="string">
            <text:p>TALJEGARDSGATAN 4 <text:s text:c="12"/></text:p>
          </table:table-cell>
          <table:table-cell office:value-type="string">
            <text:p>MOLNDAL <text:s text:c="22"/></text:p>
          </table:table-cell>
          <table:table-cell office:value-type="string">
            <text:p>43153</text:p>
          </table:table-cell>
          <table:table-cell office:value-type="string">
            <text:p>SWEDEN</text:p>
          </table:table-cell>
          <table:table-cell office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EMST</text:p>
          </table:table-cell>
          <table:table-cell table:style-name="ce169" office:value-type="float" office:value="644035">
            <text:p>644035</text:p>
          </table:table-cell>
          <table:table-cell office:value-type="string">
            <text:p>UPS MALMO GATEWAY</text:p>
          </table:table-cell>
          <table:table-cell office:value-type="string">
            <text:p>HANGARVAGEN, FRAKTTERMINAL 2 <text:s/></text:p>
          </table:table-cell>
          <table:table-cell office:value-type="string">
            <text:p>MALMO STURUP <text:s text:c="17"/></text:p>
          </table:table-cell>
          <table:table-cell office:value-type="string">
            <text:p>23032</text:p>
          </table:table-cell>
          <table:table-cell office:value-type="string">
            <text:p>SWEDEN</text:p>
          </table:table-cell>
          <table:table-cell office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ESKA</text:p>
          </table:table-cell>
          <table:table-cell table:style-name="ce169" office:value-type="float" office:value="644036">
            <text:p>644036</text:p>
          </table:table-cell>
          <table:table-cell office:value-type="string">
            <text:p>SCS SKARHOLMEN - 1380</text:p>
          </table:table-cell>
          <table:table-cell office:value-type="string">
            <text:p>STENSATRAVAGEN 5-7 <text:s text:c="11"/></text:p>
          </table:table-cell>
          <table:table-cell office:value-type="string">
            <text:p>SKARHOLMEN</text:p>
          </table:table-cell>
          <table:table-cell office:value-type="string">
            <text:p>SE 12703</text:p>
          </table:table-cell>
          <table:table-cell office:value-type="string">
            <text:p>SWEDEN</text:p>
          </table:table-cell>
          <table:table-cell office:value-type="string">
            <text:p>SE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AAA</text:p>
          </table:table-cell>
          <table:table-cell table:style-name="ce169" office:value-type="float" office:value="644037">
            <text:p>644037</text:p>
          </table:table-cell>
          <table:table-cell office:value-type="string">
            <text:p>UPS ANKARA BD OFFICE</text:p>
          </table:table-cell>
          <table:table-cell/>
          <table:table-cell office:value-type="string">
            <text:p>ANKARA</text:p>
          </table:table-cell>
          <table:table-cell office:value-type="string">
            <text:p>06130</text:p>
          </table:table-cell>
          <table:table-cell office:value-type="string">
            <text:p>TURKEY</text:p>
          </table:table-cell>
          <table:table-cell office:value-type="string">
            <text:p>T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AFN</text:p>
          </table:table-cell>
          <table:table-cell table:style-name="ce169" office:value-type="float" office:value="644038">
            <text:p>644038</text:p>
          </table:table-cell>
          <table:table-cell office:value-type="string">
            <text:p>UPS AFYON HUB</text:p>
          </table:table-cell>
          <table:table-cell office:value-type="string">
            <text:p>ORG.SAN.BOL.1.CD.101SK NO:33</text:p>
          </table:table-cell>
          <table:table-cell office:value-type="string">
            <text:p>AFYON</text:p>
          </table:table-cell>
          <table:table-cell office:value-type="string">
            <text:p>03200</text:p>
          </table:table-cell>
          <table:table-cell office:value-type="string">
            <text:p>TURKEY</text:p>
          </table:table-cell>
          <table:table-cell office:value-type="string">
            <text:p>T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AKR</text:p>
          </table:table-cell>
          <table:table-cell table:style-name="ce169" office:value-type="float" office:value="644039">
            <text:p>644039</text:p>
          </table:table-cell>
          <table:table-cell office:value-type="string">
            <text:p>SCS ANKARA</text:p>
          </table:table-cell>
          <table:table-cell office:value-type="string">
            <text:p>YAKACIK CD.1.CD NO:15 Y.MAHALLE</text:p>
          </table:table-cell>
          <table:table-cell office:value-type="string">
            <text:p>ANKARA</text:p>
          </table:table-cell>
          <table:table-cell office:value-type="string">
            <text:p>06510</text:p>
          </table:table-cell>
          <table:table-cell office:value-type="string">
            <text:p>TURKEY</text:p>
          </table:table-cell>
          <table:table-cell office:value-type="string">
            <text:p>T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ANL</text:p>
          </table:table-cell>
          <table:table-cell table:style-name="ce169" office:value-type="float" office:value="644040">
            <text:p>644040</text:p>
          </table:table-cell>
          <table:table-cell office:value-type="string">
            <text:p>UPS ANTALYA</text:p>
          </table:table-cell>
          <table:table-cell office:value-type="string">
            <text:p>YENIGOL CD. NO:145 MURATPASA</text:p>
          </table:table-cell>
          <table:table-cell office:value-type="string">
            <text:p>ANTALYA</text:p>
          </table:table-cell>
          <table:table-cell office:value-type="string">
            <text:p>07230</text:p>
          </table:table-cell>
          <table:table-cell office:value-type="string">
            <text:p>TURKEY</text:p>
          </table:table-cell>
          <table:table-cell office:value-type="string">
            <text:p>T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ANR</text:p>
          </table:table-cell>
          <table:table-cell table:style-name="ce169" office:value-type="float" office:value="644043">
            <text:p>644043</text:p>
          </table:table-cell>
          <table:table-cell office:value-type="string">
            <text:p>UPS ANKARA HUB</text:p>
          </table:table-cell>
          <table:table-cell office:value-type="string">
            <text:p>YAKACIK CD.1.CD NO:15 Y.MAHALLE</text:p>
          </table:table-cell>
          <table:table-cell office:value-type="string">
            <text:p>ANKARA</text:p>
          </table:table-cell>
          <table:table-cell office:value-type="string">
            <text:p>06070</text:p>
          </table:table-cell>
          <table:table-cell office:value-type="string">
            <text:p>TURKEY</text:p>
          </table:table-cell>
          <table:table-cell office:value-type="string">
            <text:p>T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BUS</text:p>
          </table:table-cell>
          <table:table-cell table:style-name="ce169" office:value-type="float" office:value="644044">
            <text:p>644044</text:p>
          </table:table-cell>
          <table:table-cell office:value-type="string">
            <text:p>UPS BURSA</text:p>
          </table:table-cell>
          <table:table-cell office:value-type="string">
            <text:p>DEMITRAS ORG.SAN.FULYA SK NO.10</text:p>
          </table:table-cell>
          <table:table-cell office:value-type="string">
            <text:p>BURSA</text:p>
          </table:table-cell>
          <table:table-cell office:value-type="string">
            <text:p>16369</text:p>
          </table:table-cell>
          <table:table-cell office:value-type="string">
            <text:p>TURKEY</text:p>
          </table:table-cell>
          <table:table-cell office:value-type="string">
            <text:p>T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DAA</text:p>
          </table:table-cell>
          <table:table-cell table:style-name="ce169" office:value-type="float" office:value="644045">
            <text:p>644045</text:p>
          </table:table-cell>
          <table:table-cell office:value-type="string">
            <text:p>UPS ADANA ZIYAPASA</text:p>
          </table:table-cell>
          <table:table-cell/>
          <table:table-cell office:value-type="string">
            <text:p>ADANA</text:p>
          </table:table-cell>
          <table:table-cell office:value-type="string">
            <text:p>01060</text:p>
          </table:table-cell>
          <table:table-cell office:value-type="string">
            <text:p>TURKEY</text:p>
          </table:table-cell>
          <table:table-cell office:value-type="string">
            <text:p>T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DEZ</text:p>
          </table:table-cell>
          <table:table-cell table:style-name="ce169" office:value-type="float" office:value="644046">
            <text:p>644046</text:p>
          </table:table-cell>
          <table:table-cell office:value-type="string">
            <text:p>UPS DENIZLI</text:p>
          </table:table-cell>
          <table:table-cell office:value-type="string">
            <text:p>BOZBURUN MEVKİ 7045 SK. NO:27</text:p>
          </table:table-cell>
          <table:table-cell office:value-type="string">
            <text:p>DENIZLI</text:p>
          </table:table-cell>
          <table:table-cell office:value-type="string">
            <text:p>20085</text:p>
          </table:table-cell>
          <table:table-cell office:value-type="string">
            <text:p>TURKEY</text:p>
          </table:table-cell>
          <table:table-cell office:value-type="string">
            <text:p>T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DIB</text:p>
          </table:table-cell>
          <table:table-cell table:style-name="ce169" office:value-type="float" office:value="644047">
            <text:p>644047</text:p>
          </table:table-cell>
          <table:table-cell office:value-type="string">
            <text:p>UPS DIYARBAKIR</text:p>
          </table:table-cell>
          <table:table-cell office:value-type="string">
            <text:p>URFA BLV. 41.SK 271/3 BAGLAR</text:p>
          </table:table-cell>
          <table:table-cell office:value-type="string">
            <text:p>DIYARBAKIR</text:p>
          </table:table-cell>
          <table:table-cell office:value-type="string">
            <text:p>21090</text:p>
          </table:table-cell>
          <table:table-cell office:value-type="string">
            <text:p>TURKEY</text:p>
          </table:table-cell>
          <table:table-cell office:value-type="string">
            <text:p>T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DNA</text:p>
          </table:table-cell>
          <table:table-cell table:style-name="ce169" office:value-type="float" office:value="644048">
            <text:p>644048</text:p>
          </table:table-cell>
          <table:table-cell office:value-type="string">
            <text:p>UPS ADANA</text:p>
          </table:table-cell>
          <table:table-cell office:value-type="string">
            <text:p>OGRETMENLER BLV.REAL KAVS.3/4 SEYHAN</text:p>
          </table:table-cell>
          <table:table-cell office:value-type="string">
            <text:p>ADANA</text:p>
          </table:table-cell>
          <table:table-cell office:value-type="string">
            <text:p>01200</text:p>
          </table:table-cell>
          <table:table-cell office:value-type="string">
            <text:p>TURKEY</text:p>
          </table:table-cell>
          <table:table-cell office:value-type="string">
            <text:p>T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ERM</text:p>
          </table:table-cell>
          <table:table-cell table:style-name="ce169" office:value-type="float" office:value="644049">
            <text:p>644049</text:p>
          </table:table-cell>
          <table:table-cell office:value-type="string">
            <text:p>UPS ERZURUM</text:p>
          </table:table-cell>
          <table:table-cell office:value-type="string">
            <text:p>KUZEY CEVRE YOLU 2.KM </text:p>
          </table:table-cell>
          <table:table-cell office:value-type="string">
            <text:p>ERZURUM</text:p>
          </table:table-cell>
          <table:table-cell office:value-type="string">
            <text:p>25170</text:p>
          </table:table-cell>
          <table:table-cell office:value-type="string">
            <text:p>TURKEY</text:p>
          </table:table-cell>
          <table:table-cell office:value-type="string">
            <text:p>T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ESH</text:p>
          </table:table-cell>
          <table:table-cell table:style-name="ce169" office:value-type="float" office:value="644050">
            <text:p>644050</text:p>
          </table:table-cell>
          <table:table-cell office:value-type="string">
            <text:p>UPS ESKISEHIR</text:p>
          </table:table-cell>
          <table:table-cell office:value-type="string">
            <text:p>TORNACILAR SİT.M BLK. NO:5-6 MERKEZ</text:p>
          </table:table-cell>
          <table:table-cell office:value-type="string">
            <text:p>ESKISEHIR</text:p>
          </table:table-cell>
          <table:table-cell office:value-type="string">
            <text:p>26110</text:p>
          </table:table-cell>
          <table:table-cell office:value-type="string">
            <text:p>TURKEY</text:p>
          </table:table-cell>
          <table:table-cell office:value-type="string">
            <text:p>T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GAN</text:p>
          </table:table-cell>
          <table:table-cell table:style-name="ce169" office:value-type="float" office:value="644051">
            <text:p>644051</text:p>
          </table:table-cell>
          <table:table-cell office:value-type="string">
            <text:p>UPS GAZIANTEP</text:p>
          </table:table-cell>
          <table:table-cell office:value-type="string">
            <text:p>2.ORG.SAN.BOL CELAL DOGAN BLV. N:25</text:p>
          </table:table-cell>
          <table:table-cell office:value-type="string">
            <text:p>GAZIANTEP</text:p>
          </table:table-cell>
          <table:table-cell office:value-type="string">
            <text:p>27080</text:p>
          </table:table-cell>
          <table:table-cell office:value-type="string">
            <text:p>TURKEY</text:p>
          </table:table-cell>
          <table:table-cell office:value-type="string">
            <text:p>T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IAU</text:p>
          </table:table-cell>
          <table:table-cell table:style-name="ce169" office:value-type="float" office:value="644052">
            <text:p>644052</text:p>
          </table:table-cell>
          <table:table-cell office:value-type="string">
            <text:p>UPS ISTANBUL FORMULA HUB</text:p>
          </table:table-cell>
          <table:table-cell office:value-type="string">
            <text:p>OPET MEHMETCIK VAKFI KARSISI KURTKOY</text:p>
          </table:table-cell>
          <table:table-cell office:value-type="string">
            <text:p>ISTANBUL</text:p>
          </table:table-cell>
          <table:table-cell office:value-type="string">
            <text:p>34906</text:p>
          </table:table-cell>
          <table:table-cell office:value-type="string">
            <text:p>TURKEY</text:p>
          </table:table-cell>
          <table:table-cell office:value-type="string">
            <text:p>T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INB</text:p>
          </table:table-cell>
          <table:table-cell table:style-name="ce169" office:value-type="float" office:value="644054">
            <text:p>644054</text:p>
          </table:table-cell>
          <table:table-cell office:value-type="string">
            <text:p>UPS ISTANBUL UMRANIYE</text:p>
          </table:table-cell>
          <table:table-cell office:value-type="string">
            <text:p>KUCUKSU CD NO:115/A UMRANIYE</text:p>
          </table:table-cell>
          <table:table-cell office:value-type="string">
            <text:p>ISTANBUL</text:p>
          </table:table-cell>
          <table:table-cell office:value-type="string">
            <text:p>34768</text:p>
          </table:table-cell>
          <table:table-cell office:value-type="string">
            <text:p>TURKEY</text:p>
          </table:table-cell>
          <table:table-cell office:value-type="string">
            <text:p>T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INC</text:p>
          </table:table-cell>
          <table:table-cell table:style-name="ce169" office:value-type="float" office:value="644055">
            <text:p>644055</text:p>
          </table:table-cell>
          <table:table-cell office:value-type="string">
            <text:p>UPS-SCS ULUSLARARASI NAKLIYAT LTD. STI.</text:p>
          </table:table-cell>
          <table:table-cell office:value-type="string">
            <text:p>HURRIYET MH. 19.SK NO:1</text:p>
          </table:table-cell>
          <table:table-cell office:value-type="string">
            <text:p>ADANA</text:p>
          </table:table-cell>
          <table:table-cell office:value-type="string">
            <text:p>01680</text:p>
          </table:table-cell>
          <table:table-cell office:value-type="string">
            <text:p>TURKEY</text:p>
          </table:table-cell>
          <table:table-cell office:value-type="string">
            <text:p>T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ISB</text:p>
          </table:table-cell>
          <table:table-cell table:style-name="ce169" office:value-type="float" office:value="644056">
            <text:p>644056</text:p>
          </table:table-cell>
          <table:table-cell office:value-type="string">
            <text:p>UPS SCS ISTANBUL AIRPORT</text:p>
          </table:table-cell>
          <table:table-cell office:value-type="string">
            <text:p>ATATURK HAVALIMANI YESİLKOY</text:p>
          </table:table-cell>
          <table:table-cell office:value-type="string">
            <text:p>ISTANBUL</text:p>
          </table:table-cell>
          <table:table-cell office:value-type="string">
            <text:p>34149</text:p>
          </table:table-cell>
          <table:table-cell office:value-type="string">
            <text:p>TURKEY</text:p>
          </table:table-cell>
          <table:table-cell office:value-type="string">
            <text:p>T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ISU</text:p>
          </table:table-cell>
          <table:table-cell table:style-name="ce169" office:value-type="float" office:value="644057">
            <text:p>644057</text:p>
          </table:table-cell>
          <table:table-cell office:value-type="string">
            <text:p>UPS ISTANBUL MAHMUTBEY HUB</text:p>
          </table:table-cell>
          <table:table-cell office:value-type="string">
            <text:p>KUCUK HALKALI CD. NO:14 BAGCILAR</text:p>
          </table:table-cell>
          <table:table-cell office:value-type="string">
            <text:p>ISTANBUL</text:p>
          </table:table-cell>
          <table:table-cell office:value-type="string">
            <text:p>34217</text:p>
          </table:table-cell>
          <table:table-cell office:value-type="string">
            <text:p>TURKEY</text:p>
          </table:table-cell>
          <table:table-cell office:value-type="string">
            <text:p>T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ITA</text:p>
          </table:table-cell>
          <table:table-cell table:style-name="ce169" office:value-type="float" office:value="644058">
            <text:p>644058</text:p>
          </table:table-cell>
          <table:table-cell office:value-type="string">
            <text:p>UPS ISTANBUL GUNESLI</text:p>
          </table:table-cell>
          <table:table-cell office:value-type="string">
            <text:p>EVREN MH. BAHAR CD. NO: 6/1 B BLK</text:p>
          </table:table-cell>
          <table:table-cell office:value-type="string">
            <text:p>ISTANBUL</text:p>
          </table:table-cell>
          <table:table-cell office:value-type="string">
            <text:p>34212</text:p>
          </table:table-cell>
          <table:table-cell office:value-type="string">
            <text:p>TURKEY</text:p>
          </table:table-cell>
          <table:table-cell office:value-type="string">
            <text:p>T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ITB</text:p>
          </table:table-cell>
          <table:table-cell table:style-name="ce169" office:value-type="float" office:value="644059">
            <text:p>644059</text:p>
          </table:table-cell>
          <table:table-cell office:value-type="string">
            <text:p>UPS ISTANBUL SULTANAHMET</text:p>
          </table:table-cell>
          <table:table-cell office:value-type="string">
            <text:p>AKBURCAK SK. NO:16 SULTANAHMET</text:p>
          </table:table-cell>
          <table:table-cell office:value-type="string">
            <text:p>ISTANBUL</text:p>
          </table:table-cell>
          <table:table-cell office:value-type="string">
            <text:p>34122</text:p>
          </table:table-cell>
          <table:table-cell office:value-type="string">
            <text:p>TURKEY</text:p>
          </table:table-cell>
          <table:table-cell office:value-type="string">
            <text:p>T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ITN</text:p>
          </table:table-cell>
          <table:table-cell table:style-name="ce169" office:value-type="float" office:value="644060">
            <text:p>644060</text:p>
          </table:table-cell>
          <table:table-cell office:value-type="string">
            <text:p>UPS SCS ISTANBUL WH</text:p>
          </table:table-cell>
          <table:table-cell office:value-type="string">
            <text:p>MALAZGİRT CD. NO: 1 SEFAKOY</text:p>
          </table:table-cell>
          <table:table-cell office:value-type="string">
            <text:p>ISTANBUL</text:p>
          </table:table-cell>
          <table:table-cell office:value-type="string">
            <text:p>34295</text:p>
          </table:table-cell>
          <table:table-cell office:value-type="string">
            <text:p>TURKEY</text:p>
          </table:table-cell>
          <table:table-cell office:value-type="string">
            <text:p>T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IZI</text:p>
          </table:table-cell>
          <table:table-cell table:style-name="ce169" office:value-type="float" office:value="644061">
            <text:p>644061</text:p>
          </table:table-cell>
          <table:table-cell office:value-type="string">
            <text:p>UPS IZMIR</text:p>
          </table:table-cell>
          <table:table-cell office:value-type="string">
            <text:p>SANAYI CD. NO:49 BORNOVA</text:p>
          </table:table-cell>
          <table:table-cell office:value-type="string">
            <text:p>IZMIR</text:p>
          </table:table-cell>
          <table:table-cell office:value-type="string">
            <text:p>35040</text:p>
          </table:table-cell>
          <table:table-cell office:value-type="string">
            <text:p>TURKEY</text:p>
          </table:table-cell>
          <table:table-cell office:value-type="string">
            <text:p>T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IZR</text:p>
          </table:table-cell>
          <table:table-cell table:style-name="ce169" office:value-type="float" office:value="644062">
            <text:p>644062</text:p>
          </table:table-cell>
          <table:table-cell office:value-type="string">
            <text:p>UPS IZMIR AIRPORT</text:p>
          </table:table-cell>
          <table:table-cell office:value-type="string">
            <text:p>ADNAN MERNDERES H.LİMANI G.EMİR</text:p>
          </table:table-cell>
          <table:table-cell office:value-type="string">
            <text:p>IZMIR</text:p>
          </table:table-cell>
          <table:table-cell office:value-type="string">
            <text:p>35140</text:p>
          </table:table-cell>
          <table:table-cell office:value-type="string">
            <text:p>TURKEY</text:p>
          </table:table-cell>
          <table:table-cell office:value-type="string">
            <text:p>T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KAY</text:p>
          </table:table-cell>
          <table:table-cell table:style-name="ce169" office:value-type="float" office:value="644063">
            <text:p>644063</text:p>
          </table:table-cell>
          <table:table-cell office:value-type="string">
            <text:p>UPS KAYSERI</text:p>
          </table:table-cell>
          <table:table-cell office:value-type="string">
            <text:p>ORG.SAN.BOL 14.CD.NO:56NM.GAZİ</text:p>
          </table:table-cell>
          <table:table-cell office:value-type="string">
            <text:p>KAYSERI</text:p>
          </table:table-cell>
          <table:table-cell office:value-type="string">
            <text:p>38070</text:p>
          </table:table-cell>
          <table:table-cell office:value-type="string">
            <text:p>TURKEY</text:p>
          </table:table-cell>
          <table:table-cell office:value-type="string">
            <text:p>T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KOC</text:p>
          </table:table-cell>
          <table:table-cell table:style-name="ce169" office:value-type="float" office:value="644065">
            <text:p>644065</text:p>
          </table:table-cell>
          <table:table-cell office:value-type="string">
            <text:p>UPS KOCAELI</text:p>
          </table:table-cell>
          <table:table-cell office:value-type="string">
            <text:p>SEPETLİ PINAR MH. BAGDAT CD. No:13</text:p>
          </table:table-cell>
          <table:table-cell office:value-type="string">
            <text:p>KOCAELI</text:p>
          </table:table-cell>
          <table:table-cell office:value-type="string">
            <text:p>41650</text:p>
          </table:table-cell>
          <table:table-cell office:value-type="string">
            <text:p>TURKEY</text:p>
          </table:table-cell>
          <table:table-cell office:value-type="string">
            <text:p>T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KON</text:p>
          </table:table-cell>
          <table:table-cell table:style-name="ce169" office:value-type="float" office:value="644066">
            <text:p>644066</text:p>
          </table:table-cell>
          <table:table-cell office:value-type="string">
            <text:p>UPS KONYA</text:p>
          </table:table-cell>
          <table:table-cell office:value-type="string">
            <text:p>BUSAN ORG.SAN.BOL <text:s/>5SK NO:22 KARATAY</text:p>
          </table:table-cell>
          <table:table-cell office:value-type="string">
            <text:p>KONYA</text:p>
          </table:table-cell>
          <table:table-cell office:value-type="string">
            <text:p>42100</text:p>
          </table:table-cell>
          <table:table-cell office:value-type="string">
            <text:p>TURKEY</text:p>
          </table:table-cell>
          <table:table-cell office:value-type="string">
            <text:p>T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MES</text:p>
          </table:table-cell>
          <table:table-cell table:style-name="ce169" office:value-type="float" office:value="644067">
            <text:p>644067</text:p>
          </table:table-cell>
          <table:table-cell office:value-type="string">
            <text:p>UPS MERSIN</text:p>
          </table:table-cell>
          <table:table-cell office:value-type="string">
            <text:p>YENİ GIDA TOPTANCILAR SİT. F.BLK N:114</text:p>
          </table:table-cell>
          <table:table-cell office:value-type="string">
            <text:p>MERSIN</text:p>
          </table:table-cell>
          <table:table-cell office:value-type="string">
            <text:p>33300</text:p>
          </table:table-cell>
          <table:table-cell office:value-type="string">
            <text:p>TURKEY</text:p>
          </table:table-cell>
          <table:table-cell office:value-type="string">
            <text:p>T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SAM</text:p>
          </table:table-cell>
          <table:table-cell table:style-name="ce169" office:value-type="float" office:value="644068">
            <text:p>644068</text:p>
          </table:table-cell>
          <table:table-cell office:value-type="string">
            <text:p>UPS SAMSUN</text:p>
          </table:table-cell>
          <table:table-cell office:value-type="string">
            <text:p>19 MAYIS SAN.SİT 67.SK KUTLUKENT</text:p>
          </table:table-cell>
          <table:table-cell office:value-type="string">
            <text:p>SAMSUN</text:p>
          </table:table-cell>
          <table:table-cell office:value-type="string">
            <text:p>55360</text:p>
          </table:table-cell>
          <table:table-cell office:value-type="string">
            <text:p>TURKEY</text:p>
          </table:table-cell>
          <table:table-cell office:value-type="string">
            <text:p>T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TEK</text:p>
          </table:table-cell>
          <table:table-cell table:style-name="ce169" office:value-type="float" office:value="644069">
            <text:p>644069</text:p>
          </table:table-cell>
          <table:table-cell office:value-type="string">
            <text:p>UPS CORLU</text:p>
          </table:table-cell>
          <table:table-cell office:value-type="string">
            <text:p>VELİ MESE ORG.SAN. BOL NO:90</text:p>
          </table:table-cell>
          <table:table-cell office:value-type="string">
            <text:p>TEKIRDAG</text:p>
          </table:table-cell>
          <table:table-cell office:value-type="string">
            <text:p>59860</text:p>
          </table:table-cell>
          <table:table-cell office:value-type="string">
            <text:p>TURKEY</text:p>
          </table:table-cell>
          <table:table-cell office:value-type="string">
            <text:p>T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TOK</text:p>
          </table:table-cell>
          <table:table-cell table:style-name="ce169" office:value-type="float" office:value="644070">
            <text:p>644070</text:p>
          </table:table-cell>
          <table:table-cell office:value-type="string">
            <text:p>UPS HQ</text:p>
          </table:table-cell>
          <table:table-cell office:value-type="string">
            <text:p>AMBARLAR CD NO:87 ZEYTINBURNU</text:p>
          </table:table-cell>
          <table:table-cell office:value-type="string">
            <text:p>ISTANBUL</text:p>
          </table:table-cell>
          <table:table-cell office:value-type="string">
            <text:p>34015</text:p>
          </table:table-cell>
          <table:table-cell office:value-type="string">
            <text:p>TURKEY</text:p>
          </table:table-cell>
          <table:table-cell office:value-type="string">
            <text:p>T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TRA</text:p>
          </table:table-cell>
          <table:table-cell table:style-name="ce169" office:value-type="float" office:value="644071">
            <text:p>644071</text:p>
          </table:table-cell>
          <table:table-cell office:value-type="string">
            <text:p>UPS TRABZON</text:p>
          </table:table-cell>
          <table:table-cell office:value-type="string">
            <text:p>AYAKKABICILAR SAN. SİT B BLK. NO:2</text:p>
          </table:table-cell>
          <table:table-cell office:value-type="string">
            <text:p>TRABZON</text:p>
          </table:table-cell>
          <table:table-cell office:value-type="string">
            <text:p>61100</text:p>
          </table:table-cell>
          <table:table-cell office:value-type="string">
            <text:p>TURKEY</text:p>
          </table:table-cell>
          <table:table-cell office:value-type="string">
            <text:p>T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RZMI</text:p>
          </table:table-cell>
          <table:table-cell table:style-name="ce169" office:value-type="float" office:value="644072">
            <text:p>644072</text:p>
          </table:table-cell>
          <table:table-cell office:value-type="string">
            <text:p>SCS BRANCH OFFICE</text:p>
          </table:table-cell>
          <table:table-cell/>
          <table:table-cell office:value-type="string">
            <text:p>IZMIR</text:p>
          </table:table-cell>
          <table:table-cell office:value-type="string">
            <text:p>35220</text:p>
          </table:table-cell>
          <table:table-cell office:value-type="string">
            <text:p>TURKEY</text:p>
          </table:table-cell>
          <table:table-cell office:value-type="string">
            <text:p>TR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UAIEV</text:p>
          </table:table-cell>
          <table:table-cell table:style-name="ce169" office:value-type="float" office:value="644073">
            <text:p>644073</text:p>
          </table:table-cell>
          <table:table-cell office:value-type="string">
            <text:p>UPS Kiev Ukraine</text:p>
          </table:table-cell>
          <table:table-cell office:value-type="string">
            <text:p>14/24, KLOVSKY UZVIZ <text:s text:c="4"/></text:p>
          </table:table-cell>
          <table:table-cell office:value-type="string">
            <text:p>KIEV <text:s text:c="25"/></text:p>
          </table:table-cell>
          <table:table-cell office:value-type="string">
            <text:p>1021</text:p>
          </table:table-cell>
          <table:table-cell office:value-type="string">
            <text:p>UKRAINE</text:p>
          </table:table-cell>
          <table:table-cell office:value-type="string">
            <text:p>UA</text:p>
          </table:table-cell>
          <table:table-cell table:number-columns-repeated="1015"/>
        </table:table-row>
        <table:table-row table:style-name="ro1" table:number-rows-repeated="104823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>
        <table:named-expression table:name="DamovoSiteID" table:base-cell-address="$Incident.$A$1" table:expression="'damovo side id - mnemoric code'!#ref!"/>
        <table:named-range table:name="Mnemoric" table:base-cell-address="$Incident.$A$1" table:cell-range-address="$'Damovo Side ID - Mnemoric Code'.$B$5:.$B$336"/>
      </table:named-expressions>
      <table:database-ranges>
        <table:database-range table:name="_xlnm._FilterDatabase" table:target-range-address="Incident.A14:Incident.D19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 2" svg:font-family="'Wingdings 2'" style:font-family-generic="roman" style:font-pitch="variable" style:font-charset="x-symbol"/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000" number:language="de" number:country="DE">
      <number:number number:min-integer-digits="1"/>
    </number:number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2_20_2" style:display-name="Normal 2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4" style:display-name="Normal 4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.401cm" fo:margin-right="1.3cm" style:print-page-order="ttb" style:first-page-number="continue" style:scale-to-X="1" style:scale-to-Y="1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20.08.2015</text:date>, <text:time>11:51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Incident" style:display-name="PageStyle_Incid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C" style:display-name="PageStyle_MA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movo_20_Side_20_ID_20_-_20_Mnemoric_20_Code" style:display-name="PageStyle_Damovo Side ID - Mnemoric Cod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738" meta:object-count="3"/>
    <meta:generator>OpenOffice/4.1.1$Win32 OpenOffice.org_project/411m6$Build-9775</meta:generator>
  </office:meta>
</office:document-meta>
</file>